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9a4a11"/>
    </style:style>
    <style:style style:name="P4" style:family="paragraph" style:parent-style-name="Text_20_body">
      <style:text-properties officeooo:rsid="000edffa" officeooo:paragraph-rsid="00e52cc4"/>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rsid="001f36f9" officeooo:paragraph-rsid="001f36f9"/>
    </style:style>
    <style:style style:name="P8" style:family="paragraph" style:parent-style-name="Text_20_body">
      <style:text-properties officeooo:rsid="001f36f9" officeooo:paragraph-rsid="00a497df"/>
    </style:style>
    <style:style style:name="P9" style:family="paragraph" style:parent-style-name="Text_20_body">
      <style:text-properties officeooo:paragraph-rsid="00310941"/>
    </style:style>
    <style:style style:name="P10" style:family="paragraph" style:parent-style-name="Text_20_body">
      <style:text-properties fo:font-variant="normal" fo:text-transform="none" fo:color="#000000" loext:opacity="100%" style:font-name="Arial" fo:letter-spacing="normal" fo:font-style="normal" fo:font-weight="normal" officeooo:rsid="003bfc67" officeooo:paragraph-rsid="003c9ab0"/>
    </style:style>
    <style:style style:name="P11" style:family="paragraph" style:parent-style-name="Text_20_body">
      <style:text-properties fo:font-variant="normal" fo:text-transform="none" fo:color="#000000" loext:opacity="100%" style:font-name="Arial" fo:letter-spacing="normal" fo:font-style="normal" fo:font-weight="normal" officeooo:rsid="0037bea0" officeooo:paragraph-rsid="0037bea0"/>
    </style:style>
    <style:style style:name="P12" style:family="paragraph" style:parent-style-name="Text_20_body">
      <style:text-properties fo:font-variant="normal" fo:text-transform="none" fo:color="#000000" loext:opacity="100%" style:font-name="Arial" fo:letter-spacing="normal" fo:font-style="normal" fo:font-weight="normal" officeooo:paragraph-rsid="00c925f4"/>
    </style:style>
    <style:style style:name="P13"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14" style:family="paragraph" style:parent-style-name="Text_20_body">
      <style:text-properties fo:font-variant="normal" fo:text-transform="none" fo:color="#000000" loext:opacity="100%" style:font-name="Arial" fo:letter-spacing="normal" fo:font-style="normal" fo:font-weight="normal" officeooo:rsid="00e42485" officeooo:paragraph-rsid="00e42485" style:font-weight-asian="normal" style:font-weight-complex="normal"/>
    </style:style>
    <style:style style:name="P15" style:family="paragraph" style:parent-style-name="Text_20_body">
      <style:text-properties officeooo:rsid="00355b33" officeooo:paragraph-rsid="0035ea9a"/>
    </style:style>
    <style:style style:name="P16" style:family="paragraph" style:parent-style-name="Text_20_body">
      <style:text-properties officeooo:rsid="00355b33" officeooo:paragraph-rsid="00355b33"/>
    </style:style>
    <style:style style:name="P17" style:family="paragraph" style:parent-style-name="Text_20_body">
      <style:text-properties officeooo:paragraph-rsid="0035ea9a"/>
    </style:style>
    <style:style style:name="P18" style:family="paragraph" style:parent-style-name="Text_20_body">
      <style:text-properties officeooo:rsid="003a7d17" officeooo:paragraph-rsid="003a7d17"/>
    </style:style>
    <style:style style:name="P19" style:family="paragraph" style:parent-style-name="Text_20_body">
      <style:text-properties officeooo:rsid="003bba5b" officeooo:paragraph-rsid="003bba5b"/>
    </style:style>
    <style:style style:name="P20" style:family="paragraph" style:parent-style-name="Text_20_body">
      <style:text-properties officeooo:rsid="0043263a" officeooo:paragraph-rsid="0043263a"/>
    </style:style>
    <style:style style:name="P21" style:family="paragraph" style:parent-style-name="Text_20_body">
      <style:text-properties officeooo:rsid="00462b2a" officeooo:paragraph-rsid="00462b2a"/>
    </style:style>
    <style:style style:name="P22" style:family="paragraph" style:parent-style-name="Text_20_body">
      <style:text-properties officeooo:rsid="0046f0ae" officeooo:paragraph-rsid="0046f0ae"/>
    </style:style>
    <style:style style:name="P23" style:family="paragraph" style:parent-style-name="Text_20_body">
      <style:text-properties officeooo:paragraph-rsid="0055a941"/>
    </style:style>
    <style:style style:name="P24" style:family="paragraph" style:parent-style-name="Text_20_body">
      <style:text-properties officeooo:rsid="002a36ad" officeooo:paragraph-rsid="002a36ad"/>
    </style:style>
    <style:style style:name="P25" style:family="paragraph" style:parent-style-name="Text_20_body">
      <style:text-properties officeooo:paragraph-rsid="00682aad"/>
    </style:style>
    <style:style style:name="P26" style:family="paragraph" style:parent-style-name="Text_20_body">
      <style:text-properties officeooo:rsid="0069abba" officeooo:paragraph-rsid="0069abba"/>
    </style:style>
    <style:style style:name="P27" style:family="paragraph" style:parent-style-name="Text_20_body">
      <style:text-properties officeooo:rsid="006bde68" officeooo:paragraph-rsid="006bde68"/>
    </style:style>
    <style:style style:name="P28" style:family="paragraph" style:parent-style-name="Text_20_body">
      <style:text-properties officeooo:rsid="006bde68" officeooo:paragraph-rsid="00ffc4a3"/>
    </style:style>
    <style:style style:name="P29" style:family="paragraph" style:parent-style-name="Text_20_body">
      <style:text-properties officeooo:rsid="006bde68" officeooo:paragraph-rsid="0103a50f"/>
    </style:style>
    <style:style style:name="P30" style:family="paragraph" style:parent-style-name="Text_20_body">
      <style:text-properties officeooo:rsid="006bde68" officeooo:paragraph-rsid="0108d6ad"/>
    </style:style>
    <style:style style:name="P31" style:family="paragraph" style:parent-style-name="Text_20_body">
      <style:text-properties officeooo:rsid="006bde68" officeooo:paragraph-rsid="0109704c"/>
    </style:style>
    <style:style style:name="P32" style:family="paragraph" style:parent-style-name="Text_20_body">
      <style:text-properties officeooo:rsid="006fac24" officeooo:paragraph-rsid="006fac24"/>
    </style:style>
    <style:style style:name="P33" style:family="paragraph" style:parent-style-name="Text_20_body">
      <style:text-properties officeooo:rsid="0070f970" officeooo:paragraph-rsid="0070f970"/>
    </style:style>
    <style:style style:name="P34" style:family="paragraph" style:parent-style-name="Text_20_body">
      <style:text-properties officeooo:rsid="0070f970" officeooo:paragraph-rsid="0074886c"/>
    </style:style>
    <style:style style:name="P35" style:family="paragraph" style:parent-style-name="Text_20_body">
      <style:text-properties officeooo:rsid="0070f970" officeooo:paragraph-rsid="0076002b"/>
    </style:style>
    <style:style style:name="P36" style:family="paragraph" style:parent-style-name="Text_20_body">
      <style:text-properties officeooo:rsid="0070f970" officeooo:paragraph-rsid="0141f14e"/>
    </style:style>
    <style:style style:name="P37" style:family="paragraph" style:parent-style-name="Text_20_body">
      <style:text-properties officeooo:paragraph-rsid="0072a948"/>
    </style:style>
    <style:style style:name="P38" style:family="paragraph" style:parent-style-name="Text_20_body">
      <style:text-properties officeooo:rsid="00737985" officeooo:paragraph-rsid="00737985"/>
    </style:style>
    <style:style style:name="P39" style:family="paragraph" style:parent-style-name="Text_20_body">
      <style:text-properties officeooo:paragraph-rsid="0074886c"/>
    </style:style>
    <style:style style:name="P40" style:family="paragraph" style:parent-style-name="Text_20_body">
      <style:text-properties officeooo:rsid="00751d45" officeooo:paragraph-rsid="00751d45"/>
    </style:style>
    <style:style style:name="P41" style:family="paragraph" style:parent-style-name="Text_20_body">
      <style:text-properties officeooo:rsid="00751d45" officeooo:paragraph-rsid="0076002b"/>
    </style:style>
    <style:style style:name="P42" style:family="paragraph" style:parent-style-name="Text_20_body">
      <style:text-properties officeooo:rsid="00751d45" officeooo:paragraph-rsid="0141f14e"/>
    </style:style>
    <style:style style:name="P43" style:family="paragraph" style:parent-style-name="Text_20_body">
      <style:text-properties officeooo:paragraph-rsid="0076002b"/>
    </style:style>
    <style:style style:name="P44" style:family="paragraph" style:parent-style-name="Text_20_body">
      <style:text-properties officeooo:rsid="0078d708" officeooo:paragraph-rsid="0078d708"/>
    </style:style>
    <style:style style:name="P45" style:family="paragraph" style:parent-style-name="Text_20_body">
      <style:text-properties officeooo:rsid="0078d708" officeooo:paragraph-rsid="0082236c"/>
    </style:style>
    <style:style style:name="P46" style:family="paragraph" style:parent-style-name="Text_20_body">
      <style:text-properties officeooo:rsid="0078d708" officeooo:paragraph-rsid="0086d25a"/>
    </style:style>
    <style:style style:name="P47" style:family="paragraph" style:parent-style-name="Text_20_body">
      <style:text-properties officeooo:rsid="0078d708" officeooo:paragraph-rsid="0090ade7"/>
    </style:style>
    <style:style style:name="P48" style:family="paragraph" style:parent-style-name="Text_20_body">
      <style:text-properties officeooo:paragraph-rsid="0090221a"/>
    </style:style>
    <style:style style:name="P49" style:family="paragraph" style:parent-style-name="Text_20_body">
      <style:text-properties officeooo:paragraph-rsid="009d010b"/>
    </style:style>
    <style:style style:name="P50" style:family="paragraph" style:parent-style-name="Text_20_body">
      <style:text-properties officeooo:paragraph-rsid="00a497df"/>
    </style:style>
    <style:style style:name="P51" style:family="paragraph" style:parent-style-name="Text_20_body">
      <style:text-properties officeooo:paragraph-rsid="00a87b65"/>
    </style:style>
    <style:style style:name="P52" style:family="paragraph" style:parent-style-name="Text_20_body">
      <style:text-properties officeooo:rsid="00abf805" officeooo:paragraph-rsid="00abf805"/>
    </style:style>
    <style:style style:name="P53" style:family="paragraph" style:parent-style-name="Text_20_body">
      <style:text-properties officeooo:rsid="00db5ee8" officeooo:paragraph-rsid="00db5ee8"/>
    </style:style>
    <style:style style:name="P54" style:family="paragraph" style:parent-style-name="Text_20_body">
      <style:text-properties officeooo:rsid="00dbdca3" officeooo:paragraph-rsid="00dbdca3"/>
    </style:style>
    <style:style style:name="P55" style:family="paragraph" style:parent-style-name="Text_20_body">
      <style:text-properties officeooo:rsid="00dbf747" officeooo:paragraph-rsid="00dbf747"/>
    </style:style>
    <style:style style:name="P56" style:family="paragraph" style:parent-style-name="Text_20_body">
      <style:text-properties officeooo:rsid="00dd74e7" officeooo:paragraph-rsid="00dd74e7"/>
    </style:style>
    <style:style style:name="P57" style:family="paragraph" style:parent-style-name="Text_20_body">
      <style:text-properties officeooo:rsid="00e2633e" officeooo:paragraph-rsid="00e2633e"/>
    </style:style>
    <style:style style:name="P58" style:family="paragraph" style:parent-style-name="Text_20_body">
      <style:text-properties officeooo:rsid="00e2cce6" officeooo:paragraph-rsid="00e2cce6"/>
    </style:style>
    <style:style style:name="P59" style:family="paragraph" style:parent-style-name="Text_20_body">
      <style:text-properties fo:font-weight="normal" officeooo:rsid="00e2cce6" officeooo:paragraph-rsid="00e42485" style:font-weight-asian="normal" style:font-weight-complex="normal"/>
    </style:style>
    <style:style style:name="P60" style:family="paragraph" style:parent-style-name="Text_20_body">
      <style:text-properties officeooo:rsid="00e61ac5" officeooo:paragraph-rsid="00e61ac5"/>
    </style:style>
    <style:style style:name="P61" style:family="paragraph" style:parent-style-name="Text_20_body">
      <style:text-properties officeooo:rsid="00e70782" officeooo:paragraph-rsid="00e70782"/>
    </style:style>
    <style:style style:name="P62" style:family="paragraph" style:parent-style-name="Text_20_body">
      <style:text-properties officeooo:paragraph-rsid="00e70782"/>
    </style:style>
    <style:style style:name="P63" style:family="paragraph" style:parent-style-name="Text_20_body">
      <style:text-properties officeooo:rsid="00edbbd3" officeooo:paragraph-rsid="00edbbd3"/>
    </style:style>
    <style:style style:name="P64" style:family="paragraph" style:parent-style-name="Text_20_body">
      <style:text-properties officeooo:rsid="00ef7bec" officeooo:paragraph-rsid="00ef7bec"/>
    </style:style>
    <style:style style:name="P65" style:family="paragraph" style:parent-style-name="Text_20_body">
      <style:text-properties officeooo:paragraph-rsid="00f8d17e"/>
    </style:style>
    <style:style style:name="P66" style:family="paragraph" style:parent-style-name="Text_20_body">
      <style:text-properties officeooo:rsid="00fad217" officeooo:paragraph-rsid="00fad217"/>
    </style:style>
    <style:style style:name="P67" style:family="paragraph" style:parent-style-name="Text_20_body">
      <style:text-properties officeooo:rsid="000d8a44" officeooo:paragraph-rsid="000d8a44"/>
    </style:style>
    <style:style style:name="P68" style:family="paragraph" style:parent-style-name="Text_20_body">
      <style:text-properties officeooo:rsid="000d8a44" officeooo:paragraph-rsid="00fef3d7"/>
    </style:style>
    <style:style style:name="P69" style:family="paragraph" style:parent-style-name="Text_20_body">
      <style:text-properties officeooo:paragraph-rsid="0101a1be"/>
    </style:style>
    <style:style style:name="P70" style:family="paragraph" style:parent-style-name="Text_20_body">
      <style:text-properties officeooo:paragraph-rsid="0101a90c"/>
    </style:style>
    <style:style style:name="P71" style:family="paragraph" style:parent-style-name="Text_20_body">
      <style:text-properties officeooo:paragraph-rsid="0103a50f"/>
    </style:style>
    <style:style style:name="P72" style:family="paragraph" style:parent-style-name="Text_20_body">
      <style:text-properties officeooo:paragraph-rsid="0108d6ad"/>
    </style:style>
    <style:style style:name="P73" style:family="paragraph" style:parent-style-name="Text_20_body">
      <style:text-properties officeooo:paragraph-rsid="0109704c"/>
    </style:style>
    <style:style style:name="P74" style:family="paragraph" style:parent-style-name="Text_20_body">
      <style:text-properties officeooo:paragraph-rsid="00462b2a"/>
    </style:style>
    <style:style style:name="P75" style:family="paragraph" style:parent-style-name="Text_20_body">
      <style:text-properties officeooo:rsid="010f9d67" officeooo:paragraph-rsid="010f9d67"/>
    </style:style>
    <style:style style:name="P76" style:family="paragraph" style:parent-style-name="Text_20_body">
      <style:text-properties officeooo:rsid="0116e95e" officeooo:paragraph-rsid="0116e95e"/>
    </style:style>
    <style:style style:name="P77" style:family="paragraph" style:parent-style-name="Text_20_body">
      <style:text-properties officeooo:rsid="00ef0ee6" officeooo:paragraph-rsid="00ef0ee6"/>
    </style:style>
    <style:style style:name="P78" style:family="paragraph" style:parent-style-name="Text_20_body">
      <style:text-properties officeooo:rsid="0125689f" officeooo:paragraph-rsid="0125689f"/>
    </style:style>
    <style:style style:name="P79" style:family="paragraph" style:parent-style-name="Text_20_body">
      <style:text-properties officeooo:rsid="012c22cd" officeooo:paragraph-rsid="012c22cd"/>
    </style:style>
    <style:style style:name="P80" style:family="paragraph" style:parent-style-name="Text_20_body">
      <style:text-properties officeooo:rsid="012d85bb" officeooo:paragraph-rsid="012d85bb"/>
    </style:style>
    <style:style style:name="P81" style:family="paragraph" style:parent-style-name="Text_20_body">
      <style:text-properties officeooo:paragraph-rsid="0070f970"/>
    </style:style>
    <style:style style:name="P82" style:family="paragraph" style:parent-style-name="Text_20_body">
      <style:text-properties officeooo:rsid="013a3ef7" officeooo:paragraph-rsid="013a3ef7"/>
    </style:style>
    <style:style style:name="P83" style:family="paragraph" style:parent-style-name="Text_20_body">
      <style:text-properties officeooo:rsid="01648977" officeooo:paragraph-rsid="01648977"/>
    </style:style>
    <style:style style:name="P84" style:family="paragraph" style:parent-style-name="Text_20_body">
      <style:text-properties officeooo:rsid="0165d5b8" officeooo:paragraph-rsid="0165d5b8"/>
    </style:style>
    <style:style style:name="P85" style:family="paragraph" style:parent-style-name="Text_20_body">
      <style:text-properties officeooo:rsid="01671134" officeooo:paragraph-rsid="01671134"/>
    </style:style>
    <style:style style:name="P86" style:family="paragraph" style:parent-style-name="Text_20_body">
      <style:text-properties officeooo:rsid="01685c3c" officeooo:paragraph-rsid="01685c3c"/>
    </style:style>
    <style:style style:name="P87" style:family="paragraph" style:parent-style-name="Text_20_body">
      <style:text-properties officeooo:paragraph-rsid="01671134"/>
    </style:style>
    <style:style style:name="P88" style:family="paragraph" style:parent-style-name="Text_20_body">
      <style:text-properties officeooo:rsid="0168e701" officeooo:paragraph-rsid="0168e701"/>
    </style:style>
    <style:style style:name="P89"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90" style:family="paragraph" style:parent-style-name="Text_20_body">
      <style:paragraph-properties fo:margin-left="0cm" fo:margin-right="0cm" fo:text-indent="0cm" style:auto-text-indent="false"/>
      <style:text-properties officeooo:rsid="007a2e4c" officeooo:paragraph-rsid="007a2e4c"/>
    </style:style>
    <style:style style:name="P91" style:family="paragraph" style:parent-style-name="Text_20_body">
      <style:paragraph-properties fo:margin-left="0cm" fo:margin-right="0cm" fo:text-indent="0cm" style:auto-text-indent="false"/>
      <style:text-properties officeooo:rsid="007be835" officeooo:paragraph-rsid="007be835"/>
    </style:style>
    <style:style style:name="P92" style:family="paragraph" style:parent-style-name="Text_20_body">
      <style:paragraph-properties fo:margin-left="0cm" fo:margin-right="0cm" fo:text-indent="0cm" style:auto-text-indent="false"/>
      <style:text-properties officeooo:rsid="007bf1ca" officeooo:paragraph-rsid="007bf1ca"/>
    </style:style>
    <style:style style:name="P93" style:family="paragraph" style:parent-style-name="Text_20_body">
      <style:paragraph-properties fo:margin-left="0cm" fo:margin-right="0cm" fo:text-indent="0cm" style:auto-text-indent="false"/>
      <style:text-properties officeooo:rsid="007bf1ca" officeooo:paragraph-rsid="00840f45"/>
    </style:style>
    <style:style style:name="P94" style:family="paragraph" style:parent-style-name="Text_20_body">
      <style:paragraph-properties fo:margin-left="0cm" fo:margin-right="0cm" fo:text-indent="0cm" style:auto-text-indent="false"/>
      <style:text-properties officeooo:rsid="007bf1ca" officeooo:paragraph-rsid="0095d3c8"/>
    </style:style>
    <style:style style:name="P95" style:family="paragraph" style:parent-style-name="Text_20_body">
      <style:paragraph-properties fo:margin-left="0cm" fo:margin-right="0cm" fo:text-indent="0cm" style:auto-text-indent="false"/>
      <style:text-properties officeooo:paragraph-rsid="0079f929"/>
    </style:style>
    <style:style style:name="P96"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9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9"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0" style:family="paragraph" style:parent-style-name="Text_20_body">
      <style:paragraph-properties fo:margin-left="0cm" fo:margin-right="0cm" fo:text-indent="0cm" style:auto-text-indent="false"/>
      <style:text-properties officeooo:rsid="0086d25a" officeooo:paragraph-rsid="0086d25a"/>
    </style:style>
    <style:style style:name="P101" style:family="paragraph" style:parent-style-name="Text_20_body">
      <style:paragraph-properties fo:margin-left="0cm" fo:margin-right="0cm" fo:text-indent="0cm" style:auto-text-indent="false"/>
      <style:text-properties officeooo:rsid="00920234" officeooo:paragraph-rsid="00920234"/>
    </style:style>
    <style:style style:name="P102" style:family="paragraph" style:parent-style-name="Text_20_body">
      <style:paragraph-properties fo:margin-left="0cm" fo:margin-right="0cm" fo:text-indent="0cm" style:auto-text-indent="false"/>
      <style:text-properties officeooo:rsid="009d010b" officeooo:paragraph-rsid="009d010b"/>
    </style:style>
    <style:style style:name="P103" style:family="paragraph" style:parent-style-name="Text_20_body">
      <style:paragraph-properties fo:margin-left="0cm" fo:margin-right="0cm" fo:text-indent="0cm" style:auto-text-indent="false"/>
      <style:text-properties officeooo:rsid="009d808b" officeooo:paragraph-rsid="009d808b"/>
    </style:style>
    <style:style style:name="P104" style:family="paragraph" style:parent-style-name="Text_20_body">
      <style:paragraph-properties fo:margin-left="0cm" fo:margin-right="0cm" fo:text-indent="0cm" style:auto-text-indent="false"/>
      <style:text-properties officeooo:paragraph-rsid="009d98bc"/>
    </style:style>
    <style:style style:name="P105" style:family="paragraph" style:parent-style-name="Text_20_body">
      <style:paragraph-properties fo:margin-left="0cm" fo:margin-right="0cm" fo:text-indent="0cm" style:auto-text-indent="false"/>
      <style:text-properties officeooo:rsid="00a9d3e9" officeooo:paragraph-rsid="00a9d3e9"/>
    </style:style>
    <style:style style:name="P106" style:family="paragraph" style:parent-style-name="Text_20_body">
      <style:paragraph-properties fo:margin-left="0cm" fo:margin-right="0cm" fo:text-indent="0cm" style:auto-text-indent="false"/>
      <style:text-properties officeooo:paragraph-rsid="00ab01fd"/>
    </style:style>
    <style:style style:name="P107" style:family="paragraph" style:parent-style-name="Text_20_body">
      <style:paragraph-properties fo:margin-left="0cm" fo:margin-right="0cm" fo:text-indent="0cm" style:auto-text-indent="false"/>
      <style:text-properties officeooo:paragraph-rsid="00e5d412"/>
    </style:style>
    <style:style style:name="P108" style:family="paragraph" style:parent-style-name="Text_20_body">
      <style:paragraph-properties fo:margin-left="0cm" fo:margin-right="0cm" fo:text-indent="0cm" style:auto-text-indent="false"/>
      <style:text-properties officeooo:rsid="00edbbd3" officeooo:paragraph-rsid="0120cd74"/>
    </style:style>
    <style:style style:name="P109" style:family="paragraph" style:parent-style-name="Text_20_body">
      <style:paragraph-properties fo:margin-left="0cm" fo:margin-right="0cm" fo:text-indent="0cm" style:auto-text-indent="false"/>
      <style:text-properties officeooo:rsid="0132524d" officeooo:paragraph-rsid="0132524d"/>
    </style:style>
    <style:style style:name="P110" style:family="paragraph" style:parent-style-name="Text_20_body">
      <style:paragraph-properties fo:margin-left="1.251cm" fo:margin-right="0cm" fo:text-indent="0cm" style:auto-text-indent="false"/>
      <style:text-properties officeooo:rsid="002a5ab4" officeooo:paragraph-rsid="002a5ab4"/>
    </style:style>
    <style:style style:name="P111" style:family="paragraph" style:parent-style-name="Text_20_body">
      <style:paragraph-properties fo:margin-left="1.251cm" fo:margin-right="0cm" fo:text-indent="0cm" style:auto-text-indent="false"/>
      <style:text-properties officeooo:rsid="004a2417" officeooo:paragraph-rsid="004a2417"/>
    </style:style>
    <style:style style:name="P112" style:family="paragraph" style:parent-style-name="Text_20_body">
      <style:paragraph-properties fo:margin-left="1.251cm" fo:margin-right="0cm" fo:text-indent="0cm" style:auto-text-indent="false"/>
      <style:text-properties officeooo:rsid="004afecb" officeooo:paragraph-rsid="004afecb"/>
    </style:style>
    <style:style style:name="P113" style:family="paragraph" style:parent-style-name="Text_20_body">
      <style:paragraph-properties fo:margin-left="1.251cm" fo:margin-right="0cm" fo:text-indent="0cm" style:auto-text-indent="false"/>
      <style:text-properties officeooo:paragraph-rsid="004cd8f9"/>
    </style:style>
    <style:style style:name="P114" style:family="paragraph" style:parent-style-name="Text_20_body">
      <style:paragraph-properties fo:margin-left="1.251cm" fo:margin-right="0cm" fo:text-indent="0cm" style:auto-text-indent="false"/>
      <style:text-properties officeooo:paragraph-rsid="005e4a44"/>
    </style:style>
    <style:style style:name="P115" style:family="paragraph" style:parent-style-name="Text_20_body">
      <style:paragraph-properties fo:margin-left="1.251cm" fo:margin-right="0cm" fo:text-indent="0cm" style:auto-text-indent="false"/>
      <style:text-properties officeooo:rsid="0078d708" officeooo:paragraph-rsid="0079f929"/>
    </style:style>
    <style:style style:name="P116" style:family="paragraph" style:parent-style-name="Text_20_body">
      <style:paragraph-properties fo:margin-left="1.251cm" fo:margin-right="0cm" fo:text-indent="0cm" style:auto-text-indent="false"/>
      <style:text-properties officeooo:rsid="0078d708" officeooo:paragraph-rsid="0082236c"/>
    </style:style>
    <style:style style:name="P117" style:family="paragraph" style:parent-style-name="Text_20_body">
      <style:paragraph-properties fo:margin-left="1.251cm" fo:margin-right="0cm" fo:text-indent="0cm" style:auto-text-indent="false"/>
      <style:text-properties officeooo:rsid="0078d708" officeooo:paragraph-rsid="0086d25a"/>
    </style:style>
    <style:style style:name="P118" style:family="paragraph" style:parent-style-name="Text_20_body">
      <style:paragraph-properties fo:margin-left="1.251cm" fo:margin-right="0cm" fo:text-indent="0cm" style:auto-text-indent="false"/>
      <style:text-properties officeooo:rsid="0078d708" officeooo:paragraph-rsid="0090ade7"/>
    </style:style>
    <style:style style:name="P119" style:family="paragraph" style:parent-style-name="Text_20_body">
      <style:paragraph-properties fo:margin-left="1.251cm" fo:margin-right="0cm" fo:text-indent="0cm" style:auto-text-indent="false"/>
      <style:text-properties officeooo:rsid="0078d708" officeooo:paragraph-rsid="0093d63b"/>
    </style:style>
    <style:style style:name="P120" style:family="paragraph" style:parent-style-name="Text_20_body">
      <style:paragraph-properties fo:margin-left="1.251cm" fo:margin-right="0cm" fo:text-indent="0cm" style:auto-text-indent="false"/>
      <style:text-properties officeooo:rsid="0078d708" officeooo:paragraph-rsid="00920234"/>
    </style:style>
    <style:style style:name="P121" style:family="paragraph" style:parent-style-name="Text_20_body">
      <style:paragraph-properties fo:margin-left="1.251cm" fo:margin-right="0cm" fo:text-indent="0cm" style:auto-text-indent="false"/>
      <style:text-properties officeooo:rsid="0078d708" officeooo:paragraph-rsid="009547ee"/>
    </style:style>
    <style:style style:name="P122" style:family="paragraph" style:parent-style-name="Text_20_body">
      <style:paragraph-properties fo:margin-left="1.251cm" fo:margin-right="0cm" fo:text-indent="0cm" style:auto-text-indent="false"/>
      <style:text-properties officeooo:rsid="0078d708" officeooo:paragraph-rsid="009d010b"/>
    </style:style>
    <style:style style:name="P123" style:family="paragraph" style:parent-style-name="Text_20_body">
      <style:paragraph-properties fo:margin-left="1.251cm" fo:margin-right="0cm" fo:text-indent="0cm" style:auto-text-indent="false"/>
      <style:text-properties officeooo:rsid="0078d708" officeooo:paragraph-rsid="008858c9"/>
    </style:style>
    <style:style style:name="P124" style:family="paragraph" style:parent-style-name="Text_20_body">
      <style:paragraph-properties fo:margin-left="1.251cm" fo:margin-right="0cm" fo:text-indent="0cm" style:auto-text-indent="false"/>
      <style:text-properties officeooo:rsid="007a2e4c" officeooo:paragraph-rsid="007a2e4c"/>
    </style:style>
    <style:style style:name="P125" style:family="paragraph" style:parent-style-name="Text_20_body">
      <style:paragraph-properties fo:margin-left="1.251cm" fo:margin-right="0cm" fo:text-indent="0cm" style:auto-text-indent="false"/>
      <style:text-properties officeooo:rsid="007a2e4c" officeooo:paragraph-rsid="007a844a"/>
    </style:style>
    <style:style style:name="P126" style:family="paragraph" style:parent-style-name="Text_20_body">
      <style:paragraph-properties fo:margin-left="1.251cm" fo:margin-right="0cm" fo:text-indent="0cm" style:auto-text-indent="false"/>
      <style:text-properties officeooo:rsid="007be835" officeooo:paragraph-rsid="007be835"/>
    </style:style>
    <style:style style:name="P127" style:family="paragraph" style:parent-style-name="Text_20_body">
      <style:paragraph-properties fo:margin-left="1.251cm" fo:margin-right="0cm" fo:text-indent="0cm" style:auto-text-indent="false"/>
      <style:text-properties officeooo:rsid="000edffa" officeooo:paragraph-rsid="0078d708"/>
    </style:style>
    <style:style style:name="P128" style:family="paragraph" style:parent-style-name="Text_20_body">
      <style:paragraph-properties fo:margin-left="1.251cm" fo:margin-right="0cm" fo:text-indent="0cm" style:auto-text-indent="false"/>
      <style:text-properties officeooo:rsid="007b06a8" officeooo:paragraph-rsid="007b06a8"/>
    </style:style>
    <style:style style:name="P129" style:family="paragraph" style:parent-style-name="Text_20_body">
      <style:paragraph-properties fo:margin-left="1.251cm" fo:margin-right="0cm" fo:text-indent="0cm" style:auto-text-indent="false"/>
      <style:text-properties officeooo:paragraph-rsid="008d108b"/>
    </style:style>
    <style:style style:name="P130" style:family="paragraph" style:parent-style-name="Text_20_body">
      <style:paragraph-properties fo:margin-left="1.251cm" fo:margin-right="0cm" fo:text-indent="0cm" style:auto-text-indent="false"/>
      <style:text-properties officeooo:paragraph-rsid="008858c9"/>
    </style:style>
    <style:style style:name="P131" style:family="paragraph" style:parent-style-name="Text_20_body">
      <style:paragraph-properties fo:margin-left="1.251cm" fo:margin-right="0cm" fo:text-indent="0cm" style:auto-text-indent="false"/>
      <style:text-properties officeooo:rsid="009d010b" officeooo:paragraph-rsid="009d010b"/>
    </style:style>
    <style:style style:name="P132" style:family="paragraph" style:parent-style-name="Text_20_body">
      <style:paragraph-properties fo:margin-left="1.251cm" fo:margin-right="0cm" fo:text-indent="0cm" style:auto-text-indent="false"/>
      <style:text-properties officeooo:rsid="009d808b" officeooo:paragraph-rsid="009d808b"/>
    </style:style>
    <style:style style:name="P133" style:family="paragraph" style:parent-style-name="Text_20_body">
      <style:paragraph-properties fo:margin-left="1.251cm" fo:margin-right="0cm" fo:text-indent="0cm" style:auto-text-indent="false"/>
      <style:text-properties officeooo:paragraph-rsid="00a87b65"/>
    </style:style>
    <style:style style:name="P134" style:family="paragraph" style:parent-style-name="Text_20_body">
      <style:paragraph-properties fo:margin-left="1.251cm" fo:margin-right="0cm" fo:text-indent="0cm" style:auto-text-indent="false"/>
      <style:text-properties fo:font-weight="normal" officeooo:rsid="00b50ee9" officeooo:paragraph-rsid="00b50ee9" style:font-weight-asian="normal" style:font-weight-complex="normal"/>
    </style:style>
    <style:style style:name="P135" style:family="paragraph" style:parent-style-name="Text_20_body">
      <style:paragraph-properties fo:margin-left="1.251cm" fo:margin-right="0cm" fo:text-indent="0cm" style:auto-text-indent="false"/>
      <style:text-properties officeooo:rsid="00b50ee9" officeooo:paragraph-rsid="00b50ee9"/>
    </style:style>
    <style:style style:name="P136" style:family="paragraph" style:parent-style-name="Text_20_body">
      <style:paragraph-properties fo:margin-left="1.251cm" fo:margin-right="0cm" fo:text-indent="0cm" style:auto-text-indent="false"/>
      <style:text-properties officeooo:rsid="006fac24" officeooo:paragraph-rsid="00cb036e"/>
    </style:style>
    <style:style style:name="P137" style:family="paragraph" style:parent-style-name="Text_20_body">
      <style:paragraph-properties fo:margin-left="1.251cm" fo:margin-right="0cm" fo:text-indent="0cm" style:auto-text-indent="false"/>
      <style:text-properties officeooo:rsid="0070f970" officeooo:paragraph-rsid="00cb036e"/>
    </style:style>
    <style:style style:name="P138" style:family="paragraph" style:parent-style-name="Text_20_body">
      <style:paragraph-properties fo:margin-left="1.251cm" fo:margin-right="0cm" fo:text-indent="0cm" style:auto-text-indent="false"/>
      <style:text-properties officeooo:rsid="0070f970" officeooo:paragraph-rsid="00d07ee0"/>
    </style:style>
    <style:style style:name="P139" style:family="paragraph" style:parent-style-name="Text_20_body">
      <style:paragraph-properties fo:margin-left="1.251cm" fo:margin-right="0cm" fo:text-indent="0cm" style:auto-text-indent="false"/>
      <style:text-properties officeooo:rsid="0070f970" officeooo:paragraph-rsid="00d774b9"/>
    </style:style>
    <style:style style:name="P140"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41" style:family="paragraph" style:parent-style-name="Text_20_body">
      <style:paragraph-properties fo:margin-left="1.251cm" fo:margin-right="0cm" fo:text-indent="0cm" style:auto-text-indent="false"/>
      <style:text-properties officeooo:paragraph-rsid="00d07ee0"/>
    </style:style>
    <style:style style:name="P142" style:family="paragraph" style:parent-style-name="Text_20_body">
      <style:paragraph-properties fo:margin-left="1.251cm" fo:margin-right="0cm" fo:text-indent="0cm" style:auto-text-indent="false"/>
      <style:text-properties officeooo:rsid="00d3b6f5" officeooo:paragraph-rsid="00d3b6f5"/>
    </style:style>
    <style:style style:name="P143" style:family="paragraph" style:parent-style-name="Text_20_body">
      <style:paragraph-properties fo:margin-left="1.251cm" fo:margin-right="0cm" fo:text-indent="0cm" style:auto-text-indent="false"/>
      <style:text-properties officeooo:rsid="00d3b6f5" officeooo:paragraph-rsid="00d774b9"/>
    </style:style>
    <style:style style:name="P144" style:family="paragraph" style:parent-style-name="Text_20_body">
      <style:paragraph-properties fo:margin-left="1.251cm" fo:margin-right="0cm" fo:text-indent="0cm" style:auto-text-indent="false"/>
      <style:text-properties officeooo:paragraph-rsid="00d774b9"/>
    </style:style>
    <style:style style:name="P145" style:family="paragraph" style:parent-style-name="Text_20_body">
      <style:paragraph-properties fo:margin-left="1.251cm" fo:margin-right="0cm" fo:text-indent="0cm" style:auto-text-indent="false"/>
      <style:text-properties officeooo:rsid="007cdcc6" officeooo:paragraph-rsid="011a7fa7"/>
    </style:style>
    <style:style style:name="P146" style:family="paragraph" style:parent-style-name="Text_20_body">
      <style:paragraph-properties fo:margin-left="1.251cm" fo:margin-right="0cm" fo:text-indent="0cm" style:auto-text-indent="false"/>
      <style:text-properties officeooo:rsid="007cdcc6" officeooo:paragraph-rsid="011d5119"/>
    </style:style>
    <style:style style:name="P147"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30961e"/>
    </style:style>
    <style:style style:name="P148"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149"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ae730b" officeooo:paragraph-rsid="00ae730b"/>
    </style:style>
    <style:style style:name="P150" style:family="paragraph" style:parent-style-name="Text_20_body">
      <style:paragraph-properties fo:margin-left="2.501cm" fo:margin-right="0cm" fo:text-indent="0cm" style:auto-text-indent="false"/>
      <style:text-properties officeooo:paragraph-rsid="00ad669d"/>
    </style:style>
    <style:style style:name="P151" style:family="paragraph" style:parent-style-name="Text_20_body">
      <style:paragraph-properties fo:margin-left="1.27cm" fo:margin-right="0cm" fo:text-indent="0cm" style:auto-text-indent="false"/>
      <style:text-properties officeooo:paragraph-rsid="00ea7de9"/>
    </style:style>
    <style:style style:name="P152" style:family="paragraph" style:parent-style-name="Text_20_body">
      <style:paragraph-properties fo:margin-left="1.27cm" fo:margin-right="0cm" fo:text-indent="0cm" style:auto-text-indent="false"/>
      <style:text-properties officeooo:rsid="01167b2b" officeooo:paragraph-rsid="011d5119"/>
    </style:style>
    <style:style style:name="P153" style:family="paragraph" style:parent-style-name="Text_20_body">
      <style:paragraph-properties fo:margin-left="1.27cm" fo:margin-right="0cm" fo:text-indent="0cm" style:auto-text-indent="false"/>
      <style:text-properties officeooo:rsid="00dd74e7" officeooo:paragraph-rsid="01218923"/>
    </style:style>
    <style:style style:name="P154" style:family="paragraph" style:parent-style-name="Text_20_body">
      <style:paragraph-properties fo:margin-left="1.27cm" fo:margin-right="0cm" fo:text-indent="0cm" style:auto-text-indent="false"/>
      <style:text-properties officeooo:rsid="00751d45" officeooo:paragraph-rsid="0132524d"/>
    </style:style>
    <style:style style:name="P155" style:family="paragraph" style:parent-style-name="Text_20_body">
      <style:paragraph-properties fo:margin-left="1.27cm" fo:margin-right="0cm" fo:text-indent="0cm" style:auto-text-indent="false"/>
      <style:text-properties officeooo:rsid="00751d45" officeooo:paragraph-rsid="0134155d"/>
    </style:style>
    <style:style style:name="P156" style:family="paragraph" style:parent-style-name="Text_20_body">
      <style:paragraph-properties fo:margin-left="1.27cm" fo:margin-right="0cm" fo:text-indent="0cm" style:auto-text-indent="false"/>
      <style:text-properties officeooo:rsid="00751d45" officeooo:paragraph-rsid="014f85c4"/>
    </style:style>
    <style:style style:name="P157" style:family="paragraph" style:parent-style-name="Text_20_body">
      <style:paragraph-properties fo:margin-left="1.27cm" fo:margin-right="0cm" fo:text-indent="0cm" style:auto-text-indent="false"/>
      <style:text-properties officeooo:rsid="0075bd6b" officeooo:paragraph-rsid="0132524d"/>
    </style:style>
    <style:style style:name="P158" style:family="paragraph" style:parent-style-name="Text_20_body">
      <style:paragraph-properties fo:margin-left="1.27cm" fo:margin-right="0cm" fo:text-indent="0cm" style:auto-text-indent="false"/>
      <style:text-properties officeooo:rsid="0075bd6b" officeooo:paragraph-rsid="0134155d"/>
    </style:style>
    <style:style style:name="P159" style:family="paragraph" style:parent-style-name="Text_20_body">
      <style:paragraph-properties fo:margin-left="1.27cm" fo:margin-right="0cm" fo:text-indent="0cm" style:auto-text-indent="false"/>
      <style:text-properties officeooo:rsid="0075bd6b" officeooo:paragraph-rsid="01532c50"/>
    </style:style>
    <style:style style:name="P160"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32524d" officeooo:paragraph-rsid="01471a39"/>
    </style:style>
    <style:style style:name="P161"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488529" officeooo:paragraph-rsid="01488529"/>
    </style:style>
    <style:style style:name="P162" style:family="paragraph" style:parent-style-name="Text_20_body">
      <style:paragraph-properties fo:margin-left="1.27cm" fo:margin-right="0cm" fo:text-indent="0cm" style:auto-text-indent="false"/>
      <style:text-properties officeooo:paragraph-rsid="01532c50"/>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2">
      <style:paragraph-properties>
        <style:tab-stops>
          <style:tab-stop style:position="17cm" style:type="right" style:leader-style="dotted" style:leader-text="."/>
        </style:tab-stops>
      </style:paragraph-properties>
    </style:style>
    <style:style style:name="P165" style:family="paragraph" style:parent-style-name="Text_20_body">
      <style:paragraph-properties fo:margin-left="2.54cm" fo:margin-right="0cm" fo:text-indent="0cm" style:auto-text-indent="false"/>
      <style:text-properties officeooo:paragraph-rsid="013ba5c1"/>
    </style:style>
    <style:style style:name="P166" style:family="paragraph" style:parent-style-name="Text_20_body">
      <style:paragraph-properties fo:margin-left="2.54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67" style:family="paragraph" style:parent-style-name="Heading_20_1">
      <style:text-properties officeooo:rsid="00f8d17e" officeooo:paragraph-rsid="00f8d17e"/>
    </style:style>
    <style:style style:name="P168" style:family="paragraph" style:parent-style-name="Heading_20_1" style:list-style-name=""/>
    <style:style style:name="P169" style:family="paragraph" style:parent-style-name="Heading_20_1" style:list-style-name="">
      <style:text-properties officeooo:paragraph-rsid="00070457"/>
    </style:style>
    <style:style style:name="P170" style:family="paragraph" style:parent-style-name="Heading_20_1" style:list-style-name="">
      <style:text-properties officeooo:rsid="002a36ad" officeooo:paragraph-rsid="002a36ad"/>
    </style:style>
    <style:style style:name="P171" style:family="paragraph" style:parent-style-name="Heading_20_1">
      <style:paragraph-properties fo:break-before="page"/>
    </style:style>
    <style:style style:name="P172" style:family="paragraph" style:parent-style-name="Heading_20_1">
      <style:paragraph-properties fo:break-before="page"/>
      <style:text-properties officeooo:rsid="002a36ad" officeooo:paragraph-rsid="002a36ad"/>
    </style:style>
    <style:style style:name="P173" style:family="paragraph" style:parent-style-name="Heading_20_1">
      <style:paragraph-properties fo:break-before="page"/>
      <style:text-properties officeooo:paragraph-rsid="00070457"/>
    </style:style>
    <style:style style:name="P174" style:family="paragraph" style:parent-style-name="Heading_20_1">
      <style:paragraph-properties fo:break-before="page"/>
      <style:text-properties officeooo:rsid="00ef7bec" officeooo:paragraph-rsid="00ef7bec"/>
    </style:style>
    <style:style style:name="P175" style:family="paragraph" style:parent-style-name="Heading_20_2" style:list-style-name="">
      <style:text-properties officeooo:paragraph-rsid="000edffa"/>
    </style:style>
    <style:style style:name="P176" style:family="paragraph" style:parent-style-name="Heading_20_2">
      <style:text-properties officeooo:paragraph-rsid="0055a941"/>
    </style:style>
    <style:style style:name="P177" style:family="paragraph" style:parent-style-name="Heading_20_2">
      <style:text-properties officeooo:paragraph-rsid="00597809"/>
    </style:style>
    <style:style style:name="P178" style:family="paragraph" style:parent-style-name="Heading_20_2">
      <style:text-properties officeooo:paragraph-rsid="006609e8"/>
    </style:style>
    <style:style style:name="P179"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80"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81" style:family="paragraph" style:parent-style-name="Heading_20_2">
      <style:text-properties officeooo:paragraph-rsid="00666dcd"/>
    </style:style>
    <style:style style:name="P182" style:family="paragraph" style:parent-style-name="Heading_20_2">
      <style:text-properties fo:font-weight="bold" officeooo:paragraph-rsid="00ef7bec" style:font-weight-asian="bold" style:font-weight-complex="bold"/>
    </style:style>
    <style:style style:name="P183" style:family="paragraph" style:parent-style-name="Heading_20_2">
      <style:text-properties officeooo:rsid="01648977" officeooo:paragraph-rsid="01648977"/>
    </style:style>
    <style:style style:name="P184"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85" style:family="paragraph" style:parent-style-name="Heading_20_2">
      <style:text-properties style:font-name="Liberation Sans" fo:font-size="16.1000003814697pt" fo:font-weight="bold" officeooo:rsid="016ff444" officeooo:paragraph-rsid="01713422" style:font-name-asian="Noto Sans CJK SC" style:font-size-asian="16.1000003814697pt" style:font-weight-asian="bold" style:font-name-complex="Lohit Devanagari" style:font-size-complex="16.1000003814697pt" style:font-weight-complex="bold"/>
    </style:style>
    <style:style style:name="P186"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87" style:family="paragraph" style:parent-style-name="Text_20_body" style:list-style-name="L1">
      <style:text-properties officeooo:paragraph-rsid="001f36f9"/>
    </style:style>
    <style:style style:name="P188" style:family="paragraph" style:parent-style-name="Text_20_body" style:list-style-name="L1">
      <style:text-properties officeooo:paragraph-rsid="00310941"/>
    </style:style>
    <style:style style:name="P189" style:family="paragraph" style:parent-style-name="Text_20_body" style:list-style-name="L1">
      <style:text-properties officeooo:paragraph-rsid="0055a941"/>
    </style:style>
    <style:style style:name="P190" style:family="paragraph" style:parent-style-name="Text_20_body" style:list-style-name="L1">
      <style:text-properties officeooo:paragraph-rsid="00682aad"/>
    </style:style>
    <style:style style:name="P191" style:family="paragraph" style:parent-style-name="Text_20_body" style:list-style-name="L1">
      <style:text-properties officeooo:rsid="001f36f9" officeooo:paragraph-rsid="001f36f9"/>
    </style:style>
    <style:style style:name="P192" style:family="paragraph" style:parent-style-name="Text_20_body" style:list-style-name="L1">
      <style:text-properties officeooo:rsid="001f36f9" officeooo:paragraph-rsid="0021f8ae"/>
    </style:style>
    <style:style style:name="P193" style:family="paragraph" style:parent-style-name="Text_20_body" style:list-style-name="L1">
      <style:text-properties officeooo:rsid="001f36f9" officeooo:paragraph-rsid="00310941"/>
    </style:style>
    <style:style style:name="P194" style:family="paragraph" style:parent-style-name="Text_20_body" style:list-style-name="L1">
      <style:text-properties officeooo:rsid="001f36f9" officeooo:paragraph-rsid="0055a941"/>
    </style:style>
    <style:style style:name="P195" style:family="paragraph" style:parent-style-name="Text_20_body" style:list-style-name="L2">
      <style:text-properties officeooo:paragraph-rsid="0013bcba"/>
    </style:style>
    <style:style style:name="P196" style:family="paragraph" style:parent-style-name="Text_20_body" style:list-style-name="L2">
      <style:text-properties officeooo:paragraph-rsid="006c5aff"/>
    </style:style>
    <style:style style:name="P197" style:family="paragraph" style:parent-style-name="Text_20_body" style:list-style-name="L2">
      <style:text-properties officeooo:paragraph-rsid="0008a716"/>
    </style:style>
    <style:style style:name="P198" style:family="paragraph" style:parent-style-name="Text_20_body" style:list-style-name="L2">
      <style:text-properties officeooo:paragraph-rsid="00125ce7"/>
    </style:style>
    <style:style style:name="P199" style:family="paragraph" style:parent-style-name="Text_20_body" style:list-style-name="L2">
      <style:text-properties officeooo:paragraph-rsid="013e2a01"/>
    </style:style>
    <style:style style:name="P200" style:family="paragraph" style:parent-style-name="Text_20_body" style:list-style-name="L2">
      <style:text-properties officeooo:paragraph-rsid="000d8a44"/>
    </style:style>
    <style:style style:name="P201" style:family="paragraph" style:parent-style-name="Text_20_body" style:list-style-name="L2">
      <style:text-properties officeooo:rsid="0013bcba" officeooo:paragraph-rsid="0013bcba"/>
    </style:style>
    <style:style style:name="P202" style:family="paragraph" style:parent-style-name="Text_20_body" style:list-style-name="L3">
      <style:text-properties officeooo:paragraph-rsid="00ed55c1"/>
    </style:style>
    <style:style style:name="P203" style:family="paragraph" style:parent-style-name="Text_20_body" style:list-style-name="L3">
      <style:text-properties fo:font-variant="normal" fo:text-transform="none" fo:color="#000000" loext:opacity="100%" style:font-name="Arial" fo:letter-spacing="normal" fo:font-style="normal" fo:font-weight="normal" officeooo:paragraph-rsid="000d8a44"/>
    </style:style>
    <style:style style:name="P204" style:family="paragraph" style:parent-style-name="Text_20_body" style:list-style-name="L3">
      <style:text-properties fo:font-variant="normal" fo:text-transform="none" fo:color="#000000" loext:opacity="100%" style:font-name="Arial" fo:letter-spacing="normal" fo:font-style="normal" fo:font-weight="normal" officeooo:paragraph-rsid="001e1364"/>
    </style:style>
    <style:style style:name="P205" style:family="paragraph" style:parent-style-name="Text_20_body" style:list-style-name="L3">
      <style:text-properties fo:font-variant="normal" fo:text-transform="none" fo:color="#000000" loext:opacity="100%" style:font-name="Arial" fo:letter-spacing="normal" fo:font-style="normal" fo:font-weight="normal" officeooo:rsid="001e1364" officeooo:paragraph-rsid="001e1364"/>
    </style:style>
    <style:style style:name="P206" style:family="paragraph" style:parent-style-name="Text_20_body" style:list-style-name="L3">
      <style:text-properties fo:font-variant="normal" fo:text-transform="none" fo:color="#000000" loext:opacity="100%" style:font-name="Arial" fo:letter-spacing="normal" fo:font-style="normal" fo:font-weight="normal" officeooo:rsid="002a5ab4" officeooo:paragraph-rsid="002a5ab4"/>
    </style:style>
    <style:style style:name="P207" style:family="paragraph" style:parent-style-name="Text_20_body" style:list-style-name="L11">
      <style:text-properties fo:font-variant="normal" fo:text-transform="none" fo:color="#000000" loext:opacity="100%" style:font-name="Arial" fo:letter-spacing="normal" fo:font-style="normal" fo:font-weight="normal" officeooo:rsid="002a5ab4" officeooo:paragraph-rsid="004cd8f9"/>
    </style:style>
    <style:style style:name="P208" style:family="paragraph" style:parent-style-name="Text_20_body" style:list-style-name="L15">
      <style:text-properties fo:font-variant="normal" fo:text-transform="none" fo:color="#000000" loext:opacity="100%" style:font-name="Arial" fo:letter-spacing="normal" fo:font-style="normal" fo:font-weight="normal" officeooo:rsid="002a5ab4" officeooo:paragraph-rsid="005e4a44"/>
    </style:style>
    <style:style style:name="P209" style:family="paragraph" style:parent-style-name="Text_20_body" style:list-style-name="L9">
      <style:text-properties fo:font-variant="normal" fo:text-transform="none" fo:color="#000000" loext:opacity="100%" style:font-name="Arial" fo:letter-spacing="normal" fo:font-style="normal" fo:font-weight="normal" officeooo:rsid="0037bea0" officeooo:paragraph-rsid="0037bea0"/>
    </style:style>
    <style:style style:name="P210" style:family="paragraph" style:parent-style-name="Text_20_body" style:list-style-name="L10">
      <style:text-properties fo:font-variant="normal" fo:text-transform="none" fo:color="#000000" loext:opacity="100%" style:font-name="Arial" fo:letter-spacing="normal" fo:font-style="normal" fo:font-weight="normal" officeooo:rsid="003a7d17" officeooo:paragraph-rsid="003a7d17"/>
    </style:style>
    <style:style style:name="P211" style:family="paragraph" style:parent-style-name="Text_20_body" style:list-style-name="L11">
      <style:text-properties fo:font-variant="normal" fo:text-transform="none" fo:color="#000000" loext:opacity="100%" style:font-name="Arial" fo:letter-spacing="normal" fo:font-style="normal" fo:font-weight="normal" officeooo:paragraph-rsid="0010c8c2"/>
    </style:style>
    <style:style style:name="P212" style:family="paragraph" style:parent-style-name="Text_20_body" style:list-style-name="L11">
      <style:text-properties fo:font-variant="normal" fo:text-transform="none" fo:color="#000000" loext:opacity="100%" style:font-name="Arial" fo:letter-spacing="normal" fo:font-style="normal" fo:font-weight="normal" officeooo:paragraph-rsid="00b37587"/>
    </style:style>
    <style:style style:name="P213" style:family="paragraph" style:parent-style-name="Text_20_body" style:list-style-name="L11">
      <style:text-properties fo:font-variant="normal" fo:text-transform="none" fo:color="#000000" loext:opacity="100%" style:font-name="Arial" fo:letter-spacing="normal" fo:font-style="normal" fo:font-weight="normal" officeooo:paragraph-rsid="009ea128"/>
    </style:style>
    <style:style style:name="P214" style:family="paragraph" style:parent-style-name="Text_20_body" style:list-style-name="L11">
      <style:text-properties fo:font-variant="normal" fo:text-transform="none" fo:color="#000000" loext:opacity="100%" style:font-name="Arial" fo:letter-spacing="normal" fo:font-style="normal" fo:font-weight="normal" officeooo:paragraph-rsid="00c925f4"/>
    </style:style>
    <style:style style:name="P215" style:family="paragraph" style:parent-style-name="Text_20_body" style:list-style-name="L11">
      <style:text-properties fo:font-variant="normal" fo:text-transform="none" fo:color="#000000" loext:opacity="100%" style:font-name="Arial" fo:letter-spacing="normal" fo:font-style="normal" fo:font-weight="normal" officeooo:paragraph-rsid="00d9b8ca"/>
    </style:style>
    <style:style style:name="P216" style:family="paragraph" style:parent-style-name="Text_20_body" style:list-style-name="L15">
      <style:text-properties fo:font-variant="normal" fo:text-transform="none" fo:color="#000000" loext:opacity="100%" style:font-name="Arial" fo:letter-spacing="normal" fo:font-style="normal" fo:font-weight="normal" officeooo:paragraph-rsid="00597809"/>
    </style:style>
    <style:style style:name="P217" style:family="paragraph" style:parent-style-name="Text_20_body" style:list-style-name="L15">
      <style:text-properties fo:font-variant="normal" fo:text-transform="none" fo:color="#000000" loext:opacity="100%" style:font-name="Arial" fo:letter-spacing="normal" fo:font-style="normal" fo:font-weight="normal" officeooo:paragraph-rsid="005e4a44"/>
    </style:style>
    <style:style style:name="P218" style:family="paragraph" style:parent-style-name="Text_20_body" style:list-style-name="L11">
      <style:text-properties fo:font-variant="normal" fo:text-transform="none" fo:color="#000000" loext:opacity="100%" style:font-name="Arial" fo:letter-spacing="normal" fo:font-style="normal" fo:font-weight="normal" officeooo:rsid="0070f970" officeooo:paragraph-rsid="00cb036e"/>
    </style:style>
    <style:style style:name="P219" style:family="paragraph" style:parent-style-name="Text_20_body" style:list-style-name="L19">
      <style:text-properties fo:font-variant="normal" fo:text-transform="none" fo:color="#000000" loext:opacity="100%" style:font-name="Arial" fo:letter-spacing="normal" fo:font-style="normal" fo:font-weight="normal" officeooo:rsid="00cd0684" officeooo:paragraph-rsid="00cd0684"/>
    </style:style>
    <style:style style:name="P220" style:family="paragraph" style:parent-style-name="Text_20_body" style:list-style-name="L19">
      <style:text-properties fo:font-variant="normal" fo:text-transform="none" fo:color="#000000" loext:opacity="100%" style:font-name="Arial" fo:letter-spacing="normal" fo:font-style="normal" fo:font-weight="normal" officeooo:rsid="00cd0684" officeooo:paragraph-rsid="00ceb627"/>
    </style:style>
    <style:style style:name="P221" style:family="paragraph" style:parent-style-name="Text_20_body" style:list-style-name="L19">
      <style:text-properties fo:font-variant="normal" fo:text-transform="none" fo:color="#000000" loext:opacity="100%" style:font-name="Arial" fo:letter-spacing="normal" fo:font-style="normal" fo:font-weight="normal" officeooo:rsid="00ceb627" officeooo:paragraph-rsid="00ceb627"/>
    </style:style>
    <style:style style:name="P222" style:family="paragraph" style:parent-style-name="Text_20_body" style:list-style-name="L19">
      <style:text-properties fo:font-variant="normal" fo:text-transform="none" fo:color="#000000" loext:opacity="100%" style:font-name="Arial" fo:letter-spacing="normal" fo:font-style="normal" fo:font-weight="normal" officeooo:rsid="00ceb627" officeooo:paragraph-rsid="0146ad9d"/>
    </style:style>
    <style:style style:name="P223" style:family="paragraph" style:parent-style-name="Text_20_body" style:list-style-name="L22">
      <style:text-properties fo:font-variant="normal" fo:text-transform="none" fo:color="#000000" loext:opacity="100%" style:font-name="Arial" fo:letter-spacing="normal" fo:font-style="normal" fo:font-weight="normal" officeooo:rsid="00ceb627" officeooo:paragraph-rsid="00d3b6f5"/>
    </style:style>
    <style:style style:name="P224" style:family="paragraph" style:parent-style-name="Text_20_body" style:list-style-name="L25">
      <style:text-properties fo:font-variant="normal" fo:text-transform="none" fo:color="#000000" loext:opacity="100%" style:font-name="Arial" fo:letter-spacing="normal" fo:font-style="normal" fo:font-weight="normal" officeooo:rsid="00ceb627" officeooo:paragraph-rsid="00d774b9"/>
    </style:style>
    <style:style style:name="P225" style:family="paragraph" style:parent-style-name="Text_20_body" style:list-style-name="L11">
      <style:text-properties fo:font-variant="normal" fo:text-transform="none" fo:color="#000000" loext:opacity="100%" style:font-name="Arial" fo:letter-spacing="normal" fo:font-style="normal" fo:font-weight="normal" officeooo:rsid="00751d45" officeooo:paragraph-rsid="0161d80a"/>
    </style:style>
    <style:style style:name="P226" style:family="paragraph" style:parent-style-name="Text_20_body" style:list-style-name="L24">
      <style:text-properties fo:font-variant="normal" fo:text-transform="none" fo:color="#000000" loext:opacity="100%" style:font-name="Arial" fo:letter-spacing="normal" fo:font-style="normal" fo:font-weight="normal" officeooo:rsid="00751d45" officeooo:paragraph-rsid="0161d80a"/>
    </style:style>
    <style:style style:name="P227" style:family="paragraph" style:parent-style-name="Text_20_body" style:list-style-name="L11">
      <style:text-properties fo:font-variant="normal" fo:text-transform="none" fo:color="#000000" loext:opacity="100%" style:font-name="Arial" fo:letter-spacing="normal" fo:font-style="normal" fo:font-weight="normal" officeooo:rsid="0075bd6b" officeooo:paragraph-rsid="0161d80a"/>
    </style:style>
    <style:style style:name="P228" style:family="paragraph" style:parent-style-name="Text_20_body" style:list-style-name="L24">
      <style:text-properties fo:font-variant="normal" fo:text-transform="none" fo:color="#000000" loext:opacity="100%" style:font-name="Arial" fo:letter-spacing="normal" fo:font-style="normal" fo:font-weight="normal" officeooo:rsid="0075bd6b" officeooo:paragraph-rsid="0161d80a"/>
    </style:style>
    <style:style style:name="P229" style:family="paragraph" style:parent-style-name="Text_20_body" style:list-style-name="L24">
      <style:text-properties fo:font-variant="normal" fo:text-transform="none" fo:color="#000000" loext:opacity="100%" style:font-name="Arial" fo:letter-spacing="normal" fo:font-style="normal" fo:font-weight="normal" officeooo:rsid="0075bd6b" officeooo:paragraph-rsid="014b118c"/>
    </style:style>
    <style:style style:name="P230" style:family="paragraph" style:parent-style-name="Text_20_body" style:list-style-name="L22">
      <style:text-properties fo:font-variant="normal" fo:text-transform="none" fo:color="#000000" loext:opacity="100%" style:font-name="Arial" fo:letter-spacing="normal" fo:font-style="normal" fo:font-weight="normal" officeooo:rsid="00d1c474" officeooo:paragraph-rsid="014b118c"/>
    </style:style>
    <style:style style:name="P231" style:family="paragraph" style:parent-style-name="Text_20_body" style:list-style-name="L22">
      <style:text-properties fo:font-variant="normal" fo:text-transform="none" fo:color="#000000" loext:opacity="100%" style:font-name="Arial" fo:letter-spacing="normal" fo:font-style="normal" fo:font-weight="normal" officeooo:rsid="00d1c474" officeooo:paragraph-rsid="00d3b6f5"/>
    </style:style>
    <style:style style:name="P232" style:family="paragraph" style:parent-style-name="Text_20_body" style:list-style-name="L25">
      <style:text-properties fo:font-variant="normal" fo:text-transform="none" fo:color="#000000" loext:opacity="100%" style:font-name="Arial" fo:letter-spacing="normal" fo:font-style="normal" fo:font-weight="normal" officeooo:rsid="00d1c474" officeooo:paragraph-rsid="00d774b9"/>
    </style:style>
    <style:style style:name="P233" style:family="paragraph" style:parent-style-name="Text_20_body" style:list-style-name="L29">
      <style:text-properties fo:font-variant="normal" fo:text-transform="none" fo:color="#000000" loext:opacity="100%" style:font-name="Arial" fo:letter-spacing="normal" fo:font-style="normal" fo:font-weight="normal" officeooo:paragraph-rsid="013ba5c1"/>
    </style:style>
    <style:style style:name="P234" style:family="paragraph" style:parent-style-name="Text_20_body" style:list-style-name="L29">
      <style:text-properties fo:font-variant="normal" fo:text-transform="none" fo:color="#000000" loext:opacity="100%" style:font-name="Arial" fo:letter-spacing="normal" fo:font-style="normal" fo:font-weight="normal" officeooo:paragraph-rsid="00ab01fd"/>
    </style:style>
    <style:style style:name="P235" style:family="paragraph" style:parent-style-name="Text_20_body" style:list-style-name="L8">
      <style:text-properties fo:font-variant="normal" fo:text-transform="none" fo:color="#000000" loext:opacity="100%" style:font-name="Arial" fo:letter-spacing="normal" fo:font-style="normal" fo:font-weight="normal" officeooo:rsid="013ba5c1" officeooo:paragraph-rsid="013ba5c1"/>
    </style:style>
    <style:style style:name="P236" style:family="paragraph" style:parent-style-name="Text_20_body" style:list-style-name="L35">
      <style:text-properties fo:font-variant="normal" fo:text-transform="none" fo:color="#000000" loext:opacity="100%" style:font-name="Arial" fo:letter-spacing="normal" fo:font-style="normal" fo:font-weight="normal" officeooo:paragraph-rsid="00ef7bec"/>
    </style:style>
    <style:style style:name="P237" style:family="paragraph" style:parent-style-name="Text_20_body" style:list-style-name="L4">
      <style:text-properties officeooo:rsid="003bba5b" officeooo:paragraph-rsid="003bba5b"/>
    </style:style>
    <style:style style:name="P238" style:family="paragraph" style:parent-style-name="Text_20_body" style:list-style-name="L5">
      <style:text-properties officeooo:paragraph-rsid="000edffa"/>
    </style:style>
    <style:style style:name="P239" style:family="paragraph" style:parent-style-name="Text_20_body" style:list-style-name="L1">
      <style:text-properties officeooo:rsid="0032911f" officeooo:paragraph-rsid="0032911f"/>
    </style:style>
    <style:style style:name="P240" style:family="paragraph" style:parent-style-name="Text_20_body" style:list-style-name="L6">
      <style:text-properties officeooo:paragraph-rsid="000f43cd"/>
    </style:style>
    <style:style style:name="P241" style:family="paragraph" style:parent-style-name="Text_20_body" style:list-style-name="L6">
      <style:text-properties officeooo:paragraph-rsid="006c5aff"/>
    </style:style>
    <style:style style:name="P242" style:family="paragraph" style:parent-style-name="Text_20_body" style:list-style-name="L6">
      <style:text-properties officeooo:paragraph-rsid="00bcc648"/>
    </style:style>
    <style:style style:name="P243" style:family="paragraph" style:parent-style-name="Text_20_body" style:list-style-name="L7">
      <style:text-properties officeooo:rsid="00355b33" officeooo:paragraph-rsid="00355b33"/>
    </style:style>
    <style:style style:name="P244" style:family="paragraph" style:parent-style-name="Text_20_body" style:list-style-name="L7">
      <style:text-properties officeooo:rsid="00355b33" officeooo:paragraph-rsid="00359722"/>
    </style:style>
    <style:style style:name="P245" style:family="paragraph" style:parent-style-name="Text_20_body" style:list-style-name="L7">
      <style:text-properties officeooo:rsid="00355b33" officeooo:paragraph-rsid="016a862b"/>
    </style:style>
    <style:style style:name="P246" style:family="paragraph" style:parent-style-name="Text_20_body" style:list-style-name="L7">
      <style:text-properties officeooo:rsid="00355b33" officeooo:paragraph-rsid="01713422"/>
    </style:style>
    <style:style style:name="P247" style:family="paragraph" style:parent-style-name="Text_20_body" style:list-style-name="L7">
      <style:text-properties officeooo:rsid="00355b33" officeooo:paragraph-rsid="017303d7"/>
    </style:style>
    <style:style style:name="P248" style:family="paragraph" style:parent-style-name="Text_20_body">
      <style:text-properties officeooo:rsid="00355b33" officeooo:paragraph-rsid="016a862b"/>
    </style:style>
    <style:style style:name="P249" style:family="paragraph" style:parent-style-name="Text_20_body">
      <style:text-properties officeooo:rsid="00355b33" officeooo:paragraph-rsid="01713422"/>
    </style:style>
    <style:style style:name="P250" style:family="paragraph" style:parent-style-name="Text_20_body">
      <style:text-properties officeooo:rsid="00355b33" officeooo:paragraph-rsid="0172a36d"/>
    </style:style>
    <style:style style:name="P251" style:family="paragraph" style:parent-style-name="Text_20_body">
      <style:text-properties officeooo:rsid="00355b33" officeooo:paragraph-rsid="017303d7"/>
    </style:style>
    <style:style style:name="P252" style:family="paragraph" style:parent-style-name="Text_20_body" style:list-style-name="L8">
      <style:text-properties officeooo:rsid="013a3ef7" officeooo:paragraph-rsid="013a3ef7"/>
    </style:style>
    <style:style style:name="P253" style:family="paragraph" style:parent-style-name="Text_20_body" style:list-style-name="L8">
      <style:text-properties officeooo:rsid="013a3ef7" officeooo:paragraph-rsid="013ba5c1"/>
    </style:style>
    <style:style style:name="P254" style:family="paragraph" style:parent-style-name="Text_20_body" style:list-style-name="L37">
      <style:text-properties officeooo:rsid="013a3ef7" officeooo:paragraph-rsid="016a862b"/>
    </style:style>
    <style:style style:name="P255" style:family="paragraph" style:parent-style-name="Text_20_body">
      <style:text-properties officeooo:rsid="013a3ef7" officeooo:paragraph-rsid="016a862b"/>
    </style:style>
    <style:style style:name="P256" style:family="paragraph" style:parent-style-name="Text_20_body" style:list-style-name="L38">
      <style:text-properties officeooo:rsid="013a3ef7" officeooo:paragraph-rsid="017303d7"/>
    </style:style>
    <style:style style:name="P257" style:family="paragraph" style:parent-style-name="Text_20_body">
      <style:text-properties officeooo:rsid="013a3ef7" officeooo:paragraph-rsid="017303d7"/>
    </style:style>
    <style:style style:name="P258" style:family="paragraph" style:parent-style-name="Text_20_body" style:list-style-name="L7">
      <style:text-properties officeooo:rsid="00359722" officeooo:paragraph-rsid="00359722"/>
    </style:style>
    <style:style style:name="P259" style:family="paragraph" style:parent-style-name="Text_20_body" style:list-style-name="L9">
      <style:text-properties officeooo:rsid="0037bea0" officeooo:paragraph-rsid="0037bea0"/>
    </style:style>
    <style:style style:name="P260" style:family="paragraph" style:parent-style-name="Text_20_body" style:list-style-name="L11">
      <style:text-properties officeooo:paragraph-rsid="003c9ab0"/>
    </style:style>
    <style:style style:name="P261" style:family="paragraph" style:parent-style-name="Text_20_body" style:list-style-name="L11">
      <style:text-properties officeooo:paragraph-rsid="003dbe72"/>
    </style:style>
    <style:style style:name="P262" style:family="paragraph" style:parent-style-name="Text_20_body" style:list-style-name="L11">
      <style:text-properties officeooo:paragraph-rsid="003f3010"/>
    </style:style>
    <style:style style:name="P263" style:family="paragraph" style:parent-style-name="Text_20_body" style:list-style-name="L11">
      <style:text-properties officeooo:paragraph-rsid="003f94dd"/>
    </style:style>
    <style:style style:name="P264" style:family="paragraph" style:parent-style-name="Text_20_body" style:list-style-name="L11">
      <style:text-properties officeooo:paragraph-rsid="0010c8c2"/>
    </style:style>
    <style:style style:name="P265" style:family="paragraph" style:parent-style-name="Text_20_body" style:list-style-name="L11">
      <style:text-properties officeooo:paragraph-rsid="00410571"/>
    </style:style>
    <style:style style:name="P266" style:family="paragraph" style:parent-style-name="Text_20_body" style:list-style-name="L11">
      <style:text-properties officeooo:paragraph-rsid="004cd8f9"/>
    </style:style>
    <style:style style:name="P267" style:family="paragraph" style:parent-style-name="Text_20_body" style:list-style-name="L11">
      <style:text-properties officeooo:paragraph-rsid="004fe7e1"/>
    </style:style>
    <style:style style:name="P268" style:family="paragraph" style:parent-style-name="Text_20_body" style:list-style-name="L11">
      <style:text-properties officeooo:paragraph-rsid="00b37587"/>
    </style:style>
    <style:style style:name="P269" style:family="paragraph" style:parent-style-name="Text_20_body" style:list-style-name="L11">
      <style:text-properties officeooo:paragraph-rsid="005d578f"/>
    </style:style>
    <style:style style:name="P270" style:family="paragraph" style:parent-style-name="Text_20_body" style:list-style-name="L11">
      <style:text-properties officeooo:paragraph-rsid="009ea128"/>
    </style:style>
    <style:style style:name="P271" style:family="paragraph" style:parent-style-name="Text_20_body" style:list-style-name="L11">
      <style:text-properties officeooo:paragraph-rsid="00cb036e"/>
    </style:style>
    <style:style style:name="P272" style:family="paragraph" style:parent-style-name="Text_20_body" style:list-style-name="L11">
      <style:text-properties officeooo:paragraph-rsid="00d07ee0"/>
    </style:style>
    <style:style style:name="P273" style:family="paragraph" style:parent-style-name="Text_20_body" style:list-style-name="L11">
      <style:text-properties officeooo:paragraph-rsid="01453366"/>
    </style:style>
    <style:style style:name="P274" style:family="paragraph" style:parent-style-name="Text_20_body" style:list-style-name="L11">
      <style:text-properties officeooo:paragraph-rsid="0161d80a"/>
    </style:style>
    <style:style style:name="P275" style:family="paragraph" style:parent-style-name="Text_20_body" style:list-style-name="L11">
      <style:text-properties officeooo:paragraph-rsid="01497430"/>
    </style:style>
    <style:style style:name="P276" style:family="paragraph" style:parent-style-name="Text_20_body" style:list-style-name="L11">
      <style:text-properties officeooo:paragraph-rsid="00d9b8ca"/>
    </style:style>
    <style:style style:name="P277" style:family="paragraph" style:parent-style-name="Text_20_body" style:list-style-name="L11">
      <style:text-properties officeooo:paragraph-rsid="00e5d412"/>
    </style:style>
    <style:style style:name="P278" style:family="paragraph" style:parent-style-name="Text_20_body" style:list-style-name="L11">
      <style:text-properties officeooo:rsid="003f3010" officeooo:paragraph-rsid="003f3010"/>
    </style:style>
    <style:style style:name="P279" style:family="paragraph" style:parent-style-name="Text_20_body" style:list-style-name="L11">
      <style:text-properties officeooo:rsid="00410571" officeooo:paragraph-rsid="00410571"/>
    </style:style>
    <style:style style:name="P280" style:family="paragraph" style:parent-style-name="Text_20_body" style:list-style-name="L12">
      <style:text-properties officeooo:rsid="004a2417" officeooo:paragraph-rsid="004a2417"/>
    </style:style>
    <style:style style:name="P281" style:family="paragraph" style:parent-style-name="Text_20_body" style:list-style-name="L13">
      <style:text-properties officeooo:paragraph-rsid="011d5119"/>
    </style:style>
    <style:style style:name="P282" style:family="paragraph" style:parent-style-name="Text_20_body" style:list-style-name="L13">
      <style:text-properties officeooo:rsid="01167b2b" officeooo:paragraph-rsid="011d5119"/>
    </style:style>
    <style:style style:name="P283" style:family="paragraph" style:parent-style-name="Text_20_body" style:list-style-name="L1">
      <style:text-properties officeooo:rsid="0055a941" officeooo:paragraph-rsid="0055a941"/>
    </style:style>
    <style:style style:name="P284" style:family="paragraph" style:parent-style-name="Text_20_body" style:list-style-name="L14">
      <style:text-properties officeooo:paragraph-rsid="00591c56"/>
    </style:style>
    <style:style style:name="P285" style:family="paragraph" style:parent-style-name="Text_20_body" style:list-style-name="L14">
      <style:text-properties officeooo:paragraph-rsid="006cb84c"/>
    </style:style>
    <style:style style:name="P286" style:family="paragraph" style:parent-style-name="Text_20_body" style:list-style-name="L15">
      <style:text-properties officeooo:paragraph-rsid="00597809"/>
    </style:style>
    <style:style style:name="P287" style:family="paragraph" style:parent-style-name="Text_20_body" style:list-style-name="L15">
      <style:text-properties officeooo:paragraph-rsid="005e4a44"/>
    </style:style>
    <style:style style:name="P288" style:family="paragraph" style:parent-style-name="Text_20_body" style:list-style-name="L15">
      <style:text-properties officeooo:paragraph-rsid="005ea9d6"/>
    </style:style>
    <style:style style:name="P289" style:family="paragraph" style:parent-style-name="Text_20_body" style:list-style-name="L1">
      <style:text-properties officeooo:rsid="006a7402" officeooo:paragraph-rsid="006a7402"/>
    </style:style>
    <style:style style:name="P290" style:family="paragraph" style:parent-style-name="Text_20_body" style:list-style-name="L16">
      <style:text-properties officeooo:paragraph-rsid="006bde68"/>
    </style:style>
    <style:style style:name="P291" style:family="paragraph" style:parent-style-name="Text_20_body" style:list-style-name="L16">
      <style:text-properties officeooo:paragraph-rsid="006cb84c"/>
    </style:style>
    <style:style style:name="P292" style:family="paragraph" style:parent-style-name="Text_20_body" style:list-style-name="L16">
      <style:text-properties officeooo:paragraph-rsid="013f19b9"/>
    </style:style>
    <style:style style:name="P293" style:family="paragraph" style:parent-style-name="Text_20_body" style:list-style-name="L16">
      <style:text-properties officeooo:paragraph-rsid="006fac24"/>
    </style:style>
    <style:style style:name="P294" style:family="paragraph" style:parent-style-name="Text_20_body" style:list-style-name="L17">
      <style:text-properties officeooo:paragraph-rsid="015fd2bd"/>
    </style:style>
    <style:style style:name="P295" style:family="paragraph" style:parent-style-name="Text_20_body" style:list-style-name="L17">
      <style:text-properties officeooo:paragraph-rsid="014f85c4"/>
    </style:style>
    <style:style style:name="P296" style:family="paragraph" style:parent-style-name="Text_20_body" style:list-style-name="L18">
      <style:text-properties officeooo:rsid="00abf805" officeooo:paragraph-rsid="00abf805"/>
    </style:style>
    <style:style style:name="P297" style:family="paragraph" style:parent-style-name="Text_20_body" style:list-style-name="L11">
      <style:text-properties officeooo:rsid="0070f970" officeooo:paragraph-rsid="00cb036e"/>
    </style:style>
    <style:style style:name="P298" style:family="paragraph" style:parent-style-name="Text_20_body" style:list-style-name="L20">
      <style:text-properties officeooo:paragraph-rsid="00d07ee0"/>
    </style:style>
    <style:style style:name="P299" style:family="paragraph" style:parent-style-name="Text_20_body" style:list-style-name="L20">
      <style:text-properties officeooo:paragraph-rsid="00d774b9"/>
    </style:style>
    <style:style style:name="P300" style:family="paragraph" style:parent-style-name="Text_20_body" style:list-style-name="L21">
      <style:text-properties officeooo:paragraph-rsid="00d07ee0"/>
    </style:style>
    <style:style style:name="P301" style:family="paragraph" style:parent-style-name="Text_20_body" style:list-style-name="L11">
      <style:text-properties officeooo:rsid="00751d45" officeooo:paragraph-rsid="01453366"/>
    </style:style>
    <style:style style:name="P302" style:family="paragraph" style:parent-style-name="Text_20_body" style:list-style-name="L11">
      <style:text-properties officeooo:rsid="00751d45" officeooo:paragraph-rsid="0161d80a"/>
    </style:style>
    <style:style style:name="P303" style:family="paragraph" style:parent-style-name="Text_20_body" style:list-style-name="L24">
      <style:text-properties officeooo:rsid="00751d45" officeooo:paragraph-rsid="01453366"/>
    </style:style>
    <style:style style:name="P304" style:family="paragraph" style:parent-style-name="Text_20_body" style:list-style-name="L22">
      <style:text-properties officeooo:paragraph-rsid="00d3b6f5"/>
    </style:style>
    <style:style style:name="P305" style:family="paragraph" style:parent-style-name="Text_20_body" style:list-style-name="L23">
      <style:text-properties officeooo:paragraph-rsid="00d774b9"/>
    </style:style>
    <style:style style:name="P306" style:family="paragraph" style:parent-style-name="Text_20_body" style:list-style-name="L24">
      <style:text-properties officeooo:paragraph-rsid="00d774b9"/>
    </style:style>
    <style:style style:name="P307" style:family="paragraph" style:parent-style-name="Text_20_body" style:list-style-name="L24">
      <style:text-properties officeooo:paragraph-rsid="01453366"/>
    </style:style>
    <style:style style:name="P308" style:family="paragraph" style:parent-style-name="Text_20_body" style:list-style-name="L24">
      <style:text-properties officeooo:paragraph-rsid="0161d80a"/>
    </style:style>
    <style:style style:name="P309" style:family="paragraph" style:parent-style-name="Text_20_body" style:list-style-name="L25">
      <style:text-properties officeooo:paragraph-rsid="00d774b9"/>
    </style:style>
    <style:style style:name="P310" style:family="paragraph" style:parent-style-name="Text_20_body" style:list-style-name="L25">
      <style:text-properties officeooo:rsid="014b118c" officeooo:paragraph-rsid="014b118c"/>
    </style:style>
    <style:style style:name="P311" style:family="paragraph" style:parent-style-name="Text_20_body" style:list-style-name="L25">
      <style:text-properties officeooo:rsid="00d774b9" officeooo:paragraph-rsid="00d774b9"/>
    </style:style>
    <style:style style:name="P312" style:family="paragraph" style:parent-style-name="Text_20_body" style:list-style-name="L25">
      <style:text-properties officeooo:rsid="00d867d9" officeooo:paragraph-rsid="00d867d9"/>
    </style:style>
    <style:style style:name="P313" style:family="paragraph" style:parent-style-name="Text_20_body" style:list-style-name="L26">
      <style:text-properties officeooo:rsid="00a600ca" officeooo:paragraph-rsid="00a600ca"/>
    </style:style>
    <style:style style:name="P314" style:family="paragraph" style:parent-style-name="Text_20_body" style:list-style-name="L27">
      <style:text-properties officeooo:paragraph-rsid="00a87b65"/>
    </style:style>
    <style:style style:name="P315" style:family="paragraph" style:parent-style-name="Text_20_body" style:list-style-name="L28">
      <style:text-properties officeooo:rsid="00a9d3e9" officeooo:paragraph-rsid="00a9d3e9"/>
    </style:style>
    <style:style style:name="P316" style:family="paragraph" style:parent-style-name="Text_20_body" style:list-style-name="L29">
      <style:text-properties officeooo:paragraph-rsid="00ad669d"/>
    </style:style>
    <style:style style:name="P317" style:family="paragraph" style:parent-style-name="Text_20_body" style:list-style-name="L30">
      <style:text-properties officeooo:rsid="00e2633e" officeooo:paragraph-rsid="00e2633e"/>
    </style:style>
    <style:style style:name="P318" style:family="paragraph" style:parent-style-name="Text_20_body" style:list-style-name="L31">
      <style:text-properties officeooo:rsid="00e2633e" officeooo:paragraph-rsid="00e2633e"/>
    </style:style>
    <style:style style:name="P319" style:family="paragraph" style:parent-style-name="Text_20_body" style:list-style-name="L32">
      <style:text-properties officeooo:rsid="00de92fa" officeooo:paragraph-rsid="00de92fa"/>
    </style:style>
    <style:style style:name="P320" style:family="paragraph" style:parent-style-name="Text_20_body" style:list-style-name="L33">
      <style:text-properties officeooo:paragraph-rsid="0125689f"/>
    </style:style>
    <style:style style:name="P321" style:family="paragraph" style:parent-style-name="Text_20_body" style:list-style-name="L33">
      <style:text-properties officeooo:rsid="0125689f" officeooo:paragraph-rsid="0125689f"/>
    </style:style>
    <style:style style:name="P322" style:family="paragraph" style:parent-style-name="Text_20_body" style:list-style-name="L11">
      <style:text-properties officeooo:rsid="000edffa" officeooo:paragraph-rsid="00e5d412"/>
    </style:style>
    <style:style style:name="P323" style:family="paragraph" style:parent-style-name="Text_20_body" style:list-style-name="L34">
      <style:text-properties officeooo:rsid="00e70782" officeooo:paragraph-rsid="00e70782"/>
    </style:style>
    <style:style style:name="P324" style:family="paragraph" style:parent-style-name="Text_20_body" style:list-style-name="L35">
      <style:text-properties officeooo:paragraph-rsid="00ef7bec"/>
    </style:style>
    <style:style style:name="P325" style:family="paragraph" style:parent-style-name="Text_20_body" style:list-style-name="L36">
      <style:text-properties officeooo:paragraph-rsid="00efbe2e"/>
    </style:style>
    <style:style style:name="P326" style:family="paragraph" style:parent-style-name="Text_20_body" style:list-style-name="L36">
      <style:text-properties officeooo:rsid="00efbe2e" officeooo:paragraph-rsid="00efbe2e"/>
    </style:style>
    <style:style style:name="P327" style:family="paragraph" style:parent-style-name="Text_20_body">
      <style:text-properties officeooo:paragraph-rsid="00180934"/>
    </style:style>
    <style:style style:name="P328" style:family="paragraph" style:parent-style-name="Text_20_body">
      <style:text-properties officeooo:paragraph-rsid="00359722"/>
    </style:style>
    <style:style style:name="P329" style:family="paragraph" style:parent-style-name="Text_20_body" style:list-style-name="L39">
      <style:text-properties officeooo:rsid="0174aafa" officeooo:paragraph-rsid="0174aafa"/>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9937b"/>
    </style:style>
    <style:style style:name="T11" style:family="text">
      <style:text-properties officeooo:rsid="001abd14"/>
    </style:style>
    <style:style style:name="T12" style:family="text">
      <style:text-properties officeooo:rsid="001c088b"/>
    </style:style>
    <style:style style:name="T13" style:family="text">
      <style:text-properties officeooo:rsid="001c969e"/>
    </style:style>
    <style:style style:name="T14" style:family="text">
      <style:text-properties officeooo:rsid="001db431"/>
    </style:style>
    <style:style style:name="T15" style:family="text">
      <style:text-properties officeooo:rsid="001e1364"/>
    </style:style>
    <style:style style:name="T16" style:family="text">
      <style:text-properties officeooo:rsid="001f36f9"/>
    </style:style>
    <style:style style:name="T17" style:family="text">
      <style:text-properties officeooo:rsid="00202e87"/>
    </style:style>
    <style:style style:name="T18" style:family="text">
      <style:text-properties officeooo:rsid="0021f8ae"/>
    </style:style>
    <style:style style:name="T19" style:family="text">
      <style:text-properties officeooo:rsid="0022f959"/>
    </style:style>
    <style:style style:name="T20" style:family="text">
      <style:text-properties officeooo:rsid="00231eff"/>
    </style:style>
    <style:style style:name="T21" style:family="text">
      <style:text-properties officeooo:rsid="0024cbb1"/>
    </style:style>
    <style:style style:name="T22" style:family="text">
      <style:text-properties officeooo:rsid="00257161"/>
    </style:style>
    <style:style style:name="T23" style:family="text">
      <style:text-properties officeooo:rsid="0027c777"/>
    </style:style>
    <style:style style:name="T24" style:family="text">
      <style:text-properties officeooo:rsid="002808f1"/>
    </style:style>
    <style:style style:name="T25" style:family="text">
      <style:text-properties officeooo:rsid="0029bcc0"/>
    </style:style>
    <style:style style:name="T26" style:family="text">
      <style:text-properties officeooo:rsid="002a36ad"/>
    </style:style>
    <style:style style:name="T27" style:family="text">
      <style:text-properties officeooo:rsid="002a5ab4"/>
    </style:style>
    <style:style style:name="T28" style:family="text">
      <style:text-properties officeooo:rsid="002bd74a"/>
    </style:style>
    <style:style style:name="T29" style:family="text">
      <style:text-properties officeooo:rsid="002dd260"/>
    </style:style>
    <style:style style:name="T30" style:family="text">
      <style:text-properties officeooo:rsid="00310941"/>
    </style:style>
    <style:style style:name="T31" style:family="text">
      <style:text-properties officeooo:rsid="0032911f"/>
    </style:style>
    <style:style style:name="T32" style:family="text">
      <style:text-properties officeooo:rsid="00339067"/>
    </style:style>
    <style:style style:name="T33" style:family="text">
      <style:text-properties officeooo:rsid="003391c5"/>
    </style:style>
    <style:style style:name="T34" style:family="text">
      <style:text-properties fo:font-variant="normal" fo:text-transform="none" fo:color="#000000" loext:opacity="100%" style:font-name="Arial" fo:letter-spacing="normal" fo:font-style="normal"/>
    </style:style>
    <style:style style:name="T35" style:family="text">
      <style:text-properties fo:font-variant="normal" fo:text-transform="none" fo:color="#000000" loext:opacity="100%" style:font-name="Arial" fo:letter-spacing="normal" fo:font-style="normal" fo:font-weight="normal"/>
    </style:style>
    <style:style style:name="T36" style:family="text">
      <style:text-properties fo:font-variant="normal" fo:text-transform="none" fo:color="#000000" loext:opacity="100%" style:font-name="Arial" fo:letter-spacing="normal" fo:font-style="normal" fo:font-weight="normal" officeooo:rsid="0035ea9a"/>
    </style:style>
    <style:style style:name="T37" style:family="text">
      <style:text-properties fo:font-variant="normal" fo:text-transform="none" fo:color="#000000" loext:opacity="100%" style:font-name="Arial" fo:letter-spacing="normal" fo:font-style="normal" fo:font-weight="normal" officeooo:rsid="00355b33"/>
    </style:style>
    <style:style style:name="T38" style:family="text">
      <style:text-properties fo:font-variant="normal" fo:text-transform="none" fo:color="#000000" loext:opacity="100%" style:font-name="Arial" fo:letter-spacing="normal" fo:font-style="normal" fo:font-weight="normal" officeooo:rsid="00390682"/>
    </style:style>
    <style:style style:name="T39" style:family="text">
      <style:text-properties fo:font-variant="normal" fo:text-transform="none" fo:color="#000000" loext:opacity="100%" style:font-name="Arial" fo:letter-spacing="normal" fo:font-style="normal" fo:font-weight="normal" officeooo:rsid="003c9ab0"/>
    </style:style>
    <style:style style:name="T40" style:family="text">
      <style:text-properties fo:font-variant="normal" fo:text-transform="none" fo:color="#000000" loext:opacity="100%" style:font-name="Arial" fo:letter-spacing="normal" fo:font-style="normal" fo:font-weight="normal" officeooo:rsid="0019937b"/>
    </style:style>
    <style:style style:name="T41" style:family="text">
      <style:text-properties fo:font-variant="normal" fo:text-transform="none" fo:color="#000000" loext:opacity="100%" style:font-name="Arial" fo:letter-spacing="normal" fo:font-style="normal" fo:font-weight="normal" officeooo:rsid="001abd14"/>
    </style:style>
    <style:style style:name="T42" style:family="text">
      <style:text-properties fo:font-variant="normal" fo:text-transform="none" fo:color="#000000" loext:opacity="100%" style:font-name="Arial" fo:letter-spacing="normal" fo:font-style="normal" fo:font-weight="normal" officeooo:rsid="003dbe72"/>
    </style:style>
    <style:style style:name="T43" style:family="text">
      <style:text-properties fo:font-variant="normal" fo:text-transform="none" fo:color="#000000" loext:opacity="100%" style:font-name="Arial" fo:letter-spacing="normal" fo:font-style="normal" fo:font-weight="normal" officeooo:rsid="003f94dd" style:font-weight-asian="bold" style:font-weight-complex="bold"/>
    </style:style>
    <style:style style:name="T44" style:family="text">
      <style:text-properties fo:font-variant="normal" fo:text-transform="none" fo:color="#000000" loext:opacity="100%" style:font-name="Arial" fo:letter-spacing="normal" fo:font-style="normal" fo:font-weight="normal" officeooo:rsid="002a36ad" style:font-weight-asian="bold" style:font-weight-complex="bold"/>
    </style:style>
    <style:style style:name="T45" style:family="text">
      <style:text-properties fo:font-variant="normal" fo:text-transform="none" fo:color="#000000" loext:opacity="100%" style:font-name="Arial" fo:letter-spacing="normal" fo:font-style="normal" fo:font-weight="normal" officeooo:rsid="002a5ab4"/>
    </style:style>
    <style:style style:name="T46" style:family="text">
      <style:text-properties fo:font-variant="normal" fo:text-transform="none" fo:color="#000000" loext:opacity="100%" style:font-name="Arial" fo:letter-spacing="normal" fo:font-style="normal" fo:font-weight="normal" officeooo:rsid="004db895"/>
    </style:style>
    <style:style style:name="T47" style:family="text">
      <style:text-properties fo:font-variant="normal" fo:text-transform="none" fo:color="#000000" loext:opacity="100%" style:font-name="Arial" fo:letter-spacing="normal" fo:font-style="normal" fo:font-weight="normal" officeooo:rsid="002bd74a"/>
    </style:style>
    <style:style style:name="T48" style:family="text">
      <style:text-properties fo:font-variant="normal" fo:text-transform="none" fo:color="#000000" loext:opacity="100%" style:font-name="Arial" fo:letter-spacing="normal" fo:font-style="normal" fo:font-weight="normal" officeooo:rsid="004fe7e1"/>
    </style:style>
    <style:style style:name="T49" style:family="text">
      <style:text-properties fo:font-variant="normal" fo:text-transform="none" fo:color="#000000" loext:opacity="100%" style:font-name="Arial" fo:letter-spacing="normal" fo:font-style="normal" fo:font-weight="normal" officeooo:rsid="002dd260"/>
    </style:style>
    <style:style style:name="T50" style:family="text">
      <style:text-properties fo:font-variant="normal" fo:text-transform="none" fo:color="#000000" loext:opacity="100%" style:font-name="Arial" fo:letter-spacing="normal" fo:font-style="normal" fo:font-weight="normal" officeooo:rsid="005d578f"/>
    </style:style>
    <style:style style:name="T51" style:family="text">
      <style:text-properties fo:font-variant="normal" fo:text-transform="none" fo:color="#000000" loext:opacity="100%" style:font-name="Arial" fo:letter-spacing="normal" fo:font-style="normal" fo:font-weight="normal" officeooo:rsid="005e4a44"/>
    </style:style>
    <style:style style:name="T52" style:family="text">
      <style:text-properties fo:font-variant="normal" fo:text-transform="none" fo:color="#000000" loext:opacity="100%" style:font-name="Arial" fo:letter-spacing="normal" fo:font-style="normal" fo:font-weight="normal" officeooo:rsid="0030961e"/>
    </style:style>
    <style:style style:name="T53" style:family="text">
      <style:text-properties fo:font-variant="normal" fo:text-transform="none" fo:color="#000000" loext:opacity="100%" style:font-name="Arial" fo:letter-spacing="normal" fo:font-style="normal" fo:font-weight="normal" officeooo:rsid="005ea9d6"/>
    </style:style>
    <style:style style:name="T54" style:family="text">
      <style:text-properties fo:font-variant="normal" fo:text-transform="none" fo:color="#000000" loext:opacity="100%" style:font-name="Arial" fo:letter-spacing="normal" fo:font-style="normal" fo:font-weight="normal" officeooo:rsid="009f9a4b"/>
    </style:style>
    <style:style style:name="T55" style:family="text">
      <style:text-properties fo:font-variant="normal" fo:text-transform="none" fo:color="#000000" loext:opacity="100%" style:font-name="Arial" fo:letter-spacing="normal" fo:font-style="normal" fo:font-weight="normal" officeooo:rsid="00ad669d"/>
    </style:style>
    <style:style style:name="T56" style:family="text">
      <style:text-properties fo:font-variant="normal" fo:text-transform="none" fo:color="#000000" loext:opacity="100%" style:font-name="Arial" fo:letter-spacing="normal" fo:font-style="normal" fo:font-weight="normal" officeooo:rsid="00c2ae16"/>
    </style:style>
    <style:style style:name="T57" style:family="text">
      <style:text-properties fo:font-variant="normal" fo:text-transform="none" fo:color="#000000" loext:opacity="100%" style:font-name="Arial" fo:letter-spacing="normal" fo:font-style="normal" fo:font-weight="normal" officeooo:rsid="00c3a2ac"/>
    </style:style>
    <style:style style:name="T58" style:family="text">
      <style:text-properties fo:font-variant="normal" fo:text-transform="none" fo:color="#000000" loext:opacity="100%" style:font-name="Arial" fo:letter-spacing="normal" fo:font-style="normal" fo:font-weight="normal" officeooo:rsid="00c472b3"/>
    </style:style>
    <style:style style:name="T59" style:family="text">
      <style:text-properties fo:font-variant="normal" fo:text-transform="none" fo:color="#000000" loext:opacity="100%" style:font-name="Arial" fo:letter-spacing="normal" fo:font-style="normal" fo:font-weight="normal" officeooo:rsid="00c6605c"/>
    </style:style>
    <style:style style:name="T60" style:family="text">
      <style:text-properties fo:font-variant="normal" fo:text-transform="none" fo:color="#000000" loext:opacity="100%" style:font-name="Arial" fo:letter-spacing="normal" fo:font-style="normal" fo:font-weight="normal" officeooo:rsid="00751d45"/>
    </style:style>
    <style:style style:name="T61" style:family="text">
      <style:text-properties fo:font-variant="normal" fo:text-transform="none" fo:color="#000000" loext:opacity="100%" style:font-name="Arial" fo:letter-spacing="normal" fo:font-style="normal" fo:font-weight="normal" officeooo:rsid="0075bd6b"/>
    </style:style>
    <style:style style:name="T62" style:family="text">
      <style:text-properties fo:font-variant="normal" fo:text-transform="none" fo:color="#000000" loext:opacity="100%" style:font-name="Arial" fo:letter-spacing="normal" fo:font-style="normal" fo:font-weight="normal" officeooo:rsid="00d1c474"/>
    </style:style>
    <style:style style:name="T63" style:family="text">
      <style:text-properties fo:font-variant="normal" fo:text-transform="none" fo:color="#000000" loext:opacity="100%" style:font-name="Arial" fo:letter-spacing="normal" fo:font-style="normal" fo:font-weight="normal" officeooo:rsid="00d5b4fe"/>
    </style:style>
    <style:style style:name="T64" style:family="text">
      <style:text-properties fo:font-variant="normal" fo:text-transform="none" fo:color="#000000" loext:opacity="100%" style:font-name="Arial" fo:letter-spacing="normal" fo:font-style="normal" fo:font-weight="normal" officeooo:rsid="006fac24"/>
    </style:style>
    <style:style style:name="T65" style:family="text">
      <style:text-properties fo:font-variant="normal" fo:text-transform="none" fo:color="#000000" loext:opacity="100%" style:font-name="Arial" fo:letter-spacing="normal" fo:font-style="normal" fo:font-weight="normal" officeooo:rsid="00d774b9"/>
    </style:style>
    <style:style style:name="T66" style:family="text">
      <style:text-properties fo:font-variant="normal" fo:text-transform="none" fo:color="#000000" loext:opacity="100%" style:font-name="Arial" fo:letter-spacing="normal" fo:font-style="normal" fo:font-weight="normal" officeooo:rsid="00d96922"/>
    </style:style>
    <style:style style:name="T67" style:family="text">
      <style:text-properties fo:font-variant="normal" fo:text-transform="none" fo:color="#000000" loext:opacity="100%" style:font-name="Arial" fo:letter-spacing="normal" fo:font-style="normal" fo:font-weight="normal" officeooo:rsid="00d9b8ca"/>
    </style:style>
    <style:style style:name="T68" style:family="text">
      <style:text-properties fo:font-variant="normal" fo:text-transform="none" fo:color="#000000" loext:opacity="100%" style:font-name="Arial" fo:letter-spacing="normal" fo:font-style="normal" fo:font-weight="normal" officeooo:rsid="00ed55c1"/>
    </style:style>
    <style:style style:name="T69" style:family="text">
      <style:text-properties fo:font-variant="normal" fo:text-transform="none" fo:color="#000000" loext:opacity="100%" style:font-name="Arial" fo:letter-spacing="normal" fo:font-style="normal" fo:font-weight="normal" officeooo:rsid="00ef7bec"/>
    </style:style>
    <style:style style:name="T70" style:family="text">
      <style:text-properties fo:font-variant="normal" fo:text-transform="none" fo:color="#000000" loext:opacity="100%" style:font-name="Arial" fo:letter-spacing="normal" fo:font-style="normal" fo:font-weight="normal" officeooo:rsid="00f45b17"/>
    </style:style>
    <style:style style:name="T71" style:family="text">
      <style:text-properties fo:font-variant="normal" fo:text-transform="none" fo:color="#000000" loext:opacity="100%" style:font-name="Arial" fo:letter-spacing="normal" fo:font-style="normal" fo:font-weight="normal" officeooo:rsid="00ba1abb"/>
    </style:style>
    <style:style style:name="T72" style:family="text">
      <style:text-properties fo:font-variant="normal" fo:text-transform="none" fo:color="#000000" loext:opacity="100%" style:font-name="Arial" fo:letter-spacing="normal" fo:font-style="normal" fo:font-weight="normal" officeooo:rsid="002f2f15"/>
    </style:style>
    <style:style style:name="T73" style:family="text">
      <style:text-properties fo:font-variant="normal" fo:text-transform="none" fo:color="#000000" loext:opacity="100%" style:font-name="Arial" fo:letter-spacing="normal" fo:font-style="normal" fo:font-weight="normal" officeooo:rsid="01124729"/>
    </style:style>
    <style:style style:name="T74" style:family="text">
      <style:text-properties fo:font-variant="normal" fo:text-transform="none" fo:color="#000000" loext:opacity="100%" style:font-name="Arial" fo:letter-spacing="normal" fo:font-style="normal" fo:font-weight="normal" officeooo:rsid="00ae730b"/>
    </style:style>
    <style:style style:name="T75" style:family="text">
      <style:text-properties fo:font-variant="normal" fo:text-transform="none" fo:color="#000000" loext:opacity="100%" style:font-name="Arial" fo:letter-spacing="normal" fo:font-style="normal" fo:font-weight="normal" officeooo:rsid="013ba5c1"/>
    </style:style>
    <style:style style:name="T76" style:family="text">
      <style:text-properties fo:font-variant="normal" fo:text-transform="none" fo:color="#000000" loext:opacity="100%" style:font-name="Arial" fo:letter-spacing="normal" fo:font-style="normal" fo:font-weight="normal" officeooo:rsid="013a3ef7"/>
    </style:style>
    <style:style style:name="T77" style:family="text">
      <style:text-properties fo:font-variant="normal" fo:text-transform="none" fo:color="#000000" loext:opacity="100%" style:font-name="Arial" fo:letter-spacing="normal" fo:font-style="normal" fo:font-weight="normal" officeooo:rsid="014d1524"/>
    </style:style>
    <style:style style:name="T78" style:family="text">
      <style:text-properties fo:font-variant="normal" fo:text-transform="none" fo:color="#000000" loext:opacity="100%" style:font-name="Arial" fo:letter-spacing="normal" fo:font-style="normal" fo:font-weight="normal" officeooo:rsid="014f85c4"/>
    </style:style>
    <style:style style:name="T79" style:family="text">
      <style:text-properties fo:font-variant="normal" fo:text-transform="none" fo:color="#000000" loext:opacity="100%" style:font-name="Arial" fo:letter-spacing="normal" fo:font-style="normal" fo:font-weight="normal" officeooo:rsid="01588d95"/>
    </style:style>
    <style:style style:name="T80" style:family="text">
      <style:text-properties fo:font-variant="normal" fo:text-transform="none" fo:color="#000000" loext:opacity="100%" style:font-name="Arial" fo:letter-spacing="normal" fo:font-style="normal" fo:font-weight="normal" officeooo:rsid="0130a610"/>
    </style:style>
    <style:style style:name="T81" style:family="text">
      <style:text-properties fo:font-variant="normal" fo:text-transform="none" fo:color="#000000" loext:opacity="100%" style:font-name="Arial" fo:letter-spacing="normal" fo:font-style="normal" fo:font-weight="normal" officeooo:rsid="015dd70b"/>
    </style:style>
    <style:style style:name="T82" style:family="text">
      <style:text-properties fo:font-variant="normal" fo:text-transform="none" fo:color="#000000" loext:opacity="100%" style:font-name="Arial" fo:letter-spacing="normal" fo:font-style="normal" fo:font-weight="normal" officeooo:rsid="01646726"/>
    </style:style>
    <style:style style:name="T83" style:family="text">
      <style:text-properties fo:font-variant="normal" fo:text-transform="none" fo:color="#000000" loext:opacity="100%" style:font-name="Arial" fo:letter-spacing="normal" fo:font-style="normal" fo:font-weight="normal" officeooo:rsid="01713422"/>
    </style:style>
    <style:style style:name="T84" style:family="text">
      <style:text-properties fo:font-variant="normal" fo:text-transform="none" fo:color="#000000" loext:opacity="100%" style:font-name="Arial" fo:letter-spacing="normal" fo:font-style="normal" fo:font-weight="normal" officeooo:rsid="0172a36d"/>
    </style:style>
    <style:style style:name="T85" style:family="text">
      <style:text-properties fo:font-variant="normal" fo:text-transform="none" fo:color="#000000" loext:opacity="100%" style:font-name="Arial" fo:letter-spacing="normal" fo:font-style="normal" fo:font-weight="normal" officeooo:rsid="017303d7"/>
    </style:style>
    <style:style style:name="T86"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87"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88" style:family="text">
      <style:text-properties fo:font-variant="normal" fo:text-transform="none" fo:color="#000000" loext:opacity="100%" style:font-name="Arial" fo:letter-spacing="normal" fo:font-style="normal" officeooo:rsid="00e42485"/>
    </style:style>
    <style:style style:name="T89" style:family="text">
      <style:text-properties fo:font-variant="normal" fo:text-transform="none" fo:color="#000000" loext:opacity="100%" style:font-name="Arial" fo:letter-spacing="normal" fo:font-style="normal" style:text-underline-style="none" fo:font-weight="normal" officeooo:rsid="00f57763"/>
    </style:style>
    <style:style style:name="T90" style:family="text">
      <style:text-properties fo:font-variant="normal" fo:text-transform="none" fo:color="#000000" loext:opacity="100%" style:font-name="Arial" fo:letter-spacing="normal" fo:font-style="normal" style:text-underline-style="none" fo:font-weight="normal" officeooo:rsid="00f45b17"/>
    </style:style>
    <style:style style:name="T91" style:family="text">
      <style:text-properties fo:font-variant="normal" fo:text-transform="none" fo:color="#000000" loext:opacity="100%" style:font-name="Arial" fo:letter-spacing="normal" fo:font-style="normal" officeooo:rsid="00ef7bec"/>
    </style:style>
    <style:style style:name="T92" style:family="text">
      <style:text-properties officeooo:rsid="00355b33"/>
    </style:style>
    <style:style style:name="T93" style:family="text">
      <style:text-properties officeooo:rsid="00359722"/>
    </style:style>
    <style:style style:name="T94" style:family="text">
      <style:text-properties officeooo:rsid="0035ea9a"/>
    </style:style>
    <style:style style:name="T95" style:family="text">
      <style:text-properties officeooo:rsid="003bba5b"/>
    </style:style>
    <style:style style:name="T96" style:family="text">
      <style:text-properties officeooo:rsid="003c9ab0"/>
    </style:style>
    <style:style style:name="T97" style:family="text">
      <style:text-properties officeooo:rsid="003f3010"/>
    </style:style>
    <style:style style:name="T98" style:family="text">
      <style:text-properties officeooo:rsid="003f94dd"/>
    </style:style>
    <style:style style:name="T99" style:family="text">
      <style:text-properties fo:font-weight="bold" style:font-weight-asian="bold" style:font-weight-complex="bold"/>
    </style:style>
    <style:style style:name="T100" style:family="text">
      <style:text-properties fo:font-weight="bold" officeooo:rsid="0074886c" style:font-weight-asian="bold" style:font-weight-complex="bold"/>
    </style:style>
    <style:style style:name="T101" style:family="text">
      <style:text-properties fo:font-weight="bold" officeooo:rsid="00737985" style:font-weight-asian="bold" style:font-weight-complex="bold"/>
    </style:style>
    <style:style style:name="T102" style:family="text">
      <style:text-properties fo:font-weight="bold" officeooo:rsid="00751d45" style:font-weight-asian="bold" style:font-weight-complex="bold"/>
    </style:style>
    <style:style style:name="T103" style:family="text">
      <style:text-properties fo:font-weight="bold" officeooo:rsid="007a2e4c" style:font-weight-asian="bold" style:font-weight-complex="bold"/>
    </style:style>
    <style:style style:name="T104" style:family="text">
      <style:text-properties fo:font-weight="bold" officeooo:rsid="007ed982" style:font-weight-asian="bold" style:font-weight-complex="bold"/>
    </style:style>
    <style:style style:name="T105" style:family="text">
      <style:text-properties fo:font-weight="bold" officeooo:rsid="0078d708" style:font-weight-asian="bold" style:font-weight-complex="bold"/>
    </style:style>
    <style:style style:name="T106" style:family="text">
      <style:text-properties fo:font-weight="bold" officeooo:rsid="0082236c" style:font-weight-asian="bold" style:font-weight-complex="bold"/>
    </style:style>
    <style:style style:name="T107" style:family="text">
      <style:text-properties fo:font-weight="bold" officeooo:rsid="0086d25a" style:font-weight-asian="bold" style:font-weight-complex="bold"/>
    </style:style>
    <style:style style:name="T108" style:family="text">
      <style:text-properties fo:font-weight="bold" officeooo:rsid="008bf7ed" style:font-weight-asian="bold" style:font-weight-complex="bold"/>
    </style:style>
    <style:style style:name="T109" style:family="text">
      <style:text-properties fo:font-weight="bold" officeooo:rsid="0090ade7" style:font-weight-asian="bold" style:font-weight-complex="bold"/>
    </style:style>
    <style:style style:name="T110" style:family="text">
      <style:text-properties fo:font-weight="bold" officeooo:rsid="009d010b" style:font-weight-asian="bold" style:font-weight-complex="bold"/>
    </style:style>
    <style:style style:name="T111" style:family="text">
      <style:text-properties fo:font-weight="bold" officeooo:rsid="009d808b" style:font-weight-asian="bold" style:font-weight-complex="bold"/>
    </style:style>
    <style:style style:name="T112" style:family="text">
      <style:text-properties fo:font-weight="bold" officeooo:rsid="00a87b65" style:font-weight-asian="bold" style:font-weight-complex="bold"/>
    </style:style>
    <style:style style:name="T113" style:family="text">
      <style:text-properties fo:font-weight="bold" officeooo:rsid="0070f970" style:font-weight-asian="bold" style:font-weight-complex="bold"/>
    </style:style>
    <style:style style:name="T114" style:family="text">
      <style:text-properties fo:font-weight="bold" officeooo:rsid="010e3a66" style:font-weight-asian="bold" style:font-weight-complex="bold"/>
    </style:style>
    <style:style style:name="T115" style:family="text">
      <style:text-properties fo:font-weight="bold" officeooo:rsid="00c925f4" style:font-weight-asian="bold" style:font-weight-complex="bold"/>
    </style:style>
    <style:style style:name="T116" style:family="text">
      <style:text-properties officeooo:rsid="00410571"/>
    </style:style>
    <style:style style:name="T117" style:family="text">
      <style:text-properties officeooo:rsid="0042126a"/>
    </style:style>
    <style:style style:name="T118" style:family="text">
      <style:text-properties officeooo:rsid="00448eec"/>
    </style:style>
    <style:style style:name="T119" style:family="text">
      <style:text-properties officeooo:rsid="004676a2"/>
    </style:style>
    <style:style style:name="T120" style:family="text">
      <style:text-properties officeooo:rsid="004856e2"/>
    </style:style>
    <style:style style:name="T121" style:family="text">
      <style:text-properties officeooo:rsid="004cd8f9"/>
    </style:style>
    <style:style style:name="T122" style:family="text">
      <style:text-properties officeooo:rsid="004fe7e1"/>
    </style:style>
    <style:style style:name="T123" style:family="text">
      <style:text-properties officeooo:rsid="005140da"/>
    </style:style>
    <style:style style:name="T124" style:family="text">
      <style:text-properties officeooo:rsid="00515c84"/>
    </style:style>
    <style:style style:name="T125" style:family="text">
      <style:text-properties officeooo:rsid="0053e6e2"/>
    </style:style>
    <style:style style:name="T126" style:family="text">
      <style:text-properties officeooo:rsid="0055a941"/>
    </style:style>
    <style:style style:name="T127" style:family="text">
      <style:text-properties officeooo:rsid="005738fe"/>
    </style:style>
    <style:style style:name="T128" style:family="text">
      <style:text-properties officeooo:rsid="00591c56"/>
    </style:style>
    <style:style style:name="T129" style:family="text">
      <style:text-properties officeooo:rsid="00597809"/>
    </style:style>
    <style:style style:name="T130" style:family="text">
      <style:text-properties officeooo:rsid="000edffa"/>
    </style:style>
    <style:style style:name="T131" style:family="text">
      <style:text-properties officeooo:rsid="005b2641"/>
    </style:style>
    <style:style style:name="T132" style:family="text">
      <style:text-properties officeooo:rsid="005ded4b"/>
    </style:style>
    <style:style style:name="T133" style:family="text">
      <style:text-properties officeooo:rsid="005e2dd6"/>
    </style:style>
    <style:style style:name="T134" style:family="text">
      <style:text-properties officeooo:rsid="005e4a44"/>
    </style:style>
    <style:style style:name="T135" style:family="text">
      <style:text-properties officeooo:rsid="00682aad"/>
    </style:style>
    <style:style style:name="T136" style:family="text">
      <style:text-properties officeooo:rsid="006a7402"/>
    </style:style>
    <style:style style:name="T137" style:family="text">
      <style:text-properties officeooo:rsid="006bdb97"/>
    </style:style>
    <style:style style:name="T138" style:family="text">
      <style:text-properties officeooo:rsid="006c5aff"/>
    </style:style>
    <style:style style:name="T139" style:family="text">
      <style:text-properties officeooo:rsid="006cb84c"/>
    </style:style>
    <style:style style:name="T140" style:family="text">
      <style:text-properties officeooo:rsid="006fac24"/>
    </style:style>
    <style:style style:name="T141" style:family="text">
      <style:text-properties officeooo:rsid="007127b0"/>
    </style:style>
    <style:style style:name="T142" style:family="text">
      <style:text-properties officeooo:rsid="0071c657"/>
    </style:style>
    <style:style style:name="T143" style:family="text">
      <style:text-properties officeooo:rsid="0072a948"/>
    </style:style>
    <style:style style:name="T144" style:family="text">
      <style:text-properties officeooo:rsid="00737985"/>
    </style:style>
    <style:style style:name="T145" style:family="text">
      <style:text-properties officeooo:rsid="0073fb23"/>
    </style:style>
    <style:style style:name="T146" style:family="text">
      <style:text-properties officeooo:rsid="0074886c"/>
    </style:style>
    <style:style style:name="T147" style:family="text">
      <style:text-properties officeooo:rsid="0076002b"/>
    </style:style>
    <style:style style:name="T148" style:family="text">
      <style:text-properties officeooo:rsid="0078d708"/>
    </style:style>
    <style:style style:name="T149" style:family="text">
      <style:text-properties officeooo:rsid="0079f929"/>
    </style:style>
    <style:style style:name="T150" style:family="text">
      <style:text-properties officeooo:rsid="007a844a"/>
    </style:style>
    <style:style style:name="T151" style:family="text">
      <style:text-properties officeooo:rsid="007bb5ea"/>
    </style:style>
    <style:style style:name="T152" style:family="text">
      <style:text-properties officeooo:rsid="007be835"/>
    </style:style>
    <style:style style:name="T153" style:family="text">
      <style:text-properties officeooo:rsid="007cdcc6"/>
    </style:style>
    <style:style style:name="T154" style:family="text">
      <style:text-properties officeooo:rsid="007f860c"/>
    </style:style>
    <style:style style:name="T155" style:family="text">
      <style:text-properties officeooo:rsid="0080288c"/>
    </style:style>
    <style:style style:name="T156" style:family="text">
      <style:text-properties officeooo:rsid="0082236c"/>
    </style:style>
    <style:style style:name="T157" style:family="text">
      <style:text-properties officeooo:rsid="00840f45"/>
    </style:style>
    <style:style style:name="T158" style:family="text">
      <style:text-properties officeooo:rsid="0086d25a"/>
    </style:style>
    <style:style style:name="T159" style:family="text">
      <style:text-properties officeooo:rsid="008bf7ed"/>
    </style:style>
    <style:style style:name="T160" style:family="text">
      <style:text-properties officeooo:rsid="008d108b"/>
    </style:style>
    <style:style style:name="T161" style:family="text">
      <style:text-properties officeooo:rsid="008e3521"/>
    </style:style>
    <style:style style:name="T162" style:family="text">
      <style:text-properties officeooo:rsid="0090221a"/>
    </style:style>
    <style:style style:name="T163" style:family="text">
      <style:text-properties officeooo:rsid="0093d63b"/>
    </style:style>
    <style:style style:name="T164" style:family="text">
      <style:text-properties officeooo:rsid="009547ee"/>
    </style:style>
    <style:style style:name="T165" style:family="text">
      <style:text-properties officeooo:rsid="0095d3c8"/>
    </style:style>
    <style:style style:name="T166" style:family="text">
      <style:text-properties officeooo:rsid="009a4a11"/>
    </style:style>
    <style:style style:name="T167" style:family="text">
      <style:text-properties officeooo:rsid="009be2b9"/>
    </style:style>
    <style:style style:name="T168" style:family="text">
      <style:text-properties officeooo:rsid="009d808b"/>
    </style:style>
    <style:style style:name="T169" style:family="text">
      <style:text-properties officeooo:rsid="009d98bc"/>
    </style:style>
    <style:style style:name="T170" style:family="text">
      <style:text-properties officeooo:rsid="007bf1ca"/>
    </style:style>
    <style:style style:name="T171" style:family="text">
      <style:text-properties officeooo:rsid="009ea128"/>
    </style:style>
    <style:style style:name="T172" style:family="text">
      <style:text-properties officeooo:rsid="00a497df"/>
    </style:style>
    <style:style style:name="T173" style:family="text">
      <style:text-properties officeooo:rsid="00a74f99"/>
    </style:style>
    <style:style style:name="T174" style:family="text">
      <style:text-properties officeooo:rsid="00a87b65"/>
    </style:style>
    <style:style style:name="T175" style:family="text">
      <style:text-properties officeooo:rsid="00aaea04"/>
    </style:style>
    <style:style style:name="T176" style:family="text">
      <style:text-properties officeooo:rsid="00b01de3"/>
    </style:style>
    <style:style style:name="T177" style:family="text">
      <style:text-properties officeooo:rsid="00b19345"/>
    </style:style>
    <style:style style:name="T178" style:family="text">
      <style:text-properties officeooo:rsid="00b50ee9"/>
    </style:style>
    <style:style style:name="T179" style:family="text">
      <style:text-properties officeooo:rsid="00b67411"/>
    </style:style>
    <style:style style:name="T180" style:family="text">
      <style:text-properties fo:font-weight="normal" style:font-weight-asian="normal" style:font-weight-complex="normal"/>
    </style:style>
    <style:style style:name="T181" style:family="text">
      <style:text-properties fo:font-weight="normal" officeooo:rsid="00b67411" style:font-weight-asian="normal" style:font-weight-complex="normal"/>
    </style:style>
    <style:style style:name="T182" style:family="text">
      <style:text-properties fo:font-weight="normal" officeooo:rsid="00b7a6d7" style:font-weight-asian="normal" style:font-weight-complex="normal"/>
    </style:style>
    <style:style style:name="T183" style:family="text">
      <style:text-properties officeooo:rsid="00bb52a4"/>
    </style:style>
    <style:style style:name="T184" style:family="text">
      <style:text-properties officeooo:rsid="00bcc648"/>
    </style:style>
    <style:style style:name="T185" style:family="text">
      <style:text-properties officeooo:rsid="00be681d"/>
    </style:style>
    <style:style style:name="T186" style:family="text">
      <style:text-properties officeooo:rsid="00c01bf7"/>
    </style:style>
    <style:style style:name="T187" style:family="text">
      <style:text-properties officeooo:rsid="00c0d94f"/>
    </style:style>
    <style:style style:name="T188" style:family="text">
      <style:text-properties officeooo:rsid="00c5ac9a"/>
    </style:style>
    <style:style style:name="T189" style:family="text">
      <style:text-properties officeooo:rsid="00c6605c"/>
    </style:style>
    <style:style style:name="T190" style:family="text">
      <style:text-properties officeooo:rsid="00c74ce9"/>
    </style:style>
    <style:style style:name="T191" style:family="text">
      <style:text-properties officeooo:rsid="00cb036e"/>
    </style:style>
    <style:style style:name="T192" style:family="text">
      <style:text-properties officeooo:rsid="00cc495f"/>
    </style:style>
    <style:style style:name="T193" style:family="text">
      <style:text-properties officeooo:rsid="0070f970"/>
    </style:style>
    <style:style style:name="T194" style:family="text">
      <style:text-properties officeooo:rsid="00ccb785"/>
    </style:style>
    <style:style style:name="T195" style:family="text">
      <style:text-properties officeooo:rsid="00ceb627"/>
    </style:style>
    <style:style style:name="T196" style:family="text">
      <style:text-properties officeooo:rsid="00d07ee0"/>
    </style:style>
    <style:style style:name="T197" style:family="text">
      <style:text-properties officeooo:rsid="00751d45"/>
    </style:style>
    <style:style style:name="T198" style:family="text">
      <style:text-properties officeooo:rsid="00d774b9"/>
    </style:style>
    <style:style style:name="T199" style:family="text">
      <style:text-properties officeooo:rsid="00dbdca3"/>
    </style:style>
    <style:style style:name="T200" style:family="text">
      <style:text-properties officeooo:rsid="00dd74e7"/>
    </style:style>
    <style:style style:name="T201" style:family="text">
      <style:text-properties officeooo:rsid="00e0914e"/>
    </style:style>
    <style:style style:name="T202" style:family="text">
      <style:text-properties officeooo:rsid="00e52cc4"/>
    </style:style>
    <style:style style:name="T203" style:family="text">
      <style:text-properties officeooo:rsid="00e5d412"/>
    </style:style>
    <style:style style:name="T204" style:family="text">
      <style:text-properties officeooo:rsid="00e70782"/>
    </style:style>
    <style:style style:name="T205" style:family="text">
      <style:text-properties officeooo:rsid="00e8df79"/>
    </style:style>
    <style:style style:name="T206" style:family="text">
      <style:text-properties officeooo:rsid="00ea7de9"/>
    </style:style>
    <style:style style:name="T207" style:family="text">
      <style:text-properties officeooo:rsid="00ece73e"/>
    </style:style>
    <style:style style:name="T208" style:family="text">
      <style:text-properties officeooo:rsid="00ece769"/>
    </style:style>
    <style:style style:name="T209" style:family="text">
      <style:text-properties officeooo:rsid="00ef7bec"/>
    </style:style>
    <style:style style:name="T210" style:family="text">
      <style:text-properties officeooo:rsid="00ef8067"/>
    </style:style>
    <style:style style:name="T211" style:family="text">
      <style:text-properties officeooo:rsid="00efbe2e"/>
    </style:style>
    <style:style style:name="T212" style:family="text">
      <style:text-properties officeooo:rsid="00f168b8"/>
    </style:style>
    <style:style style:name="T213" style:family="text">
      <style:text-properties officeooo:rsid="00f2d174"/>
    </style:style>
    <style:style style:name="T214" style:family="text">
      <style:text-properties officeooo:rsid="00f806c2"/>
    </style:style>
    <style:style style:name="T215" style:family="text">
      <style:text-properties officeooo:rsid="00f86cc1"/>
    </style:style>
    <style:style style:name="T216" style:family="text">
      <style:text-properties officeooo:rsid="00fca73b"/>
    </style:style>
    <style:style style:name="T217" style:family="text">
      <style:text-properties officeooo:rsid="00fe05c8"/>
    </style:style>
    <style:style style:name="T218" style:family="text">
      <style:text-properties officeooo:rsid="00fef3d7"/>
    </style:style>
    <style:style style:name="T219" style:family="text">
      <style:text-properties officeooo:rsid="0101a1be"/>
    </style:style>
    <style:style style:name="T220" style:family="text">
      <style:text-properties officeooo:rsid="0101a90c"/>
    </style:style>
    <style:style style:name="T221" style:family="text">
      <style:text-properties officeooo:rsid="0103a50f"/>
    </style:style>
    <style:style style:name="T222" style:family="text">
      <style:text-properties officeooo:rsid="0106b245"/>
    </style:style>
    <style:style style:name="T223" style:family="text">
      <style:text-properties officeooo:rsid="0107e5ff"/>
    </style:style>
    <style:style style:name="T224" style:family="text">
      <style:text-properties officeooo:rsid="0108d6ad"/>
    </style:style>
    <style:style style:name="T225" style:family="text">
      <style:text-properties officeooo:rsid="0109704c"/>
    </style:style>
    <style:style style:name="T226" style:family="text">
      <style:text-properties officeooo:rsid="010d34d6"/>
    </style:style>
    <style:style style:name="T227" style:family="text">
      <style:text-properties officeooo:rsid="010e5857"/>
    </style:style>
    <style:style style:name="T228" style:family="text">
      <style:text-properties officeooo:rsid="0110aec1"/>
    </style:style>
    <style:style style:name="T229" style:family="text">
      <style:text-properties officeooo:rsid="0113b69e"/>
    </style:style>
    <style:style style:name="T230" style:family="text">
      <style:text-properties officeooo:rsid="01167b2b"/>
    </style:style>
    <style:style style:name="T231" style:family="text">
      <style:text-properties officeooo:rsid="0118d2cb"/>
    </style:style>
    <style:style style:name="T232" style:family="text">
      <style:text-properties officeooo:rsid="011a7fa7"/>
    </style:style>
    <style:style style:name="T233" style:family="text">
      <style:text-properties officeooo:rsid="011b5585"/>
    </style:style>
    <style:style style:name="T234" style:family="text">
      <style:text-properties officeooo:rsid="011d5119"/>
    </style:style>
    <style:style style:name="T235" style:family="text">
      <style:text-properties officeooo:rsid="0120cd74"/>
    </style:style>
    <style:style style:name="T236" style:family="text">
      <style:text-properties officeooo:rsid="01233991"/>
    </style:style>
    <style:style style:name="T237" style:family="text">
      <style:text-properties officeooo:rsid="01238834"/>
    </style:style>
    <style:style style:name="T238" style:family="text">
      <style:text-properties officeooo:rsid="01252452"/>
    </style:style>
    <style:style style:name="T239" style:family="text">
      <style:text-properties officeooo:rsid="0125689f"/>
    </style:style>
    <style:style style:name="T240" style:family="text">
      <style:text-properties officeooo:rsid="01262da6"/>
    </style:style>
    <style:style style:name="T241" style:family="text">
      <style:text-properties officeooo:rsid="0126692b"/>
    </style:style>
    <style:style style:name="T242" style:family="text">
      <style:text-properties officeooo:rsid="012683bb"/>
    </style:style>
    <style:style style:name="T243" style:family="text">
      <style:text-properties officeooo:rsid="0128c2ff"/>
    </style:style>
    <style:style style:name="T244" style:family="text">
      <style:text-properties officeooo:rsid="01290703"/>
    </style:style>
    <style:style style:name="T245" style:family="text">
      <style:text-properties officeooo:rsid="012d85bb"/>
    </style:style>
    <style:style style:name="T246" style:family="text">
      <style:text-properties officeooo:rsid="012ee0ee"/>
    </style:style>
    <style:style style:name="T247" style:family="text">
      <style:text-properties officeooo:rsid="0130a610"/>
    </style:style>
    <style:style style:name="T248" style:family="text">
      <style:text-properties officeooo:rsid="013601c9"/>
    </style:style>
    <style:style style:name="T249" style:family="text">
      <style:text-properties officeooo:rsid="0137de4e"/>
    </style:style>
    <style:style style:name="T250" style:family="text">
      <style:text-properties officeooo:rsid="013e2a01"/>
    </style:style>
    <style:style style:name="T251" style:family="text">
      <style:text-properties officeooo:rsid="013f19b9"/>
    </style:style>
    <style:style style:name="T252" style:family="text">
      <style:text-properties officeooo:rsid="0141f14e"/>
    </style:style>
    <style:style style:name="T253" style:family="text">
      <style:text-properties officeooo:rsid="0132524d"/>
    </style:style>
    <style:style style:name="T254" style:family="text">
      <style:text-properties officeooo:rsid="0132524d" style:font-weight-asian="normal" style:font-weight-complex="normal"/>
    </style:style>
    <style:style style:name="T255" style:family="text">
      <style:text-properties officeooo:rsid="014f85c4"/>
    </style:style>
    <style:style style:name="T256" style:family="text">
      <style:text-properties officeooo:rsid="015d5913"/>
    </style:style>
    <style:style style:name="T257" style:family="text">
      <style:text-properties officeooo:rsid="015fd2bd"/>
    </style:style>
    <style:style style:name="T258" style:family="text">
      <style:text-properties officeooo:rsid="0161b36e"/>
    </style:style>
    <style:style style:name="T259" style:family="text">
      <style:text-properties officeooo:rsid="01671134"/>
    </style:style>
    <style:style style:name="T260" style:family="text">
      <style:text-properties officeooo:rsid="0167fcd2"/>
    </style:style>
    <style:style style:name="T261" style:family="text">
      <style:text-properties officeooo:rsid="01685c3c"/>
    </style:style>
    <style:style style:name="T262" style:family="text">
      <style:text-properties officeooo:rsid="016a862b"/>
    </style:style>
    <style:style style:name="T263" style:family="text">
      <style:text-properties officeooo:rsid="016b7738"/>
    </style:style>
    <style:style style:name="T264" style:family="text">
      <style:text-properties officeooo:rsid="016ce2ea"/>
    </style:style>
    <style:style style:name="T265" style:family="text">
      <style:text-properties officeooo:rsid="016dd731"/>
    </style:style>
    <style:style style:name="T266" style:family="text">
      <style:text-properties officeooo:rsid="016e8a76"/>
    </style:style>
    <style:style style:name="T267" style:family="text">
      <style:text-properties officeooo:rsid="017303d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7" text:outline-level="1" text:is-list-header="true"><text:bookmark-start text:name="__RefHeading___Toc2813_3705887347"/>Logiciel Ruches<text:bookmark-end text:name="__RefHeading___Toc2813_3705887347"/></text:h>
      <text:p text:style-name="P65"/>
      <text:p text:style-name="P66">Application web pour gérer des ruches.</text:p>
      <text:p text:style-name="P65"/>
      <text:p text:style-name="P65"><text:a xlink:type="simple" xlink:href="https://gitlab.com/ooioo/ruches" text:style-name="Internet_20_link" text:visited-style-name="Visited_20_Internet_20_Link">https://gitlab.com/ooioo/ruches</text:a></text:p>
      <text:p text:style-name="P65"><text:a xlink:type="simple" xlink:href="https://gitlab.com/ooioo/ruches-doc" text:style-name="Internet_20_link" text:visited-style-name="Visited_20_Internet_20_Link">https://gitlab.com/ooioo/ruches-doc</text:a></text:p>
      <text:p text:style-name="P65"/>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3"><text:a xlink:type="simple" xlink:href="#__RefHeading___Toc2813_3705887347" text:style-name="Index_20_Link" text:visited-style-name="Index_20_Link">Logiciel Ruches<text:tab/>1</text:a></text:p>
          <text:p text:style-name="P163"><text:a xlink:type="simple" xlink:href="#__RefHeading___Toc1056_1613789997" text:style-name="Index_20_Link" text:visited-style-name="Index_20_Link">1 Connexion<text:tab/>3</text:a></text:p>
          <text:p text:style-name="P163"><text:a xlink:type="simple" xlink:href="#__RefHeading___Toc1058_1613789997" text:style-name="Index_20_Link" text:visited-style-name="Index_20_Link">2 Ruches<text:tab/>4</text:a></text:p>
          <text:p text:style-name="P164"><text:a xlink:type="simple" xlink:href="#__RefHeading___Toc1060_1613789997" text:style-name="Index_20_Link" text:visited-style-name="Index_20_Link">2.1 Liste<text:tab/>4</text:a></text:p>
          <text:p text:style-name="P164"><text:a xlink:type="simple" xlink:href="#__RefHeading___Toc1062_1613789997" text:style-name="Index_20_Link" text:visited-style-name="Index_20_Link">2.2 Création<text:tab/>4</text:a></text:p>
          <text:p text:style-name="P164"><text:a xlink:type="simple" xlink:href="#__RefHeading___Toc1064_1613789997" text:style-name="Index_20_Link" text:visited-style-name="Index_20_Link">2.3 Détail d'une ruche<text:tab/>5</text:a></text:p>
          <text:p text:style-name="P163"><text:a xlink:type="simple" xlink:href="#__RefHeading___Toc1066_1613789997" text:style-name="Index_20_Link" text:visited-style-name="Index_20_Link">3 Types de ruche<text:tab/>7</text:a></text:p>
          <text:p text:style-name="P164"><text:a xlink:type="simple" xlink:href="#__RefHeading___Toc1068_1613789997" text:style-name="Index_20_Link" text:visited-style-name="Index_20_Link">3.1 Liste<text:tab/>7</text:a></text:p>
          <text:p text:style-name="P164"><text:a xlink:type="simple" xlink:href="#__RefHeading___Toc1070_1613789997" text:style-name="Index_20_Link" text:visited-style-name="Index_20_Link">3.2 Création<text:tab/>7</text:a></text:p>
          <text:p text:style-name="P164"><text:a xlink:type="simple" xlink:href="#__RefHeading___Toc1072_1613789997" text:style-name="Index_20_Link" text:visited-style-name="Index_20_Link">3.3 Modifier<text:tab/>7</text:a></text:p>
          <text:p text:style-name="P163"><text:a xlink:type="simple" xlink:href="#__RefHeading___Toc1074_1613789997" text:style-name="Index_20_Link" text:visited-style-name="Index_20_Link">4 Essaims<text:tab/>8</text:a></text:p>
          <text:p text:style-name="P164"><text:a xlink:type="simple" xlink:href="#__RefHeading___Toc1076_1613789997" text:style-name="Index_20_Link" text:visited-style-name="Index_20_Link">4.1 Liste<text:tab/>8</text:a></text:p>
          <text:p text:style-name="P164"><text:a xlink:type="simple" xlink:href="#__RefHeading___Toc1078_1613789997" text:style-name="Index_20_Link" text:visited-style-name="Index_20_Link">4.2 Création<text:tab/>8</text:a></text:p>
          <text:p text:style-name="P164"><text:a xlink:type="simple" xlink:href="#__RefHeading___Toc1080_1613789997" text:style-name="Index_20_Link" text:visited-style-name="Index_20_Link">4.3 Traitement d'un lot<text:tab/>9</text:a></text:p>
          <text:p text:style-name="P164"><text:a xlink:type="simple" xlink:href="#__RefHeading___Toc1082_1613789997" text:style-name="Index_20_Link" text:visited-style-name="Index_20_Link">4.4 Ajout de sucre par lot<text:tab/>9</text:a></text:p>
          <text:p text:style-name="P164"><text:a xlink:type="simple" xlink:href="#__RefHeading___Toc1084_1613789997" text:style-name="Index_20_Link" text:visited-style-name="Index_20_Link">4.5 Statistiques<text:tab/>10</text:a></text:p>
          <text:p text:style-name="P164"><text:a xlink:type="simple" xlink:href="#__RefHeading___Toc1086_1613789997" text:style-name="Index_20_Link" text:visited-style-name="Index_20_Link">4.6 Détail d'un essaim<text:tab/>10</text:a></text:p>
          <text:p text:style-name="P163"><text:a xlink:type="simple" xlink:href="#__RefHeading___Toc1088_1613789997" text:style-name="Index_20_Link" text:visited-style-name="Index_20_Link">5 Hausses<text:tab/>14</text:a></text:p>
          <text:p text:style-name="P164"><text:a xlink:type="simple" xlink:href="#__RefHeading___Toc1090_1613789997" text:style-name="Index_20_Link" text:visited-style-name="Index_20_Link">5.1 Liste<text:tab/>14</text:a></text:p>
          <text:p text:style-name="P164"><text:a xlink:type="simple" xlink:href="#__RefHeading___Toc1127_1613789997" text:style-name="Index_20_Link" text:visited-style-name="Index_20_Link">5.2 Création<text:tab/>14</text:a></text:p>
          <text:p text:style-name="P164"><text:a xlink:type="simple" xlink:href="#__RefHeading___Toc1129_1613789997" text:style-name="Index_20_Link" text:visited-style-name="Index_20_Link">5.3 Détail d'une hausse <text:tab/>14</text:a></text:p>
          <text:p text:style-name="P163"><text:a xlink:type="simple" xlink:href="#__RefHeading___Toc1094_1613789997" text:style-name="Index_20_Link" text:visited-style-name="Index_20_Link">6 Ruchers<text:tab/>17</text:a></text:p>
          <text:p text:style-name="P164"><text:a xlink:type="simple" xlink:href="#__RefHeading___Toc1096_1613789997" text:style-name="Index_20_Link" text:visited-style-name="Index_20_Link">6.1 Liste<text:tab/>17</text:a></text:p>
          <text:p text:style-name="P164"><text:a xlink:type="simple" xlink:href="#__RefHeading___Toc1098_1613789997" text:style-name="Index_20_Link" text:visited-style-name="Index_20_Link">6.2 Création<text:tab/>17</text:a></text:p>
          <text:p text:style-name="P164"><text:a xlink:type="simple" xlink:href="#__RefHeading___Toc1558_1905309782" text:style-name="Index_20_Link" text:visited-style-name="Index_20_Link">6.3 Carte Google<text:tab/>18</text:a></text:p>
          <text:p text:style-name="P164"><text:a xlink:type="simple" xlink:href="#__RefHeading___Toc1560_1905309782" text:style-name="Index_20_Link" text:visited-style-name="Index_20_Link">6.4 Carte IGN<text:tab/>18</text:a></text:p>
          <text:p text:style-name="P164"><text:a xlink:type="simple" xlink:href="#__RefHeading___Toc1562_1905309782" text:style-name="Index_20_Link" text:visited-style-name="Index_20_Link">6.5 Carte OpenStreetMap<text:tab/>19</text:a></text:p>
          <text:p text:style-name="P164"><text:a xlink:type="simple" xlink:href="#__RefHeading___Toc1564_1905309782" text:style-name="Index_20_Link" text:visited-style-name="Index_20_Link">6.6 Statistiques<text:tab/>19</text:a></text:p>
          <text:p text:style-name="P164"><text:a xlink:type="simple" xlink:href="#__RefHeading___Toc1100_1613789997" text:style-name="Index_20_Link" text:visited-style-name="Index_20_Link">6.7 Détail d'un rucher<text:tab/>20</text:a></text:p>
          <text:p text:style-name="P163"><text:a xlink:type="simple" xlink:href="#__RefHeading___Toc1102_1613789997" text:style-name="Index_20_Link" text:visited-style-name="Index_20_Link">7 Récoltes<text:tab/>24</text:a></text:p>
          <text:p text:style-name="P164"><text:a xlink:type="simple" xlink:href="#__RefHeading___Toc1104_1613789997" text:style-name="Index_20_Link" text:visited-style-name="Index_20_Link">7.1 Liste<text:tab/>24</text:a></text:p>
          <text:p text:style-name="P164"><text:a xlink:type="simple" xlink:href="#__RefHeading___Toc1106_1613789997" text:style-name="Index_20_Link" text:visited-style-name="Index_20_Link">7.2 Création<text:tab/>24</text:a></text:p>
          <text:p text:style-name="P164"><text:a xlink:type="simple" xlink:href="#__RefHeading___Toc2109_1915135085" text:style-name="Index_20_Link" text:visited-style-name="Index_20_Link">7.3 Statistiques production essaim/récolte<text:tab/>24</text:a></text:p>
          <text:p text:style-name="P164"><text:a xlink:type="simple" xlink:href="#__RefHeading___Toc1108_1613789997" text:style-name="Index_20_Link" text:visited-style-name="Index_20_Link">7.4 Détail d'une récolte<text:tab/>24</text:a></text:p>
          <text:p text:style-name="P163"><text:a xlink:type="simple" xlink:href="#__RefHeading___Toc1110_1613789997" text:style-name="Index_20_Link" text:visited-style-name="Index_20_Link">8 Événements<text:tab/>27</text:a></text:p>
          <text:p text:style-name="P164"><text:soft-page-break/><text:a xlink:type="simple" xlink:href="#__RefHeading___Toc1566_1905309782" text:style-name="Index_20_Link" text:visited-style-name="Index_20_Link">8.1 Liste<text:tab/>27</text:a></text:p>
          <text:p text:style-name="P164"><text:a xlink:type="simple" xlink:href="#__RefHeading___Toc1568_1905309782" text:style-name="Index_20_Link" text:visited-style-name="Index_20_Link">8.2 Création<text:tab/>28</text:a></text:p>
          <text:p text:style-name="P164"><text:a xlink:type="simple" xlink:href="#__RefHeading___Toc1114_1613789997" text:style-name="Index_20_Link" text:visited-style-name="Index_20_Link">8.3 Détail d'un événement<text:tab/>28</text:a></text:p>
          <text:p text:style-name="P163"><text:a xlink:type="simple" xlink:href="#__RefHeading___Toc1116_1613789997" text:style-name="Index_20_Link" text:visited-style-name="Index_20_Link">9 Personnes<text:tab/>29</text:a></text:p>
          <text:p text:style-name="P164"><text:a xlink:type="simple" xlink:href="#__RefHeading___Toc1570_1905309782" text:style-name="Index_20_Link" text:visited-style-name="Index_20_Link">9.1 Liste<text:tab/>29</text:a></text:p>
          <text:p text:style-name="P164"><text:a xlink:type="simple" xlink:href="#__RefHeading___Toc1572_1905309782" text:style-name="Index_20_Link" text:visited-style-name="Index_20_Link">9.2 Création<text:tab/>29</text:a></text:p>
          <text:p text:style-name="P164"><text:a xlink:type="simple" xlink:href="#__RefHeading___Toc1120_1613789997" text:style-name="Index_20_Link" text:visited-style-name="Index_20_Link">9.3 Détail d'une personne<text:tab/>29</text:a></text:p>
          <text:p text:style-name="P163"><text:a xlink:type="simple" xlink:href="#__RefHeading___Toc2756_3921109291" text:style-name="Index_20_Link" text:visited-style-name="Index_20_Link">10 Admin<text:tab/>31</text:a></text:p>
          <text:p text:style-name="P164"><text:a xlink:type="simple" xlink:href="#__RefHeading___Toc1122_1613789997" text:style-name="Index_20_Link" text:visited-style-name="Index_20_Link">10.1 Préférences<text:tab/>31</text:a></text:p>
          <text:p text:style-name="P164"><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1</text:a></text:p>
          <text:p text:style-name="P164"><text:a xlink:type="simple" xlink:href="#__RefHeading___Toc3324_1733795245" text:style-name="Index_20_Link" text:visited-style-name="Index_20_Link">10.3 API REST<text:tab/>32</text:a></text:p>
          <text:p text:style-name="P164"><text:a xlink:type="simple" xlink:href="#__RefHeading___Toc3326_1733795245" text:style-name="Index_20_Link" text:visited-style-name="Index_20_Link">10.4 Déploiement du war<text:tab/>32</text:a></text:p>
          <text:p text:style-name="P164"><text:a xlink:type="simple" xlink:href="#__RefHeading___Toc3328_1733795245" text:style-name="Index_20_Link" text:visited-style-name="Index_20_Link">10.5 Download dump base<text:tab/>32</text:a></text:p>
          <text:p text:style-name="P164"><text:a xlink:type="simple" xlink:href="#__RefHeading___Toc3330_1733795245" text:style-name="Index_20_Link" text:visited-style-name="Index_20_Link">10.6 Download schéma base<text:tab/>32</text:a></text:p>
          <text:p text:style-name="P164"><text:a xlink:type="simple" xlink:href="#__RefHeading___Toc3332_1733795245" text:style-name="Index_20_Link" text:visited-style-name="Index_20_Link">10.7 Logs<text:tab/>32</text:a></text:p>
        </text:index-body>
      </text:table-of-content>
      <text:p text:style-name="P24"/>
      <text:p text:style-name="P24"/>
      <text:p text:style-name="P24"/>
      <text:h text:style-name="P170" text:outline-level="1"/>
      <text:h text:style-name="P172" text:outline-level="1"><text:bookmark-start text:name="__RefHeading___Toc1056_1613789997"/>Connexion<text:bookmark-end text:name="__RefHeading___Toc1056_1613789997"/></text:h>
      <text:p text:style-name="P74">Initialement, quand on clique sur un des items du logiciel Ruches, le formulaire de connexion apparaît.</text:p>
      <text:p text:style-name="P21">Si vous avez oublié votre mot de passe, cliquez sur "Mot de passe oublié ?", renseignez votre e-mail puis cliquez sur "Réinitialisation du mot de passe". Un e-mail vous sera envoyé avec un lien à cliquer pour ré-initialiser votre mot de passe.</text:p>
      <text:p text:style-name="P21">Une fois connecté <text:span text:style-name="T226">si vous voulez</text:span> modifier le nom, le mot de passe ou l’e-mail, cliquer sur le menu Personne.</text:p>
      <text:h text:style-name="P169" text:outline-level="1"/>
      <text:h text:style-name="P173" text:outline-level="1"><text:bookmark-start text:name="__RefHeading___Toc1058_1613789997"/>Ruches<text:bookmark-end text:name="__RefHeading___Toc1058_1613789997"/></text:h>
      <text:p text:style-name="P20">Les ruches doivent être identifiées par un nom. <text:span text:style-name="T1">Un nom court est souhaitable : c’est plus facile à écrire sur la ruche et ça prend moins de place dans les tableaux du programme.</text:span></text:p>
      <text:p text:style-name="P20">Une ruche peut contenir un essaim et elle est placée dans un rucher (au dépôt si elle ne contient pas d’essaim). <text:span text:style-name="T118">Des hausses peuvent être placée</text:span><text:span text:style-name="T119">s</text:span><text:span text:style-name="T118"> sur la ruche.</text:span></text:p>
      <text:h text:style-name="Heading_20_2" text:outline-level="2"><text:bookmark-start text:name="__RefHeading___Toc1060_1613789997"/>Liste<text:bookmark-end text:name="__RefHeading___Toc1060_1613789997"/></text:h>
      <text:p text:style-name="Text_20_body">L<text:span text:style-name="T17">a liste</text:span> peut être exportée au format CSV ou PDF, imprimée, triée, filtrée, paginée. Les colonnes peuvent être masquées/affichées.</text:p>
      <text:p text:style-name="P7">La liste des ruches affiche les champs suivants :</text:p>
      <text:list xml:id="list2086470862" text:style-name="L1">
        <text:list-item>
          <text:p text:style-name="P191">Nom : <text:span text:style-name="T18">nom de la ruche (lien vers la page détail de la ruche)</text:span></text:p>
        </text:list-item>
        <text:list-item>
          <text:p text:style-name="P192">Essaim : <text:span text:style-name="T18">nom de l’essaim (lien vers la page détail de l’essaim)</text:span></text:p>
        </text:list-item>
        <text:list-item>
          <text:p text:style-name="P192">Rucher : <text:span text:style-name="T18">nom du rucher (lien vers la page détail du rucher)</text:span></text:p>
        </text:list-item>
        <text:list-item>
          <text:p text:style-name="P191">Date : <text:span text:style-name="T19">date d’ajout de cette ruche dans le rucher</text:span></text:p>
        </text:list-item>
        <text:list-item>
          <text:p text:style-name="P191">Acquisition : <text:span text:style-name="T19">date d’acquisition de la ruche</text:span></text:p>
        </text:list-item>
        <text:list-item>
          <text:p text:style-name="P191">Poids : <text:span text:style-name="T19">poids de la ruche vide</text:span></text:p>
        </text:list-item>
        <text:list-item>
          <text:p text:style-name="P187"><text:span text:style-name="T16">Cadres : </text:span><text:span text:style-name="T19">nombre de cadres </text:span><text:span text:style-name="T21">(si</text:span><text:span text:style-name="T22"> à jour</text:span><text:span text:style-name="T21"> dans les événements cadre de la ruche)</text:span></text:p>
        </text:list-item>
        <text:list-item>
          <text:p text:style-name="P191">Cadres max : <text:span text:style-name="T20">nom de cadres max du type de ruche</text:span></text:p>
        </text:list-item>
        <text:list-item>
          <text:p text:style-name="P191">Type : <text:span text:style-name="T20">type de ruche</text:span></text:p>
        </text:list-item>
        <text:list-item>
          <text:p text:style-name="P191">Hausses : <text:span text:style-name="T20">nombre de hausses</text:span></text:p>
        </text:list-item>
        <text:list-item>
          <text:p text:style-name="P191">Commentaire <text:span text:style-name="T23">ruche</text:span></text:p>
        </text:list-item>
      </text:list>
      <text:h text:style-name="Heading_20_2" text:outline-level="2"><text:bookmark-start text:name="__RefHeading___Toc1062_1613789997"/>Création<text:bookmark-end text:name="__RefHeading___Toc1062_1613789997"/></text:h>
      <text:p text:style-name="P67">Vous pouvez créer une nouvelle ruche en cliquant sur le "+" dans la liste des ruches.</text:p>
      <text:p text:style-name="P28">Le formulaire de création présente les champs suivants :</text:p>
      <text:list xml:id="list3056677722" text:style-name="L2">
        <text:list-item>
          <text:p text:style-name="P195">Nom : <text:span text:style-name="T4">l</text:span><text:span text:style-name="T1">e nom de la ruche. </text:span><text:span text:style-name="T6">Ce champ doit être renseigné.</text:span></text:p>
        </text:list-item>
        <text:list-item>
          <text:p text:style-name="P196">Active : <text:span text:style-name="T138">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01">Poids : le poids de la ruche vide en kg. Ce champ doit être renseigné. <text:span text:style-name="T238">Peser la ruche avec tous ses cadres et un couvercle. Ce poids pourra alors être utilisé pour estimer les réserves de l’essaim pour l’hivernage après une pesée (voir essaim, événement pesée).</text:span></text:p>
        </text:list-item>
        <text:list-item>
          <text:p text:style-name="P197">Type : <text:span text:style-name="T4">l</text:span><text:span text:style-name="T3">e type de la ruche, voir menu "Types de ruche". </text:span><text:span text:style-name="T4">Par exemple Dadant 10 cadres.</text:span></text:p>
        </text:list-item>
        <text:list-item>
          <text:p text:style-name="P197">Dat<text:span text:style-name="T4">e</text:span> <text:span text:style-name="T4">d’</text:span>acquisition : <text:span text:style-name="T4">la date d’achat, d’acquisition de la ruche.</text:span></text:p>
        </text:list-item>
        <text:list-item>
          <text:p text:style-name="P198"><text:soft-page-break/>Latitude : <text:span text:style-name="T5">la latitude de la ruche </text:span><text:span text:style-name="T250">(nombre décimal entre -90 et 90 degrés)</text:span><text:span text:style-name="T5">. Vous pouvez laissez ce champ tel quel </text:span><text:span text:style-name="T216">ainsi que la longitude </text:span><text:span text:style-name="T5">et déplacer la ruche par la suite sur la carte.</text:span></text:p>
        </text:list-item>
        <text:list-item>
          <text:p text:style-name="P199">Longitude : <text:span text:style-name="T5">longitude de la ruche </text:span><text:span text:style-name="T250">(nombre décimal entre -180 et 180 degrés)</text:span><text:span text:style-name="T5">.</text:span></text:p>
        </text:list-item>
        <text:list-item>
          <text:p text:style-name="P200">Commentaire : <text:span text:style-name="T5">une commentaire sur la ruche. </text:span><text:span text:style-name="T183">Vous pouvez par la suite créer de événements commentaire ruche datés indépendamment de ce champ. Ne pas mettre de commentaire sur l’essaim.</text:span></text:p>
        </text:list-item>
      </text:list>
      <text:p text:style-name="P5">Pour abandonner sans créer la ruche, cliquer sur 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217">cette</text:span> ruche affichée.</text:p>
      <text:p text:style-name="P327">La ruche est mise dans le rucher dépôt. Un événement daté indiquant la date de mise au dépôt de cet<text:span text:style-name="T24">te</text:span> nouvelle ruche est aussi créé.</text:p>
      <text:h text:style-name="P184" text:outline-level="2">Commentaire par lot</text:h>
      <text:p text:style-name="P248">Sélectionner dans la liste les lignes des <text:span text:style-name="T262">ruches</text:span> à traiter en cliquant dans ces lignes puis cliquer sur le bouton "Ajouter des événements <text:span text:style-name="T262">Commentaires</text:span>".</text:p>
      <text:p text:style-name="P248">Dans le formulaire saisir :</text:p>
      <text:list xml:id="list2971227658" text:style-name="L7">
        <text:list-item>
          <text:p text:style-name="P245">la date d<text:span text:style-name="T264">e l’événement</text:span></text:p>
        </text:list-item>
        <text:list-item>
          <text:p text:style-name="P245">un commentaire</text:p>
        </text:list-item>
      </text:list>
      <text:p text:style-name="P255">Sélection des lignes :</text:p>
      <text:list xml:id="list38642586" text:style-name="L37">
        <text:list-item>
          <text:p text:style-name="P254">cliquer dans une zone de la ligne qui n’a pas de lien</text:p>
        </text:list-item>
        <text:list-item>
          <text:p text:style-name="P254">utiliser <text:span text:style-name="T263">un clic simple</text:span> pour ajouter ou retirer une ligne à la sélection</text:p>
        </text:list-item>
        <text:list-item>
          <text:p text:style-name="P254">utiliser "majuscule click" pour ajouter une série de lignes qui se suivent.</text:p>
        </text:list-item>
      </text:list>
      <text:p text:style-name="P250"><text:span text:style-name="T84">Les événements "Ruche Commentaire</text:span><text:span text:style-name="T35">" sont créés pour les </text:span><text:span text:style-name="T84">ruches</text:span><text:span text:style-name="T35"> sélectionné</text:span><text:span text:style-name="T84">e</text:span><text:span text:style-name="T35">s.</text:span></text:p>
      <text:h text:style-name="Heading_20_2" text:outline-level="2"><text:bookmark-start text:name="__RefHeading___Toc1064_1613789997"/>Détail d'une ruche<text:bookmark-end text:name="__RefHeading___Toc1064_1613789997"/></text:h>
      <text:p text:style-name="P1">On accède <text:span text:style-name="T152">à cette page </text:span>en cliquant sur le nom d’une ruche <text:span text:style-name="T9">(pages liste des ruches ou des essaims, détail d’un essaim…). </text:span><text:span text:style-name="T152">Elle donne une synthèse de l’état de la ruche :</text:span></text:p>
      <text:p text:style-name="P44"><text:span text:style-name="T99">Premier tableau </text:span><text:span text:style-name="T103">rappel</text:span><text:span text:style-name="T99"> </text:span><text:span text:style-name="T103">d</text:span><text:span text:style-name="T99">es caractéristiques de la ruche </text:span>:</text:p>
      <text:p text:style-name="P127">Acquisition, Poids, Cadres max, Type, Latitude, Longitude, Commentaire</text:p>
      <text:p text:style-name="P95"><text:span text:style-name="T104">Deuxième tableau le</text:span><text:span text:style-name="T105"> rucher</text:span><text:span text:style-name="T148"> : </text:span></text:p>
      <text:p text:style-name="P115">Rucher : <text:span text:style-name="T149">le nom du rucher</text:span></text:p>
      <text:p text:style-name="P115">Date : la date où la ruche a été mise dans ce rucher</text:p>
      <text:p text:style-name="P115">Commentaire : <text:span text:style-name="T149">le commentaire de cet événement mise en rucher</text:span></text:p>
      <text:p text:style-name="P90"><text:span text:style-name="T104">p</text:span><text:span text:style-name="T99">uis l’essaim</text:span> :</text:p>
      <text:p text:style-name="P124"><text:soft-page-break/>Essaim : <text:span text:style-name="T150">nom de l’essaim</text:span></text:p>
      <text:p text:style-name="P124">Date : <text:span text:style-name="T150">la date où l’essaim a été mis dans la ruche</text:span></text:p>
      <text:p text:style-name="P125">Commentaire :<text:span text:style-name="T148"> </text:span><text:span text:style-name="T149">le commentaire de cet événement mise en ruche</text:span></text:p>
      <text:p text:style-name="P99">Troisième tableau les derniers événements :</text:p>
      <text:p text:style-name="P128"><text:span text:style-name="T154">C</text:span>ommentaire ruche : Commentaire, <text:span text:style-name="T151">Date</text:span></text:p>
      <text:p text:style-name="P91"><text:span text:style-name="T99">Tableau de</text:span><text:span text:style-name="T114">s</text:span><text:span text:style-name="T99"> hausses de la ruche</text:span> :</text:p>
      <text:p text:style-name="P126">Nom : le nom de la hausse</text:p>
      <text:p text:style-name="P126">Ordre : le numéro d’ordre de la hausse (1 première hausse posée sur la ruche)</text:p>
      <text:p text:style-name="P126">Date pose, Acquisition, Poids, Cadres, Cadres max, Commentaire</text:p>
      <text:p text:style-name="P92"/>
      <text:p text:style-name="P92">Les boutons d’action en haut à droite de la page <text:span text:style-name="T157">détail d’une ruche</text:span> :</text:p>
      <text:list xml:id="list19324540" text:style-name="L3">
        <text:list-item>
          <text:p text:style-name="P203">Modifier : <text:span text:style-name="T10">les champs affichés sont les mêmes que pour la création d’une ruche.</text:span></text:p>
        </text:list-item>
        <text:list-item>
          <text:p text:style-name="P203">Cloner : <text:span text:style-name="T11">pour créer une série de ruches avec les mêmes caractéristiques que celles de la ruche courante. Il faut donner une liste de noms séparés par des virgules. </text:span><text:span text:style-name="T12">Les nouvelles ruches sont dispersées dans le rucher. On peut les déplacer en utilisant la carte du rucher. </text:span><text:span text:style-name="T13">Les événements "Ajout dans le rucher" de ces ruches sont créés.</text:span></text:p>
        </text:list-item>
        <text:list-item>
          <text:p text:style-name="P204">Ajout/Retrait/Réordonner des hausses : </text:p>
          <text:list>
            <text:list-item>
              <text:p text:style-name="P204"><text:span text:style-name="T14">permet d’ajouter </text:span><text:span text:style-name="T15">ou</text:span><text:span text:style-name="T14"> d’enlever les hausses pour la ruche courante. </text:span><text:span text:style-name="T15">Il faut cliquer sur le nom de la hausse. Un événement ajout ou retrait de hausse est créé.</text:span></text:p>
            </text:list-item>
            <text:list-item>
              <text:p text:style-name="P205">les hausses posées peuvent aussi être ré-ordonnées par glisser-déposer.</text:p>
            </text:list-item>
          </text:list>
        </text:list-item>
        <text:list-item>
          <text:p text:style-name="P203">Changer de rucher : <text:span text:style-name="T24">pour mettre la ruche dans un autre rucher. Le formulaire demande la date de ce mouvement, le nom du nouveau rucher et un commentaire éventuel. </text:span><text:span text:style-name="T25">Un événement "Ajout dans rucher" est créé.</text:span></text:p>
        </text:list-item>
        <text:list-item>
          <text:p text:style-name="P203">Supprimer : <text:span text:style-name="T98">s</text:span><text:span text:style-name="T26">i la ruche est référencée dans une récolte elle ne pourra être supprimée, vous pouvez par contre l’inactiver </text:span><text:span text:style-name="T227">(modifier, cocher la case "Inactive")</text:span><text:span text:style-name="T26">. En cas de suppression, les hausses sont enlevées de la ruche, les événements associés à cette ruche sont supprimés,</text:span></text:p>
        </text:list-item>
        <text:list-item>
          <text:p text:style-name="P203">Événements</text:p>
        </text:list-item>
      </text:list>
      <text:p text:style-name="P110">Les événements permettent de mémoriser avec une date les actions effectuées sur les ruches.</text:p>
      <text:list xml:id="list164415453229184" text:continue-numbering="true" text:style-name="L3">
        <text:list-item>
          <text:list>
            <text:list-item>
              <text:p text:style-name="P203">Liste : <text:span text:style-name="T27">la liste de tous les événements référençant cette ruche.</text:span></text:p>
              <text:list>
                <text:list-item>
                  <text:p text:style-name="P206">Date : la date de l’événement avec heure et minute</text:p>
                </text:list-item>
                <text:list-item>
                  <text:p text:style-name="P206">Événement : le type de l’événement</text:p>
                </text:list-item>
                <text:list-item>
                  <text:p text:style-name="P206">Ruche : la ruche</text:p>
                </text:list-item>
                <text:list-item>
                  <text:p text:style-name="P206">Essaim : l’essaim (s’il y a un essaim dans le ruche)</text:p>
                </text:list-item>
                <text:list-item>
                  <text:p text:style-name="P206"><text:soft-page-break/>Rucher : le rucher</text:p>
                </text:list-item>
                <text:list-item>
                  <text:p text:style-name="P206">Hausse : la hausse s’il s’agit d’un événement ajout ou retrait de hausse</text:p>
                </text:list-item>
                <text:list-item>
                  <text:p text:style-name="P206">Valeur : une valeur caractérisant l’événement (poids, nombre de cadres...) </text:p>
                </text:list-item>
                <text:list-item>
                  <text:p text:style-name="P206">Commentaire</text:p>
                </text:list-item>
              </text:list>
            </text:list-item>
            <text:list-item>
              <text:p text:style-name="P203">Création</text:p>
            </text:list-item>
          </text:list>
        </text:list-item>
      </text:list>
      <text:p text:style-name="P147">Le nom de la ruche concernée est rappelé en haut dans le formulaire. Vous pouvez cliquer sur ce nom pour abandonner la saisie et revenir à la page de détail de la ruche.</text:p>
      <text:list xml:id="list164415885705779" text:continue-numbering="true" text:style-name="L3">
        <text:list-item>
          <text:list>
            <text:list-item>
              <text:list>
                <text:list-item>
                  <text:p text:style-name="P203">Commentaire : <text:span text:style-name="T28">pour créer un événement "Commentaire ruche". </text:span><text:span text:style-name="T29">Saisir la date et le commentaire dans le formulaire.</text:span></text:p>
                </text:list-item>
              </text:list>
            </text:list-item>
          </text:list>
        </text:list-item>
      </text:list>
      <text:h text:style-name="P175" text:outline-level="2"/>
      <text:h text:style-name="P171" text:outline-level="1"><text:bookmark-start text:name="__RefHeading___Toc1066_1613789997"/>Types de ruche<text:bookmark-end text:name="__RefHeading___Toc1066_1613789997"/></text:h>
      <text:p text:style-name="P75">Les types de ruche sont utilisés pour caractériser les ruches (champ "Type").</text:p>
      <text:h text:style-name="Heading_20_2" text:outline-level="2"><text:bookmark-start text:name="__RefHeading___Toc1068_1613789997"/>Liste<text:bookmark-end text:name="__RefHeading___Toc1068_1613789997"/></text:h>
      <text:p text:style-name="P19">La liste des types de ruche affiche les champs suivants :</text:p>
      <text:list xml:id="list1271070374" text:style-name="L4">
        <text:list-item>
          <text:p text:style-name="P237">Nom : le nom du type de ruche (par exemple Dadant, Langstroth, Cloake20..)</text:p>
        </text:list-item>
        <text:list-item>
          <text:p text:style-name="P237">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P68">Vous pouvez créer un <text:span text:style-name="T218">nouveau type de</text:span> ruche en cliquant sur le "+" dans la liste des <text:span text:style-name="T218">types de </text:span>ruches.</text:p>
      <text:p text:style-name="P28">Le formulaire de création présente les champs suivants :</text:p>
      <text:list xml:id="list2453500452" text:style-name="L5">
        <text:list-item>
          <text:p text:style-name="P238">Nom : <text:span text:style-name="T95">ce champ doit être renseigné</text:span></text:p>
        </text:list-item>
        <text:list-item>
          <text:p text:style-name="P238">Cadres max : <text:span text:style-name="T95">ce champ doit être renseigné</text:span></text:p>
        </text:list-item>
      </text:list>
      <text:h text:style-name="Heading_20_2" text:outline-level="2"><text:bookmark-start text:name="__RefHeading___Toc1072_1613789997"/>Modifier<text:bookmark-end text:name="__RefHeading___Toc1072_1613789997"/></text:h>
      <text:p text:style-name="P10"><text:span text:style-name="T96">L</text:span><text:span text:style-name="T10">es champs affichés sont les mêmes que pour la créatio</text:span><text:span text:style-name="T96">n</text:span><text:span text:style-name="T10">.</text:span></text:p>
      <text:h text:style-name="P168" text:outline-level="1"/>
      <text:h text:style-name="P171" text:outline-level="1"><text:bookmark-start text:name="__RefHeading___Toc1074_1613789997"/>Essaims<text:bookmark-end text:name="__RefHeading___Toc1074_1613789997"/></text:h>
      <text:p text:style-name="P22">Un essaim est composé d’une reine et des abeilles de la colonie placé<text:span text:style-name="T155">e</text:span>s dans une ruche.</text:p>
      <text:p text:style-name="P22">La reine étant une caractéristiques majeure de l’essaim (reproduction, production…), si on change de reine il faut créer un nouvel essaim dans le logiciel Ruches.</text:p>
      <text:p text:style-name="P76">Le nom de l’essaim <text:span text:style-name="T231">peut donc être vu comme</text:span> le nom de la reine.</text:p>
      <text:h text:style-name="Heading_20_2" text:outline-level="2"><text:bookmark-start text:name="__RefHeading___Toc1076_1613789997"/>Liste<text:bookmark-end text:name="__RefHeading___Toc1076_1613789997"/></text:h>
      <text:p text:style-name="P9">L<text:span text:style-name="T17">a liste</text:span> peut être exportée au format CSV ou PDF, imprimée, triée, filtrée, paginée. Les colonnes peuvent être masquées/affichées.</text:p>
      <text:p text:style-name="P9"><text:span text:style-name="T16">La liste des </text:span><text:span text:style-name="T30">essaims</text:span><text:span text:style-name="T16"> affiche les champs suivants :</text:span></text:p>
      <text:list xml:id="list164414009494131" text:continue-list="list2086470862" text:style-name="L1">
        <text:list-item>
          <text:p text:style-name="P193">Nom : <text:span text:style-name="T18">nom de l’</text:span><text:span text:style-name="T30">essaim</text:span><text:span text:style-name="T18"> (lien vers la page détail de l’</text:span><text:span text:style-name="T30">essaim</text:span><text:span text:style-name="T18">)</text:span></text:p>
        </text:list-item>
        <text:list-item>
          <text:p text:style-name="P188"><text:span text:style-name="T138">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193">Rucher : <text:span text:style-name="T18">nom du rucher (lien vers la page détail du rucher)</text:span></text:p>
        </text:list-item>
        <text:list-item>
          <text:p text:style-name="P193">Acquisition : <text:span text:style-name="T19">date d’acquisition de l’</text:span><text:span text:style-name="T31">essaim</text:span></text:p>
        </text:list-item>
        <text:list-item>
          <text:p text:style-name="P239">Reine marquée : oui ou non</text:p>
        </text:list-item>
        <text:list-item>
          <text:p text:style-name="P239">Couleur de marquage : la couleur du marquage de la reine. Les couleurs reviennent de façon cyclique pour marquer les reines. Reine née les années se terminant par :</text:p>
          <text:list>
            <text:list-item>
              <text:p text:style-name="P239">0 ou 5 bleu</text:p>
            </text:list-item>
            <text:list-item>
              <text:p text:style-name="P239">1 ou 6 blanc</text:p>
            </text:list-item>
            <text:list-item>
              <text:p text:style-name="P239">2 ou 7 jaune</text:p>
            </text:list-item>
            <text:list-item>
              <text:p text:style-name="P239">3 ou 8 rouge</text:p>
            </text:list-item>
            <text:list-item>
              <text:p text:style-name="P239">4 ou 9 vert</text:p>
            </text:list-item>
          </text:list>
        </text:list-item>
        <text:list-item>
          <text:p text:style-name="P239">Date de naissance : <text:span text:style-name="T32">la date de naissance de la reine (qui détermine la couleur de marquage à utiliser)</text:span></text:p>
        </text:list-item>
        <text:list-item>
          <text:p text:style-name="P239">Souche : <text:span text:style-name="T33">le nom de l’essaim souche de la reine </text:span><text:span text:style-name="T228">(permet de trace le graphe de descendance)</text:span></text:p>
        </text:list-item>
        <text:list-item>
          <text:p text:style-name="P239">Agressivité : <text:span text:style-name="T33">de 1 à 5, 5 très agressive</text:span></text:p>
        </text:list-item>
        <text:list-item>
          <text:p text:style-name="P239">Propreté : <text:span text:style-name="T33">de 1 à 5, 5 très propre</text:span></text:p>
        </text:list-item>
        <text:list-item>
          <text:p text:style-name="P188"><text:span text:style-name="T16">Commentaire </text:span><text:span text:style-name="T31">essaim</text:span></text:p>
        </text:list-item>
      </text:list>
      <text:h text:style-name="Heading_20_2" text:outline-level="2"><text:bookmark-start text:name="__RefHeading___Toc1078_1613789997"/>Création<text:bookmark-end text:name="__RefHeading___Toc1078_1613789997"/></text:h>
      <text:p text:style-name="P69"><text:span text:style-name="T5">Vous pouvez créer un </text:span><text:span text:style-name="T219">essaim</text:span><text:span text:style-name="T5"> en cliquant sur le "+" dans la liste des </text:span><text:span text:style-name="T219">essaims</text:span><text:span text:style-name="T5">.</text:span></text:p>
      <text:p text:style-name="P27">Le formulaire de création présente les champs suivants :</text:p>
      <text:list xml:id="list2248097419" text:style-name="L6">
        <text:list-item>
          <text:p text:style-name="P240">Nom</text:p>
        </text:list-item>
        <text:list-item>
          <text:p text:style-name="P240"><text:soft-page-break/>Reine marquée</text:p>
        </text:list-item>
        <text:list-item>
          <text:p text:style-name="P240">Date de naissance</text:p>
        </text:list-item>
        <text:list-item>
          <text:p text:style-name="P241">Actif : <text:s/><text:span text:style-name="T138">en création on met normalement l’essaim actif. En modification, p</text:span><text:span text:style-name="T1">lutôt que de supprimer une </text:span><text:span text:style-name="T138">essaim</text:span><text:span text:style-name="T1">, on l’inactive. De cette manière </text:span><text:span text:style-name="T138">il</text:span><text:span text:style-name="T1"> n’apparaît plus dans les listes, mais </text:span><text:span text:style-name="T138">il</text:span><text:span text:style-name="T1"> existe toujours comme référence pour </text:span><text:span text:style-name="T2">l’historique d’un rucher ou pour les récoltes passées.</text:span></text:p>
        </text:list-item>
        <text:list-item>
          <text:p text:style-name="P240">Date d'acquisition</text:p>
        </text:list-item>
        <text:list-item>
          <text:p text:style-name="P242">Commentaire : <text:span text:style-name="T5">une commentaire sur l’</text:span><text:span text:style-name="T185">essaim</text:span><text:span text:style-name="T5">. </text:span><text:span text:style-name="T183">Vous pouvez par la suite créer de événements commentaire </text:span><text:span text:style-name="T184">essaim</text:span><text:span text:style-name="T183"> datés indépendamment de ce champ.</text:span></text:p>
        </text:list-item>
        <text:list-item>
          <text:p text:style-name="P240">Souche</text:p>
        </text:list-item>
        <text:list-item>
          <text:p text:style-name="P240">Agressivité</text:p>
        </text:list-item>
        <text:list-item>
          <text:p text:style-name="P240">Propreté</text:p>
        </text:list-item>
      </text:list>
      <text:h text:style-name="Heading_20_2" text:outline-level="2"><text:bookmark-start text:name="__RefHeading___Toc1080_1613789997"/>Traitement d'un lot<text:bookmark-end text:name="__RefHeading___Toc1080_1613789997"/></text:h>
      <text:p text:style-name="P15">Sélectionner dans la liste les lignes des essaims à traiter en cliquant dans ces lignes puis cliquer sur le bouton "Ajouter des événements traitement".</text:p>
      <text:p text:style-name="P15">Dans le formulaire saisir :</text:p>
      <text:list xml:id="list164415206271351" text:continue-list="list2971227658" text:style-name="L7">
        <text:list-item>
          <text:p text:style-name="P243">la date du traitement</text:p>
        </text:list-item>
        <text:list-item>
          <text:p text:style-name="P243">s’il s’agit d’événements de fin de traitement, cliquer la case à cocher "Fin de traitement"</text:p>
        </text:list-item>
        <text:list-item>
          <text:p text:style-name="P243">un commentaire</text:p>
        </text:list-item>
      </text:list>
      <text:p text:style-name="P16">Les événements "Essaim traitement" ou "Essaim fin traitement" sont créés pour les essaims sélectionnés.</text:p>
      <text:p text:style-name="P82">Sélection des lignes :</text:p>
      <text:list xml:id="list1456686435" text:style-name="L8">
        <text:list-item>
          <text:p text:style-name="P252">cliquer dans une zone de la ligne qui n’a pas de lien</text:p>
        </text:list-item>
        <text:list-item>
          <text:p text:style-name="P252">utiliser <text:span text:style-name="T266">un clic simple</text:span> pour ajouter ou retirer une ligne à la sélection</text:p>
        </text:list-item>
        <text:list-item>
          <text:p text:style-name="P252">utiliser "majuscule click" pour ajouter une série de lignes qui se suivent.</text:p>
        </text:list-item>
      </text:list>
      <text:p text:style-name="P82"/>
      <text:h text:style-name="Heading_20_2" text:outline-level="2"><text:bookmark-start text:name="__RefHeading___Toc1082_1613789997"/>Ajout de sucre par lot<text:bookmark-end text:name="__RefHeading___Toc1082_1613789997"/></text:h>
      <text:p text:style-name="P17"><text:span text:style-name="T92">Sélectionner dans la liste les lignes des essaims </text:span><text:span text:style-name="T93">pour lesquels il faut ajouter </text:span><text:span text:style-name="T94">une même quantité</text:span><text:span text:style-name="T93"> d</text:span><text:span text:style-name="T94">e</text:span><text:span text:style-name="T93"> sucre</text:span><text:span text:style-name="T92"> en cliquant dans ces lignes puis cliquer sur le bouton "Ajouter des événements </text:span><text:span text:style-name="T93">sucre</text:span><text:span text:style-name="T92">".</text:span></text:p>
      <text:p text:style-name="P15">Dans le formulaire saisir :</text:p>
      <text:list xml:id="list164415109565311" text:continue-list="list164415206271351" text:style-name="L7">
        <text:list-item>
          <text:p text:style-name="P244">la date du traitement</text:p>
        </text:list-item>
        <text:list-item>
          <text:p text:style-name="P258">le poids de sucre en kg</text:p>
        </text:list-item>
        <text:list-item>
          <text:p text:style-name="P244">un commentaire</text:p>
        </text:list-item>
      </text:list>
      <text:p text:style-name="P328"><text:soft-page-break/><text:span text:style-name="T37">Les événements "Essaim </text:span><text:span text:style-name="T36">sucre</text:span><text:span text:style-name="T37">" sont créés pour les essaims sélectionnés.</text:span></text:p>
      <text:h text:style-name="P185" text:outline-level="2">Commentaire par lot</text:h>
      <text:p text:style-name="P249">Sélectionner dans la liste les lignes des <text:span text:style-name="T262">ruches</text:span> à traiter en cliquant dans ces lignes puis cliquer sur le bouton "Ajouter des événements <text:span text:style-name="T262">Commentaires</text:span>".</text:p>
      <text:p text:style-name="P249">Dans le formulaire saisir :</text:p>
      <text:list xml:id="list164415810551442" text:continue-numbering="true" text:style-name="L7">
        <text:list-item>
          <text:p text:style-name="P246">la date d<text:span text:style-name="T264">e l’événement</text:span></text:p>
        </text:list-item>
        <text:list-item>
          <text:p text:style-name="P246"><text:span text:style-name="T35">un commentaire</text:span></text:p>
        </text:list-item>
      </text:list>
      <text:p text:style-name="P249"><text:span text:style-name="T35">Les événements "Essaim </text:span><text:span text:style-name="T83">commentaire</text:span><text:span text:style-name="T35">" sont créés pour les essaims sélectionnés.</text:span></text:p>
      <text:h text:style-name="Heading_20_2" text:outline-level="2"><text:bookmark-start text:name="__RefHeading___Toc1084_1613789997"/>Statistiques<text:bookmark-end text:name="__RefHeading___Toc1084_1613789997"/></text:h>
      <text:p text:style-name="P11">Affiche un tableau de statistiques de production des essaims.</text:p>
      <text:p text:style-name="P11">Les lignes affichent :</text:p>
      <text:list xml:id="list2147212353" text:style-name="L9">
        <text:list-item>
          <text:p text:style-name="P209">Essaim : le nom de l’essaim</text:p>
        </text:list-item>
        <text:list-item>
          <text:p text:style-name="P209">Acquisition : la date d’acquisition de l’essaim</text:p>
        </text:list-item>
        <text:list-item>
          <text:p text:style-name="P209">Dispersion : la date de dispersion de l’essaim s’il a été dispersé</text:p>
        </text:list-item>
        <text:list-item>
          <text:p text:style-name="P259"><text:span text:style-name="T35">Durée : le durée de production de l’essaim </text:span><text:span text:style-name="T38">en jours</text:span></text:p>
          <text:list>
            <text:list-item>
              <text:p text:style-name="P209">si l’essaim a été dispersé : date acquisition – date dispersion</text:p>
            </text:list-item>
            <text:list-item>
              <text:p text:style-name="P209">sinon : date acquisition – date du jour</text:p>
            </text:list-item>
          </text:list>
        </text:list-item>
        <text:list-item>
          <text:p text:style-name="P259"><text:span text:style-name="T35">Total : </text:span><text:span text:style-name="T38">poids total de miel en kg sur la durée d’existence</text:span></text:p>
        </text:list-item>
        <text:list-item>
          <text:p text:style-name="P259"><text:span text:style-name="T35">Max : </text:span><text:span text:style-name="T38">récolte max en kg</text:span></text:p>
        </text:list-item>
        <text:list-item>
          <text:p text:style-name="P259"><text:span text:style-name="T35">Min : </text:span><text:span text:style-name="T38">récolte min en kg</text:span></text:p>
        </text:list-item>
        <text:list-item>
          <text:p text:style-name="P259"><text:span text:style-name="T35">Moyen : </text:span><text:span text:style-name="T38">moyenne par année d’existence</text:span></text:p>
        </text:list-item>
      </text:list>
      <text:p text:style-name="P18"><text:span text:style-name="T38">O</text:span><text:span text:style-name="T35">n peut filtrer les résultats :</text:span></text:p>
      <text:list xml:id="list3939492265" text:style-name="L10">
        <text:list-item>
          <text:p text:style-name="P210">pour n’afficher que la production des essaims dans un rucher donné (on n’affiche plus la moyenne puisqu’elle dépend de la présence ou non de l’essaim dans ce rucher)</text:p>
        </text:list-item>
        <text:list-item>
          <text:p text:style-name="P210">pour n’afficher que la production des essaims actifs</text:p>
        </text:list-item>
      </text:list>
      <text:h text:style-name="Heading_20_2" text:outline-level="2"><text:bookmark-start text:name="__RefHeading___Toc1086_1613789997"/>Détail d'un essaim<text:bookmark-end text:name="__RefHeading___Toc1086_1613789997"/></text:h>
      <text:p text:style-name="P48"><text:span text:style-name="T130">On accède </text:span><text:span text:style-name="T162">à cette page</text:span><text:span text:style-name="T130"> en cliquant sur le nom d’un </text:span><text:span text:style-name="T129">essaim</text:span><text:span text:style-name="T130"> </text:span><text:span text:style-name="T9">(pages liste des ruches ou des essaims, détail d’un</text:span><text:span text:style-name="T129">e</text:span><text:span text:style-name="T9"> </text:span><text:span text:style-name="T129">ruche…</text:span><text:span text:style-name="T9">). </text:span><text:span text:style-name="T152">Elle donne une synthèse de l’état de l’</text:span><text:span text:style-name="T156">essaim :</text:span></text:p>
      <text:p text:style-name="P45"><text:span text:style-name="T99">Premier tableau </text:span><text:span text:style-name="T103">rappel</text:span><text:span text:style-name="T99"> </text:span><text:span text:style-name="T103">d</text:span><text:span text:style-name="T99">es caractéristiques de l’</text:span><text:span text:style-name="T106">essaim</text:span> :</text:p>
      <text:p text:style-name="P116">Acquisition, Reine marquée, Couleur de marquage, Date de naissance, Souche, Agressivité, Propreté, Commentaire</text:p>
      <text:p text:style-name="P100"><text:soft-page-break/><text:span text:style-name="T99">Deuxième tableau, la ruche </text:span>:</text:p>
      <text:p text:style-name="P117">Ruche : <text:span text:style-name="T160">le nom de la ruche</text:span></text:p>
      <text:p text:style-name="P117">Date : <text:span text:style-name="T160">la date d’ajout de l’essaim dans la ruche</text:span></text:p>
      <text:p text:style-name="P117"><text:span text:style-name="T158">C</text:span>ommentaire : <text:span text:style-name="T160">le commentaire de cet événement ajout</text:span> <text:tab/></text:p>
      <text:p text:style-name="P46"><text:span text:style-name="T99">P</text:span><text:span text:style-name="T107">uis </text:span><text:span text:style-name="T108">le</text:span><text:span text:style-name="T107"> rucher</text:span><text:span text:style-name="T158"> :</text:span></text:p>
      <text:p text:style-name="P117">Rucher : <text:span text:style-name="T160">le nom du rucher</text:span></text:p>
      <text:p text:style-name="P129"><text:span text:style-name="T148">Date : <text:s/></text:span><text:span text:style-name="T160">la date d’ajout de la ruche dans le rucher</text:span></text:p>
      <text:p text:style-name="P117">Commentaire : <text:span text:style-name="T160">le commentaire de cet événement ajout</text:span></text:p>
      <text:p text:style-name="P96">Troisième tableau les derniers événements <text:span text:style-name="T178">traitement, sucre et commentaire</text:span> :</text:p>
      <text:p text:style-name="P130"><text:span text:style-name="T159">Traitement varroa : </text:span><text:span text:style-name="T161">Début/Fin,</text:span><text:span text:style-name="T148"> Date, Commentaire</text:span></text:p>
      <text:p text:style-name="P130"><text:span text:style-name="T159">Ajout/Retrait de sucre : </text:span><text:span text:style-name="T161">Poids, </text:span><text:span text:style-name="T148">Date,<text:tab/>Commentaire <text:tab/></text:span></text:p>
      <text:p text:style-name="P123"><text:span text:style-name="T159">Commentaire : </text:span>Commentaire, Date</text:p>
      <text:p text:style-name="P98">Troisième tableau les derniers événements <text:span text:style-name="T178">pesée et cadre</text:span> :</text:p>
      <text:p text:style-name="P134">Pesée : <text:span text:style-name="T179">Date, Poids en kg, Commentaire</text:span></text:p>
      <text:p text:style-name="P135"><text:span text:style-name="T180">Cadres : </text:span><text:span text:style-name="T181">Date, Cadres </text:span><text:span text:style-name="T182">(leur nombre)</text:span><text:span text:style-name="T181">, Commentaire</text:span></text:p>
      <text:p text:style-name="P45"/>
      <text:p text:style-name="P93">Les boutons d’action en haut à droite de la page <text:span text:style-name="T157">détail d’un essaim</text:span> :</text:p>
      <text:list xml:id="list1826254659" text:style-name="L11">
        <text:list-item>
          <text:p text:style-name="P260">Modifier : <text:span text:style-name="T39">l</text:span><text:span text:style-name="T40">es champs affichés sont les mêmes que pour la créatio</text:span><text:span text:style-name="T39">n</text:span><text:span text:style-name="T40">.</text:span></text:p>
        </text:list-item>
        <text:list-item>
          <text:p text:style-name="P261">Cloner : <text:span text:style-name="T41">pour créer une série d’</text:span><text:span text:style-name="T42">essaims</text:span><text:span text:style-name="T41"> avec les mêmes caractéristiques que celles de l’</text:span><text:span text:style-name="T42">essaim courant</text:span><text:span text:style-name="T41">. Il faut donner une liste de noms séparés par des virgules. </text:span><text:span text:style-name="T77">On peut faire suivre le nom d’un essaim par le nom de la ruche dans laquelle placer cette essaim séparés par un point virgule. Cette ruche doit exister et être vide d’essaim.</text:span></text:p>
        </text:list-item>
        <text:list-item>
          <text:p text:style-name="P262">Associer avec une ruche : <text:span text:style-name="T97">met l’essaim courant dans une nouvelle ruche. Il faut choisir la nouvelle ruche dans le liste des ruches vides d’essaim qui est affichée, puis dans le formulaire :</text:span></text:p>
          <text:list>
            <text:list-item>
              <text:p text:style-name="P278">saisir la date</text:p>
            </text:list-item>
            <text:list-item>
              <text:p text:style-name="P278">un commentaire</text:p>
            </text:list-item>
            <text:list-item>
              <text:p text:style-name="P278">et cocher la case "Échanger les positions de ruches" <text:s/>si besoin.</text:p>
            </text:list-item>
          </text:list>
        </text:list-item>
        <text:list-item>
          <text:p text:style-name="P263">Supprimer : <text:span text:style-name="T99"><text:s/></text:span><text:span text:style-name="T43">s</text:span><text:span text:style-name="T44">i l’</text:span><text:span text:style-name="T43">essaim</text:span><text:span text:style-name="T44"> est référencé dans une récolte </text:span><text:span text:style-name="T43">il</text:span><text:span text:style-name="T44"> ne pourra être supprimé, vous pouvez par contre l’inactiver.</text:span></text:p>
        </text:list-item>
        <text:list-item>
          <text:p text:style-name="P264">Graphe de descendance : <text:span text:style-name="T116">le graphe de descendance complet de cet essaim. Pour chaque essaim du graphe on a :</text:span></text:p>
          <text:list>
            <text:list-item>
              <text:p text:style-name="P279">son nom</text:p>
            </text:list-item>
            <text:list-item>
              <text:p text:style-name="P279"><text:soft-page-break/>sa ruche actuelle</text:p>
            </text:list-item>
            <text:list-item>
              <text:p text:style-name="P279">son rucher actuel</text:p>
            </text:list-item>
            <text:list-item>
              <text:p text:style-name="P279">le poids de miel total <text:span text:style-name="T117">en kg </text:span>qu’il a produit</text:p>
            </text:list-item>
            <text:list-item>
              <text:p text:style-name="P265"><text:span text:style-name="T116">le poids de miel total </text:span><text:span text:style-name="T117">en kg </text:span><text:span text:style-name="T116">produit par lui-même et sa descendance</text:span></text:p>
            </text:list-item>
          </text:list>
        </text:list-item>
        <text:list-item>
          <text:p text:style-name="P264">Disperser/<text:span text:style-name="T120">Remérer</text:span></text:p>
        </text:list-item>
      </text:list>
      <text:p text:style-name="P111">Pour disperser un essaim. <text:span text:style-name="T153">Les champs du formulaire : </text:span></text:p>
      <text:list xml:id="list1659464568" text:style-name="L12">
        <text:list-item>
          <text:p text:style-name="P280">Retour de la ruche au dépôt : la ruche est mise dans le rucher dépôt</text:p>
        </text:list-item>
        <text:list-item>
          <text:p text:style-name="P280">Création événement 0 cadre : un événement 0 cadre sera créé pour cette ruche</text:p>
        </text:list-item>
        <text:list-item>
          <text:p text:style-name="P280">Date : la date de l’événement</text:p>
        </text:list-item>
        <text:list-item>
          <text:p text:style-name="P280">Commentaire</text:p>
        </text:list-item>
      </text:list>
      <text:p text:style-name="P112">Après validation, l’essaim est rendu "inactif" et n’est plus visible dans la liste des essaims.</text:p>
      <text:p text:style-name="P112">Pour afficher les "inactifs" : menu Admin/Préférences, cochez "Afficher les inactifs"</text:p>
      <text:p text:style-name="P145">Pour remérer un essaim : </text:p>
      <text:p text:style-name="P146"><text:span text:style-name="T232">O</text:span>n considère pour le logiciel Ruches qu’il s’agit d’un nouvel essaim. <text:span text:style-name="T233">Il</text:span> faut donc </text:p>
      <text:list xml:id="list3153421506" text:style-name="L13">
        <text:list-item>
          <text:p text:style-name="P282">créer un nouvel essaim. </text:p>
        </text:list-item>
        <text:list-item>
          <text:p text:style-name="P281"><text:span text:style-name="T234">p</text:span><text:span text:style-name="T230">uis </text:span><text:span text:style-name="T153">disperser l’essaim </text:span><text:span text:style-name="T230">à remérer et dans le formulaire de dispersion </text:span></text:p>
          <text:list>
            <text:list-item>
              <text:p text:style-name="P281">déselectionner la case "Retour de la ruche au dépôt"</text:p>
            </text:list-item>
            <text:list-item>
              <text:p text:style-name="P281"><text:span text:style-name="T230">indiquer le nouvel essaim dans le champ "Remérage"</text:span><text:span text:style-name="T153">. </text:span><text:span text:style-name="T232">Ce champ n’apparaît que s’il existe des essaims qui ne sont pas dans des ruches.</text:span><text:span text:style-name="T153"> </text:span></text:p>
            </text:list-item>
          </text:list>
        </text:list-item>
      </text:list>
      <text:p text:style-name="P152">L’ancien essaim est dispersé et le nouvel essaim le remplace dans la ruche. Les événements dispersion et ajout du nouvel essaim dans la ruche sont créés.</text:p>
      <text:p text:style-name="P111"/>
      <text:list xml:id="list164414641158481" text:continue-list="list1826254659" text:style-name="L11">
        <text:list-item>
          <text:p text:style-name="P211">Événements</text:p>
        </text:list-item>
      </text:list>
      <text:p text:style-name="P113"><text:span text:style-name="T27">Les événements permettent de mémoriser avec une date les actions effectuées sur les </text:span><text:span text:style-name="T121">essaims</text:span><text:span text:style-name="T27">.</text:span></text:p>
      <text:list xml:id="list164415078405912" text:continue-numbering="true" text:style-name="L11">
        <text:list-item>
          <text:list>
            <text:list-item>
              <text:p text:style-name="P266"><text:span text:style-name="T35">Liste : </text:span><text:span text:style-name="T45">la liste de tous les événements référençant cette </text:span><text:span text:style-name="T46">essaim</text:span><text:span text:style-name="T45">.</text:span></text:p>
              <text:list>
                <text:list-item>
                  <text:p text:style-name="P207">Date : la date de l’événement avec heure et minute</text:p>
                </text:list-item>
                <text:list-item>
                  <text:p text:style-name="P207">Événement : le type de l’événement</text:p>
                </text:list-item>
                <text:list-item>
                  <text:p text:style-name="P207">Ruche : la ruche</text:p>
                </text:list-item>
                <text:list-item>
                  <text:p text:style-name="P207">Essaim : l’essaim (s’il y a un essaim dans le ruche)</text:p>
                </text:list-item>
                <text:list-item>
                  <text:p text:style-name="P207">Rucher : le rucher</text:p>
                </text:list-item>
                <text:list-item>
                  <text:p text:style-name="P207">Hausse : la hausse s’il s’agit d’un événement ajout ou retrait de hausse</text:p>
                </text:list-item>
                <text:list-item>
                  <text:p text:style-name="P207">Valeur : une valeur caractérisant l’événement (poids, nombre de cadres...) </text:p>
                </text:list-item>
                <text:list-item>
                  <text:p text:style-name="P207"><text:soft-page-break/>Commentaire</text:p>
                </text:list-item>
              </text:list>
            </text:list-item>
            <text:list-item>
              <text:p text:style-name="P211">Création</text:p>
            </text:list-item>
          </text:list>
        </text:list-item>
      </text:list>
      <text:p text:style-name="P148">Le nom de <text:span text:style-name="T122">l’essaim</text:span> concerné est rappelé en haut dans le formulaire. Vous pouvez cliquer sur ce nom pour abandonner la saisie et revenir à la page de détail de la ruche.</text:p>
      <text:list xml:id="list164414376687134" text:continue-numbering="true" text:style-name="L11">
        <text:list-item>
          <text:list>
            <text:list-item>
              <text:list>
                <text:list-item>
                  <text:p text:style-name="P267"><text:span text:style-name="T35">Commentaire : </text:span><text:span text:style-name="T47">pour créer un événement "Commentaire </text:span><text:span text:style-name="T48">essaim</text:span><text:span text:style-name="T47">". </text:span><text:span text:style-name="T49">Saisir la date et le commentaire dans le formulaire.</text:span></text:p>
                </text:list-item>
                <text:list-item>
                  <text:p text:style-name="P211">Sucre : <text:span text:style-name="T123">le dernier événement sucre de cet essaim est rappelé en haut du formulaire. Saisir la date, le poids du sucre ajouté et un commentaire.</text:span></text:p>
                </text:list-item>
                <text:list-item>
                  <text:p text:style-name="P211">Traitement : <text:span text:style-name="T124">la date du dernier traitement de cet essaim est rappelée en haut du formulaire. Saisir la date et un commentaire. </text:span><text:span text:style-name="T125">C</text:span><text:span text:style-name="T124">ocher la case "Fin de traitement" si c’est le cas (retrait des languettes apivar par exemple).</text:span></text:p>
                </text:list-item>
                <text:list-item>
                  <text:p text:style-name="P212">Pesée : <text:span text:style-name="T28">pour créer un événement de pesée de la ruche. </text:span><text:span text:style-name="T29">Saisir la date, le poids de la ruche en kg et un commentaire dans le formulaire. </text:span><text:span text:style-name="T244">La liste de ces événements accessible par le menu "Événement/Poids ruche" affiche ces poids ainsi que la différence avec le poids de la ruche.</text:span></text:p>
                </text:list-item>
                <text:list-item>
                  <text:p text:style-name="P268"><text:span text:style-name="T35">Cadre : </text:span><text:span text:style-name="T47">pour créer un événement "Cadre". </text:span><text:span text:style-name="T49">Le formulaire rappel le nombre de cadre </text:span><text:span text:style-name="T71">et la date </text:span><text:span text:style-name="T49">du dernier événement Cadre. </text:span><text:span text:style-name="T71">I</text:span><text:span text:style-name="T49">l faut saisir la date, le nombre de cadres et un commentaire. </text:span><text:span text:style-name="T72">Dans le commentaire vous pouvez détailler l’état des cadres </text:span><text:span text:style-name="T73">en utilisant</text:span><text:span text:style-name="T72"> les lettres : B bâti, G gaufré, A amorcé, M Miel, P Pollen, I indéterminé, V vide, T partition, Couvain operculé O, ouvert U</text:span></text:p>
                </text:list-item>
              </text:list>
            </text:list-item>
          </text:list>
        </text:list-item>
      </text:list>
      <text:h text:style-name="P168" text:outline-level="1"/>
      <text:h text:style-name="P171"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3">L<text:span text:style-name="T17">a liste</text:span> peut être exportée au format CSV ou PDF, imprimée, triée, filtrée, paginée. Les colonnes peuvent être masquées/affichées.</text:p>
      <text:p text:style-name="P23"><text:span text:style-name="T16">La liste des </text:span><text:span text:style-name="T126">hausses</text:span><text:span text:style-name="T16"> affiche les champs suivants :</text:span></text:p>
      <text:list xml:id="list164415048712122" text:continue-list="list164414009494131" text:style-name="L1">
        <text:list-item>
          <text:p text:style-name="P189"><text:span text:style-name="T16">Nom : </text:span><text:span text:style-name="T18">nom de </text:span><text:span text:style-name="T126">la hausse</text:span><text:span text:style-name="T18"> (lien vers la page détail de </text:span><text:span text:style-name="T126">la hausse</text:span><text:span text:style-name="T18">)</text:span></text:p>
        </text:list-item>
        <text:list-item>
          <text:p text:style-name="P189"><text:span text:style-name="T126">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283">Essaim : nom de l’essaim<text:span text:style-name="T18"> (lien vers la page détail de </text:span><text:span text:style-name="T30">l’</text:span>essaim<text:span text:style-name="T18">)</text:span></text:p>
        </text:list-item>
        <text:list-item>
          <text:p text:style-name="P194">Rucher : <text:span text:style-name="T18">nom du rucher (lien vers la page détail du rucher)</text:span></text:p>
        </text:list-item>
        <text:list-item>
          <text:p text:style-name="P283">Acquisition : <text:span text:style-name="T127">date d’acquisition de la hausse</text:span></text:p>
        </text:list-item>
        <text:list-item>
          <text:p text:style-name="P283">Poids : <text:span text:style-name="T127">poids de la hausse vide</text:span></text:p>
        </text:list-item>
        <text:list-item>
          <text:p text:style-name="P283">Cadres : <text:span text:style-name="T127">nombre de cadre présents dans la hausse</text:span></text:p>
        </text:list-item>
        <text:list-item>
          <text:p text:style-name="P283">Cadres max : <text:span text:style-name="T127">nombre de cadre max</text:span></text:p>
        </text:list-item>
        <text:list-item>
          <text:p text:style-name="P283">Commentaire</text:p>
        </text:list-item>
      </text:list>
      <text:h text:style-name="P176" text:outline-level="2"><text:bookmark-start text:name="__RefHeading___Toc1127_1613789997"/>Création<text:bookmark-end text:name="__RefHeading___Toc1127_1613789997"/></text:h>
      <text:p text:style-name="P70"><text:span text:style-name="T5">Vous pouvez créer une </text:span><text:span text:style-name="T220">nouvelle hausse</text:span><text:span text:style-name="T5"> en cliquant sur le "+" dans la liste des </text:span><text:span text:style-name="T220">hausses</text:span><text:span text:style-name="T5">.</text:span></text:p>
      <text:p text:style-name="P27">Le formulaire de création présente les champs suivants :</text:p>
      <text:list xml:id="list2335463359" text:style-name="L14">
        <text:list-item>
          <text:p text:style-name="P284">Nom</text:p>
        </text:list-item>
        <text:list-item>
          <text:p text:style-name="P285">Ac<text:span text:style-name="T128">t</text:span>ive : <text:span text:style-name="T138">en création on met normalement la h</text:span><text:span text:style-name="T139">ausse</text:span><text:span text:style-name="T138"> active. En modification, p</text:span><text:span text:style-name="T1">lutôt que de supprimer une </text:span><text:span text:style-name="T139">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84">Date d'acquisition</text:p>
        </text:list-item>
        <text:list-item>
          <text:p text:style-name="P284">Poids : <text:span text:style-name="T236">en kg, ce poids est utilisé pour le calcul du miel récolté. On fait la différence entre le poids de la hausse avant récolte et le poids de la hausse après récolte qui est initialisée à cette valeur. </text:span><text:span text:style-name="T237">C</text:span><text:span text:style-name="T236">e poids doit donc inclure le poids des cadres.</text:span></text:p>
        </text:list-item>
        <text:list-item>
          <text:p text:style-name="P284">Nombre de cadres</text:p>
        </text:list-item>
        <text:list-item>
          <text:p text:style-name="P284">Nombre de cadres max</text:p>
        </text:list-item>
        <text:list-item>
          <text:p text:style-name="P284">Commentaire</text:p>
        </text:list-item>
      </text:list>
      <text:h text:style-name="P186" text:outline-level="2">Commentaire par lot</text:h>
      <text:p text:style-name="P251">Sélectionner dans la liste les lignes des <text:span text:style-name="T267">hausses</text:span> à traiter en cliquant dans ces lignes puis cliquer sur le bouton "Ajouter des événements <text:span text:style-name="T262">Commentaires</text:span>".</text:p>
      <text:p text:style-name="P251"><text:soft-page-break/>Dans le formulaire saisir :</text:p>
      <text:list xml:id="list164415432142025" text:continue-list="list164415810551442" text:style-name="L7">
        <text:list-item>
          <text:p text:style-name="P247">la date d<text:span text:style-name="T264">e l’événement</text:span></text:p>
        </text:list-item>
        <text:list-item>
          <text:p text:style-name="P247">un commentaire</text:p>
        </text:list-item>
      </text:list>
      <text:p text:style-name="P257">Sélection des lignes :</text:p>
      <text:list xml:id="list3379163275" text:style-name="L38">
        <text:list-item>
          <text:p text:style-name="P256">cliquer dans une zone de la ligne qui n’a pas de lien</text:p>
        </text:list-item>
        <text:list-item>
          <text:p text:style-name="P256">utiliser <text:span text:style-name="T263">un clic simple</text:span> pour ajouter ou retirer une ligne à la sélection</text:p>
        </text:list-item>
        <text:list-item>
          <text:p text:style-name="P256">utiliser "majuscule click" pour ajouter une série de lignes qui se suivent.</text:p>
        </text:list-item>
      </text:list>
      <text:p text:style-name="P251"><text:span text:style-name="T84">Les événements "</text:span><text:span text:style-name="T85">Hausse</text:span><text:span text:style-name="T84"> Commentaire</text:span><text:span text:style-name="T35">" sont créés pour les </text:span><text:span text:style-name="T85">hausses</text:span><text:span text:style-name="T35"> sélectionné</text:span><text:span text:style-name="T85">e</text:span><text:span text:style-name="T35">s.</text:span></text:p>
      <text:h text:style-name="P177" text:outline-level="2"><text:bookmark-start text:name="__RefHeading___Toc1129_1613789997"/>Détail d'une hausse <text:bookmark-end text:name="__RefHeading___Toc1129_1613789997"/></text:h>
      <text:p text:style-name="P2">On accède <text:span text:style-name="T162">à cette page</text:span> en cliquant sur le nom d’une <text:span text:style-name="T131">hausse</text:span> <text:span text:style-name="T9">(pages liste des ruches ou des essaims, détail d’un essaim…). </text:span><text:span text:style-name="T152">Elle donne une synthèse de l’état de l’</text:span><text:span text:style-name="T156">essaim :</text:span></text:p>
      <text:p text:style-name="P47"><text:span text:style-name="T99">Premier tableau </text:span><text:span text:style-name="T103">rappel</text:span><text:span text:style-name="T99"> </text:span><text:span text:style-name="T103">d</text:span><text:span text:style-name="T99">es caractéristiques de l</text:span><text:span text:style-name="T109">a hausse</text:span> :</text:p>
      <text:p text:style-name="P118">Acquisition, Poids, Cadres, Cadres max, Commentaire</text:p>
      <text:p text:style-name="P101"><text:span text:style-name="T99">Deuxième tableau la ruche</text:span> :</text:p>
      <text:p text:style-name="P119">Ruche : <text:span text:style-name="T163">nom de la ruche sur laquelle est posée la hausse</text:span></text:p>
      <text:p text:style-name="P119">Ordre : <text:span text:style-name="T163">ordre de la hausse sur la ruche (1 première hausse posée)</text:span></text:p>
      <text:p text:style-name="P119">Date : <text:span text:style-name="T163">date de cette pose</text:span></text:p>
      <text:p text:style-name="P101"><text:span text:style-name="T99">puis le rucher </text:span>:</text:p>
      <text:p text:style-name="P119">Rucher : <text:span text:style-name="T163">le nom du rucher</text:span></text:p>
      <text:p text:style-name="P119">Date : <text:span text:style-name="T163">la date de l’ajout de la ruche dans le rucher</text:span><text:tab/></text:p>
      <text:p text:style-name="P101"><text:span text:style-name="T99">puis l’essaim </text:span>:</text:p>
      <text:p text:style-name="P120">Essaim : <text:span text:style-name="T163">le nom de l’essaim</text:span></text:p>
      <text:p text:style-name="P120">Date : <text:span text:style-name="T163">la date de la mise de cet essaim dans la ruche</text:span></text:p>
      <text:p text:style-name="P97">Troisième tableau les derniers événements :</text:p>
      <text:p text:style-name="P121">Remplissage : % <text:span text:style-name="T164">de remplissage, </text:span>Date</text:p>
      <text:p text:style-name="P121">Commentaire : Commentaire, Date</text:p>
      <text:p text:style-name="P47"/>
      <text:p text:style-name="P94">Les boutons d’action en haut à droite de la page <text:span text:style-name="T157">détail d’un</text:span><text:span text:style-name="T165">e hausse :</text:span></text:p>
      <text:list xml:id="list164414107431320" text:continue-list="list164414376687134" text:style-name="L11">
        <text:list-item>
          <text:p text:style-name="P269">Modifier : <text:span text:style-name="T39">l</text:span><text:span text:style-name="T40">es champs affichés sont les mêmes que pour la créatio</text:span><text:span text:style-name="T39">n</text:span><text:span text:style-name="T40">.</text:span></text:p>
        </text:list-item>
        <text:list-item>
          <text:p text:style-name="P269"><text:span text:style-name="T130">Cloner : </text:span><text:span text:style-name="T41">pour créer une série </text:span><text:span text:style-name="T50">de hausses</text:span><text:span text:style-name="T41"> avec les mêmes caractéristiques que celles de </text:span><text:span text:style-name="T50">la hausse</text:span><text:span text:style-name="T42"> courant</text:span><text:span text:style-name="T50">e</text:span><text:span text:style-name="T41">. Il faut donner une liste de noms séparés par des virgules.</text:span></text:p>
        </text:list-item>
      </text:list>
      <text:list xml:id="list1477752356" text:style-name="L15">
        <text:list-item>
          <text:p text:style-name="P286"><text:soft-page-break/>Supprimer : <text:span text:style-name="T132">pour supprimer la hausse. </text:span><text:span text:style-name="T133">Seulement si elle n’est pas référencée dans une récolte.</text:span></text:p>
        </text:list-item>
        <text:list-item>
          <text:p text:style-name="P216">Événements</text:p>
        </text:list-item>
      </text:list>
      <text:p text:style-name="P114"><text:span text:style-name="T27">Les événements permettent de mémoriser avec une date les actions effectuées sur les </text:span><text:span text:style-name="T134">hausses</text:span><text:span text:style-name="T27">.</text:span></text:p>
      <text:list xml:id="list164413955803182" text:continue-numbering="true" text:style-name="L15">
        <text:list-item>
          <text:list>
            <text:list-item>
              <text:p text:style-name="P287"><text:span text:style-name="T35">Liste : </text:span><text:span text:style-name="T45">la liste de tous les événements référençant cette </text:span><text:span text:style-name="T51">hausse</text:span><text:span text:style-name="T45">.</text:span></text:p>
              <text:list>
                <text:list-item>
                  <text:p text:style-name="P208">Date : la date de l’événement avec heure et minute</text:p>
                </text:list-item>
                <text:list-item>
                  <text:p text:style-name="P208">Événement : le type de l’événement</text:p>
                </text:list-item>
                <text:list-item>
                  <text:p text:style-name="P208">Ruche : la ruche</text:p>
                </text:list-item>
                <text:list-item>
                  <text:p text:style-name="P208">Essaim : l’essaim (s’il y a un essaim dans le ruche)</text:p>
                </text:list-item>
                <text:list-item>
                  <text:p text:style-name="P208">Rucher : le rucher</text:p>
                </text:list-item>
                <text:list-item>
                  <text:p text:style-name="P208">Hausse : la hausse s’il s’agit d’un événement ajout ou retrait de hausse</text:p>
                </text:list-item>
                <text:list-item>
                  <text:p text:style-name="P208">Valeur : une valeur caractérisant l’événement (poids, nombre de cadres...) </text:p>
                </text:list-item>
                <text:list-item>
                  <text:p text:style-name="P208">Commentaire</text:p>
                </text:list-item>
              </text:list>
            </text:list-item>
            <text:list-item>
              <text:p text:style-name="P217">Création</text:p>
              <text:list>
                <text:list-item>
                  <text:p text:style-name="P287"><text:span text:style-name="T52">Le nom de </text:span><text:span text:style-name="T51">la hausse</text:span><text:span text:style-name="T52"> concerné</text:span><text:span text:style-name="T51">e</text:span><text:span text:style-name="T52"> est rappelé en haut dans le formulaire. Vous pouvez cliquer sur ce nom pour abandonner la saisie et revenir à la page de détail de la ruche.</text:span></text:p>
                </text:list-item>
                <text:list-item>
                  <text:p text:style-name="P288"><text:span text:style-name="T35">Commentaire : </text:span><text:span text:style-name="T47">pour créer un événement "Commentaire </text:span><text:span text:style-name="T51">hausse</text:span><text:span text:style-name="T47">". </text:span><text:span text:style-name="T49">Saisir la date et le commentaire dans le formulaire.</text:span></text:p>
                </text:list-item>
                <text:list-item>
                  <text:p text:style-name="P288"><text:span text:style-name="T35">Remplissage : </text:span><text:span text:style-name="T53">pour créer un événement "Remplissage hausse". </text:span><text:span text:style-name="T49">Saisir la date, </text:span><text:span text:style-name="T53">le taux de remplissage (%)</text:span><text:span text:style-name="T49"> et le commentaire dans le formulaire. </text:span><text:span text:style-name="T53">Le dernier événement remplissage de la hausse est rappelé en haut du formulaire.</text:span></text:p>
                </text:list-item>
              </text:list>
            </text:list-item>
          </text:list>
        </text:list-item>
      </text:list>
      <text:h text:style-name="P168" text:outline-level="1"/>
      <text:h text:style-name="P171" text:outline-level="1"><text:bookmark-start text:name="__RefHeading___Toc1094_1613789997"/>Ruchers<text:bookmark-end text:name="__RefHeading___Toc1094_1613789997"/></text:h>
      <text:p text:style-name="P26">Un rucher est un emplacement où des ruches peuvent être installées.</text:p>
      <text:h text:style-name="Heading_20_2" text:outline-level="2"><text:bookmark-start text:name="__RefHeading___Toc1096_1613789997"/>Liste<text:bookmark-end text:name="__RefHeading___Toc1096_1613789997"/></text:h>
      <text:p text:style-name="P25">L<text:span text:style-name="T17">a liste</text:span> peut être exportée au format CSV ou PDF, imprimée, triée, filtrée, paginée. Les colonnes peuvent être masquées/affichées.</text:p>
      <text:p text:style-name="P25"><text:span text:style-name="T16">La liste des </text:span><text:span text:style-name="T135">ruchers</text:span><text:span text:style-name="T16"> affiche les champs suivants :</text:span></text:p>
      <text:list xml:id="list164415692546900" text:continue-list="list164415048712122" text:style-name="L1">
        <text:list-item>
          <text:p text:style-name="P190"><text:span text:style-name="T16">Nom : </text:span><text:span text:style-name="T18">nom d</text:span><text:span text:style-name="T136">u rucher</text:span><text:span text:style-name="T18"> (lien vers la page détail d</text:span><text:span text:style-name="T136">u rucher</text:span><text:span text:style-name="T18">)</text:span></text:p>
        </text:list-item>
        <text:list-item>
          <text:p text:style-name="P289">Contact : <text:span text:style-name="T137">le propriétaire ou le gérant de l’emplacement</text:span></text:p>
        </text:list-item>
        <text:list-item>
          <text:p text:style-name="P289">Adresse : <text:span text:style-name="T137">l’adresse du rucher</text:span></text:p>
        </text:list-item>
        <text:list-item>
          <text:p text:style-name="P289">Ressource : <text:span text:style-name="T137">les plantes méllif</text:span><text:span text:style-name="T224">è</text:span><text:span text:style-name="T137">res du rucher</text:span></text:p>
        </text:list-item>
        <text:list-item>
          <text:p text:style-name="P289">Ruches : <text:span text:style-name="T137">le nombre de ruches</text:span></text:p>
        </text:list-item>
        <text:list-item>
          <text:p text:style-name="P289">Hausses : <text:span text:style-name="T137">le nombre de hausses sur les ruches du rucher</text:span></text:p>
        </text:list-item>
        <text:list-item>
          <text:p text:style-name="P289">Commentaire</text:p>
        </text:list-item>
      </text:list>
      <text:h text:style-name="Heading_20_2" text:outline-level="2"><text:bookmark-start text:name="__RefHeading___Toc1098_1613789997"/>Création<text:bookmark-end text:name="__RefHeading___Toc1098_1613789997"/></text:h>
      <text:p text:style-name="P71"><text:span text:style-name="T5">Vous pouvez créer un </text:span><text:span text:style-name="T221">nouveau rucher</text:span><text:span text:style-name="T5"> en cliquant sur le "+" dans la liste des </text:span><text:span text:style-name="T221">ruchers</text:span><text:span text:style-name="T5">.</text:span></text:p>
      <text:p text:style-name="P29">Le formulaire de création présente les champs suivants :</text:p>
      <text:list xml:id="list2579919605" text:style-name="L16">
        <text:list-item>
          <text:p text:style-name="P290">Nom : <text:span text:style-name="T138">le nom du rucher</text:span></text:p>
        </text:list-item>
        <text:list-item>
          <text:p text:style-name="P291">Actif : <text:s/><text:span text:style-name="T138">en création on met normalement l</text:span><text:span text:style-name="T139">e</text:span><text:span text:style-name="T138"> ruche</text:span><text:span text:style-name="T139">r</text:span><text:span text:style-name="T138"> acti</text:span><text:span text:style-name="T139">f</text:span><text:span text:style-name="T138">. En modification, p</text:span><text:span text:style-name="T1">lutôt que de supprimer un ruche</text:span><text:span text:style-name="T139">r</text:span><text:span text:style-name="T1">, on l’inactive. De cette manière </text:span><text:span text:style-name="T139">il</text:span><text:span text:style-name="T1"> n’apparaît plus dans les listes, mais </text:span><text:span text:style-name="T139">il</text:span><text:span text:style-name="T1"> existe toujours comme référence pour</text:span><text:span text:style-name="T2"> les récoltes passées.</text:span></text:p>
        </text:list-item>
        <text:list-item>
          <text:p text:style-name="P290">Contact</text:p>
        </text:list-item>
        <text:list-item>
          <text:p text:style-name="P292">Latitude : <text:span text:style-name="T5">la latitude d</text:span><text:span text:style-name="T222">u</text:span><text:span text:style-name="T5"> ruche</text:span><text:span text:style-name="T222">r</text:span><text:span text:style-name="T5"> </text:span><text:span text:style-name="T250">(nombre décimal entre -90 et 90 degrés)</text:span><text:span text:style-name="T5">. Vous pouvez laissez ce champ tel quel </text:span><text:span text:style-name="T216">ainsi que la longitude </text:span><text:span text:style-name="T5">et déplacer le ruche</text:span><text:span text:style-name="T222">r</text:span><text:span text:style-name="T5"> par la suite sur la carte </text:span><text:span text:style-name="T223">des ruchers. La position d’un rucher correspond aussi au marqueur "Entrée" sur la carte des ruches de ce rucher.</text:span></text:p>
        </text:list-item>
        <text:list-item>
          <text:p text:style-name="P292">Longitude : <text:span text:style-name="T222">la longitude du rucher</text:span><text:span text:style-name="T5"> </text:span><text:span text:style-name="T250">(nombre décimal entre -</text:span><text:span text:style-name="T251">18</text:span><text:span text:style-name="T250">0 et </text:span><text:span text:style-name="T251">18</text:span><text:span text:style-name="T250">0 degrés)</text:span></text:p>
        </text:list-item>
        <text:list-item>
          <text:p text:style-name="P290">Altitude : <text:span text:style-name="T224">l’altitude du rucher </text:span><text:span text:style-name="T251">(nombre entier entre -200 et 4000m).</text:span></text:p>
        </text:list-item>
        <text:list-item>
          <text:p text:style-name="P290">Adresse : <text:span text:style-name="T224">l’adresse du rucher</text:span></text:p>
        </text:list-item>
        <text:list-item>
          <text:p text:style-name="P290">Ressource</text:p>
        </text:list-item>
        <text:list-item>
          <text:p text:style-name="P293">Commentaire</text:p>
        </text:list-item>
      </text:list>
      <text:h text:style-name="Heading_20_2" text:outline-level="2"><text:bookmark-start text:name="__RefHeading___Toc1558_1905309782"/><text:soft-page-break/>Carte Google<text:bookmark-end text:name="__RefHeading___Toc1558_1905309782"/></text:h>
      <text:p text:style-name="P32">Affiche une carte Google avec des marqueurs à l’emplacement des ruchers.</text:p>
      <text:p text:style-name="P33">Les contrôles :</text:p>
      <text:p text:style-name="P38"><text:span text:style-name="T99">Un clic</text:span> sur le marqueur d’un rucher affiche une popup avec son nom et la liste des ruches. <text:span text:style-name="T145">Si on clique sur le nom, cela affiche une carte Google des ruches du rucher.</text:span></text:p>
      <text:p text:style-name="P33"><text:span text:style-name="T99">Recherche </text:span>: <text:span text:style-name="T141">tapez quelques lettres du nom d’un rucher puis Entrée. La popup du rucher trouvée s’ouvre.</text:span></text:p>
      <text:p text:style-name="P81"><text:span text:style-name="T113">Marqueurs fixes</text:span><text:span text:style-name="T193"> : </text:span><text:span text:style-name="T141">si cette case est dé-cochée, on peut déplacer les ruchers. Attention l</text:span><text:span text:style-name="T194">e déplacement d’un rucher</text:span><text:span text:style-name="T141"> est enregistré dés que l’on relâche le bouton de la souris.</text:span></text:p>
      <text:p text:style-name="P33"><text:span text:style-name="T141">Les contrôles Google standard</text:span><text:span text:style-name="T142">s</text:span><text:span text:style-name="T141"> : </text:span>Plan, Satellite, Passer en plein écran, Street view, Zoom</text:p>
      <text:h text:style-name="Heading_20_2" text:outline-level="2"><text:bookmark-start text:name="__RefHeading___Toc1560_1905309782"/>Carte IGN<text:bookmark-end text:name="__RefHeading___Toc1560_1905309782"/></text:h>
      <text:p text:style-name="P37"><text:span text:style-name="T140">Affiche une carte </text:span><text:span text:style-name="T143">IGN</text:span><text:span text:style-name="T140"> avec des marqueurs à l’emplacement des ruchers.</text:span></text:p>
      <text:p text:style-name="P34">Les contrôles :</text:p>
      <text:p text:style-name="P34"><text:span text:style-name="T99">?</text:span> : <text:span text:style-name="T146">affiche de l’aide</text:span></text:p>
      <text:p text:style-name="P39"><text:span text:style-name="T102">D</text:span><text:span text:style-name="T100">ouble</text:span><text:span text:style-name="T101"> clic</text:span><text:span text:style-name="T144"> sur le marqueur d’un rucher affiche une popup avec son nom et la liste des ruches. </text:span><text:span text:style-name="T145">Si on clique sur le nom, cela affiche une carte </text:span><text:span text:style-name="T146">IGN</text:span><text:span text:style-name="T145"> des ruches du rucher.</text:span></text:p>
      <text:p text:style-name="P40"><text:span text:style-name="T99">Clic</text:span> sur le marqueur d’un rucher pour le sélectionner, puis clic pour le déplacer <text:span text:style-name="T252">(seulement si la case "Marqueurs fixes" est décochée)</text:span>. Clic sur le fond de carte pour désélectionner le marqueur.</text:p>
      <text:p text:style-name="P34"><text:span text:style-name="T99">Recherche </text:span>: <text:span text:style-name="T141">tapez quelques lettres du nom d’un rucher puis Entrée. La popup du rucher trouvée s’ouvre.</text:span></text:p>
      <text:p text:style-name="P36"><text:span text:style-name="T99">Marqueurs fixes</text:span> : <text:span text:style-name="T141">si cette case est dé-cochée, on peut déplacer les ruchers. Attention l</text:span><text:span text:style-name="T194">e déplacement d’un rucher</text:span><text:span text:style-name="T141"> est enregistré dés que l’on relâche le bouton de la souris.</text:span></text:p>
      <text:p text:style-name="P40"><text:span text:style-name="T99">Recentrer tous les ruchers sur leurs ruches </text:span>: déplace le rucher au barycentre des ruches.</text:p>
      <text:p text:style-name="P40">Les contrôles des cartes IGN :</text:p>
      <text:p text:style-name="P154">Zoom,</text:p>
      <text:p text:style-name="P154">Bascule en plein écran</text:p>
      <text:p text:style-name="P156">Gestion de couches : </text:p>
      <text:list xml:id="list2299392944" text:style-name="L17">
        <text:list-item>
          <text:p text:style-name="P294"><text:span text:style-name="T247">Ruche</text:span><text:span text:style-name="T256">r</text:span><text:span text:style-name="T247">s : </text:span><text:span text:style-name="T255">les ruche</text:span><text:span text:style-name="T256">r</text:span><text:span text:style-name="T255">s</text:span><text:span text:style-name="T247">,</text:span></text:p>
        </text:list-item>
        <text:list-item>
          <text:p text:style-name="P294"><text:span text:style-name="T257">Parcelles cadastrales ,</text:span><text:span text:style-name="T247"> </text:span></text:p>
        </text:list-item>
        <text:list-item>
          <text:p text:style-name="P295"><text:span text:style-name="T247">P</text:span><text:span text:style-name="T197">hotographies aériennes, </text:span></text:p>
        </text:list-item>
        <text:list-item>
          <text:p text:style-name="P295"><text:span text:style-name="T247">C</text:span><text:span text:style-name="T197">arte IGN.</text:span></text:p>
        </text:list-item>
      </text:list>
      <text:p text:style-name="P157">Calculer un profil</text:p>
      <text:p text:style-name="P157">Mesurer une distance, une surface, un azimut. </text:p>
      <text:p text:style-name="P157"><text:soft-page-break/>Calcul d’itinéraire. </text:p>
      <text:p text:style-name="P157">Altitude d’un point.</text:p>
      <text:p text:style-name="P109"/>
      <text:h text:style-name="Heading_20_2" text:outline-level="2"><text:bookmark-start text:name="__RefHeading___Toc1562_1905309782"/>Carte OpenStreetMap<text:bookmark-end text:name="__RefHeading___Toc1562_1905309782"/></text:h>
      <text:p text:style-name="P43"><text:span text:style-name="T140">Affiche une carte </text:span><text:span text:style-name="T147">OpenStreetMap</text:span><text:span text:style-name="T140"> avec des marqueurs à l’emplacement des ruchers.</text:span></text:p>
      <text:p text:style-name="P35">Les contrôles :</text:p>
      <text:p text:style-name="P35"><text:span text:style-name="T99">?</text:span> : <text:span text:style-name="T146">affiche de l’aide</text:span></text:p>
      <text:p text:style-name="P43"><text:span text:style-name="T102">D</text:span><text:span text:style-name="T100">ouble</text:span><text:span text:style-name="T101"> clic</text:span><text:span text:style-name="T144"> sur le marqueur d’un rucher affiche une popup avec son nom et la liste des ruches. </text:span><text:span text:style-name="T145">Si on clique sur le nom, cela affiche une carte </text:span><text:span text:style-name="T147">OpenStreetMap</text:span><text:span text:style-name="T145"> des ruches du rucher.</text:span></text:p>
      <text:p text:style-name="P42"><text:span text:style-name="T99">Clic</text:span> sur le marqueur d’un rucher pour le sélectionner, puis clic pour le déplacer <text:span text:style-name="T252">(seulement si la case "Marqueurs fixes" est décochée)</text:span>. Clic sur le fond de carte pour désélectionner le marqueur.</text:p>
      <text:p text:style-name="P35"><text:span text:style-name="T99">Recherche </text:span>: <text:span text:style-name="T141">tapez quelques lettres du nom d’un rucher puis Entrée. La popup du rucher trouvée s’ouvre.</text:span></text:p>
      <text:p text:style-name="P36"><text:span text:style-name="T99">Marqueurs fixes</text:span> : <text:span text:style-name="T141">si cette case est dé-cochée, on peut déplacer les ruchers. Attention l</text:span><text:span text:style-name="T194">e déplacement d’un rucher</text:span><text:span text:style-name="T141"> est enregistré dés que l’on relâche le bouton de la souris.</text:span></text:p>
      <text:p text:style-name="P41"><text:span text:style-name="T99">Recentrer tous les ruchers sur leurs ruches </text:span>: déplace le rucher au barycentre des ruches.</text:p>
      <text:p text:style-name="P41">Les contrôles de <text:span text:style-name="T147">la</text:span> carte :</text:p>
      <text:p text:style-name="P155">Zoom, </text:p>
      <text:p text:style-name="P155">Bascule en plein écran,</text:p>
      <text:p text:style-name="P162"><text:span text:style-name="T197">Gestion de couches : </text:span><text:span text:style-name="T258">Ruchers,</text:span><text:span text:style-name="T197"> </text:span><text:span text:style-name="T247">OpenStreetMap</text:span><text:span text:style-name="T197">, <text:s/></text:span></text:p>
      <text:p text:style-name="P158">Mesurer une distance, une surface, un azimut.</text:p>
      <text:p text:style-name="P159"><text:span text:style-name="T255">Annoter la carte : <text:s/></text:span><text:span text:style-name="T248">voir détail précédemment dans carte IGN.</text:span></text:p>
      <text:h text:style-name="Heading_20_2" text:outline-level="2"><text:bookmark-start text:name="__RefHeading___Toc1564_1905309782"/>Statistiques<text:bookmark-end text:name="__RefHeading___Toc1564_1905309782"/></text:h>
      <text:p text:style-name="P52">Les statistiques de production de miel des ruchers. Les colonnes affichées :</text:p>
      <text:list xml:id="list1282241613" text:style-name="L18">
        <text:list-item>
          <text:p text:style-name="P296">Rucher : le nom du rucher</text:p>
        </text:list-item>
        <text:list-item>
          <text:p text:style-name="P296">Récolte : le nombre de récoltes effectuées dans ce rucher</text:p>
        </text:list-item>
        <text:list-item>
          <text:p text:style-name="P296">Total : le poids total de miel en kg récolté dans ce rucher</text:p>
        </text:list-item>
        <text:list-item>
          <text:p text:style-name="P296">Max : la récolte max en kg</text:p>
        </text:list-item>
        <text:list-item>
          <text:p text:style-name="P296">Min : la récolte min en kg</text:p>
        </text:list-item>
        <text:list-item>
          <text:p text:style-name="P296">Moyen : la moyenne par récolte</text:p>
        </text:list-item>
      </text:list>
      <text:p text:style-name="Text_20_body"/>
      <text:p text:style-name="Text_20_body"/>
      <text:h text:style-name="Heading_20_2" text:outline-level="2"><text:bookmark-start text:name="__RefHeading___Toc1100_1613789997"/><text:soft-page-break/>Détail d'un rucher<text:bookmark-end text:name="__RefHeading___Toc1100_1613789997"/></text:h>
      <text:p text:style-name="P3">On accède <text:span text:style-name="T162">à cette page</text:span> en cliquant sur le nom d’une <text:span text:style-name="T131">hausse</text:span> <text:span text:style-name="T9">(pages liste des ruche</text:span><text:span text:style-name="T167">r</text:span><text:span text:style-name="T9">s, </text:span><text:span text:style-name="T167">des ruches</text:span><text:span text:style-name="T9"> ou des essaims, détail d’un essaim…). </text:span><text:span text:style-name="T152">Elle donne une synthèse de l’état d</text:span><text:span text:style-name="T166">u rucher :</text:span></text:p>
      <text:p text:style-name="P49"><text:span text:style-name="T111">Tableau</text:span><text:span text:style-name="T105"> </text:span><text:span text:style-name="T103">d</text:span><text:span text:style-name="T105">es caractéristiques d</text:span><text:span text:style-name="T110">u rucher :</text:span></text:p>
      <text:p text:style-name="P122">Dépôt, <text:tab/>Contact, Adresse, Latitude, Longitude, Altitude, Ressource, Commentaire</text:p>
      <text:p text:style-name="P102"><text:span text:style-name="T99">Liste des ruches </text:span>:</text:p>
      <text:p text:style-name="P131">Nom, Acquisition, Poids, Cadres, <text:span text:style-name="T168">Cadre max, Type, Commentaire</text:span></text:p>
      <text:p text:style-name="P103"><text:span text:style-name="T99">Tableau des récoltes du rucher</text:span> :</text:p>
      <text:p text:style-name="P132">Poids de miel récolté, Nombre de ruches, Poids moyen par ruche</text:p>
      <text:p text:style-name="P131"/>
      <text:p text:style-name="P104"><text:span text:style-name="T170">Les boutons d’action en haut à droite de la page </text:span><text:span text:style-name="T157">détail d’un </text:span><text:span text:style-name="T169">rucher:</text:span></text:p>
      <text:list xml:id="list164414289670345" text:continue-list="list164414107431320" text:style-name="L11">
        <text:list-item>
          <text:p text:style-name="P270">Modifier : <text:span text:style-name="T39">l</text:span><text:span text:style-name="T40">es champs affichés sont les mêmes que pour la créatio</text:span><text:span text:style-name="T39">n</text:span></text:p>
        </text:list-item>
        <text:list-item>
          <text:p text:style-name="P270">Supprimer : <text:span text:style-name="T132">pour supprimer l</text:span><text:span text:style-name="T186">e </text:span><text:span text:style-name="T171">rucher</text:span><text:span text:style-name="T132">. </text:span><text:span text:style-name="T187">Si le rucher est</text:span><text:span text:style-name="T133"> référencé dans une récolte </text:span><text:span text:style-name="T187">la suppression sera refusée.</text:span></text:p>
        </text:list-item>
        <text:list-item>
          <text:p text:style-name="P270"><text:span text:style-name="T35">Météo : </text:span><text:span text:style-name="T54">le météo du rucher (OpenWeatherMap)</text:span></text:p>
        </text:list-item>
        <text:list-item>
          <text:p text:style-name="P270"><text:span text:style-name="T35">Ajouter des ruches : </text:span><text:span text:style-name="T56">affiche </text:span><text:span text:style-name="T57">la</text:span><text:span text:style-name="T56"> page </text:span><text:span text:style-name="T57">"Ajout de ruches"</text:span><text:span text:style-name="T56"> : un premier tableau affiche les ruches déjà présentes dans le rucher. Un deuxième tableau affiche les autres ruches. </text:span><text:span text:style-name="T58">S</text:span><text:span text:style-name="T56">es lignes peuvent être sélectionnées en cliquant dedans, puis le bouton "Ajouter des ruches" permet d’ajouter ces ruches au rucher. </text:span><text:span text:style-name="T59">Un formulaire permet de saisir la date ainsi qu’un commentaire pour les événements "Ajout de ruches" qui seront créés. </text:span><text:span text:style-name="T56">Pour enlever des ruches ce n’est pas ici ! Il faut aller dans le rucher destination et les y ajouter.</text:span></text:p>
        </text:list-item>
        <text:list-item>
          <text:p text:style-name="P213">Supprimer : <text:span text:style-name="T188">pour supprimer le rucher. </text:span><text:span text:style-name="T189">Si le rucher a généré des récoltes, on ne pourra pas le supprimer.</text:span></text:p>
        </text:list-item>
        <text:list-item>
          <text:p text:style-name="P213">Historique (des ruches) : <text:span text:style-name="T190">afficher la page "Historique" qui reconstitue la liste des ruches présentes dans le rucher au cours du temps.</text:span></text:p>
        </text:list-item>
        <text:list-item>
          <text:p text:style-name="P214"><text:span text:style-name="T99">Carte Google</text:span> :</text:p>
        </text:list-item>
      </text:list>
      <text:p text:style-name="P136">Affiche une carte Google avec des marqueurs à l’emplacement des ruchers.</text:p>
      <text:p text:style-name="P137">Les contrôles :</text:p>
      <text:list xml:id="list164415390003993" text:continue-numbering="true" text:style-name="L11">
        <text:list-item>
          <text:list>
            <text:list-item>
              <text:p text:style-name="P271"><text:span text:style-name="T101">Un clic</text:span><text:span text:style-name="T144"> sur le marqueur d’un</text:span><text:span text:style-name="T191">e</text:span><text:span text:style-name="T144"> ruche affiche une popup avec son nom, </text:span><text:span text:style-name="T191">le nom de l’essaim</text:span><text:span text:style-name="T144"> et la liste de</text:span><text:span text:style-name="T191">s hausses</text:span><text:span text:style-name="T144">. </text:span><text:span text:style-name="T145">Si on clique sur le nom </text:span><text:span text:style-name="T191">de la ruche</text:span><text:span text:style-name="T145">, cela affiche </text:span><text:span text:style-name="T191">la page de détail de la ruche.</text:span></text:p>
            </text:list-item>
            <text:list-item>
              <text:p text:style-name="P297"><text:span text:style-name="T99">Recherche </text:span>: <text:span text:style-name="T141">tapez </text:span><text:span text:style-name="T191">le</text:span><text:span text:style-name="T141"> nom d’un</text:span><text:span text:style-name="T191">e</text:span><text:span text:style-name="T141"> ruche </text:span><text:span text:style-name="T191">ou d’un essaim</text:span><text:span text:style-name="T141"> puis Entrée. La popup d</text:span><text:span text:style-name="T191">e la</text:span><text:span text:style-name="T141"> ruche trouvée s’ouvre. </text:span><text:span text:style-name="T191">Le nom doit être saisi complètement. La saisie est insensible à la casse.</text:span></text:p>
            </text:list-item>
            <text:list-item>
              <text:p text:style-name="P271"><text:span text:style-name="T113">Marqueurs fixes</text:span><text:span text:style-name="T193"> : </text:span><text:span text:style-name="T141">si cette case est dé-cochée, on peut déplacer les ruches. Attention l</text:span><text:span text:style-name="T192">e déplacement d’une ruche</text:span><text:span text:style-name="T141"> est enregistré dés que l’on relâche le bouton de la souris.</text:span></text:p>
            </text:list-item>
            <text:list-item>
              <text:p text:style-name="P218"><text:soft-page-break/><text:span text:style-name="T141">Les contrôles Google standard</text:span><text:span text:style-name="T142">s</text:span><text:span text:style-name="T141"> : </text:span>Plan, Satellite, Passer en plein écran, Street view, Zoom</text:p>
            </text:list-item>
          </text:list>
        </text:list-item>
      </text:list>
      <text:p text:style-name="P140">Les boutons :</text:p>
      <text:list xml:id="list4256321189" text:style-name="L19">
        <text:list-item>
          <text:p text:style-name="P219">Liste des ruches ordonnées suivant le sens du parcours : <text:span text:style-name="T195">cela permet de parcourir les ruches du rucher sur le terrain en suivant la les ruches dans la liste.</text:span></text:p>
        </text:list-item>
        <text:list-item>
          <text:p text:style-name="P220">Liste <text:span text:style-name="T195">détaillée </text:span>des ruches ordonnées suivant le sens du parcours : <text:span text:style-name="T195">idem avec plus de détail dans la liste.</text:span></text:p>
        </text:list-item>
        <text:list-item>
          <text:p text:style-name="P221">Export GPX : génère un fichier au format GPX des ruches et du parcours.</text:p>
        </text:list-item>
        <text:list-item>
          <text:p text:style-name="P222">Export KML : génère un fichier au format KML des ruches et du parcours.</text:p>
        </text:list-item>
        <text:list-item>
          <text:p text:style-name="P222"><text:span text:style-name="T254">Cercles </text:span><text:span text:style-name="T253">: affiche des cercles concentriques au rucher pour matérialiser les distances de butinages. Ces distances sont paramétrables à l’installation de l’application. Leurs valeurs apparaissent quand on survole le b</text:span><text:span text:style-name="T249">outon Cercles.</text:span></text:p>
        </text:list-item>
      </text:list>
      <text:list xml:id="list164415279425291" text:continue-list="list164415390003993" text:style-name="L11">
        <text:list-item>
          <text:p text:style-name="P214"><text:span text:style-name="T115">Carte</text:span><text:span text:style-name="T99"> IGN </text:span>:</text:p>
        </text:list-item>
      </text:list>
      <text:p text:style-name="P141"><text:span text:style-name="T140">Affiche une carte </text:span><text:span text:style-name="T143">IGN</text:span><text:span text:style-name="T140"> avec des marqueurs à l’emplacement des ruches.</text:span></text:p>
      <text:p text:style-name="P138">Les contrôles :</text:p>
      <text:list xml:id="list1241398527" text:style-name="L20">
        <text:list-item>
          <text:list>
            <text:list-item>
              <text:p text:style-name="P298"><text:span text:style-name="T113">?</text:span><text:span text:style-name="T193"> : </text:span><text:span text:style-name="T146">affiche de l’aide</text:span></text:p>
            </text:list-item>
          </text:list>
        </text:list-item>
      </text:list>
      <text:list xml:id="list3252041742" text:style-name="L21">
        <text:list-item>
          <text:list>
            <text:list-item>
              <text:p text:style-name="P300"><text:span text:style-name="T102">D</text:span><text:span text:style-name="T100">ouble</text:span><text:span text:style-name="T101"> clic</text:span><text:span text:style-name="T144"> sur le marqueur d’un</text:span><text:span text:style-name="T196">e</text:span><text:span text:style-name="T144"> ruche affiche une popup avec son nom, </text:span><text:span text:style-name="T191">le nom de l’essaim</text:span><text:span text:style-name="T144"> et la liste de</text:span><text:span text:style-name="T191">s hausses</text:span><text:span text:style-name="T144">. </text:span><text:span text:style-name="T145">Si on clique sur le nom </text:span><text:span text:style-name="T191">de la ruche</text:span><text:span text:style-name="T145">, cela affiche </text:span><text:span text:style-name="T191">la page de détail de la ruche.</text:span></text:p>
            </text:list-item>
          </text:list>
        </text:list-item>
      </text:list>
      <text:list xml:id="list164414175959636" text:continue-list="list164415279425291" text:style-name="L11">
        <text:list-item>
          <text:list>
            <text:list-item>
              <text:p text:style-name="P301"><text:span text:style-name="T99">Clic</text:span> sur le marqueur d’un<text:span text:style-name="T196">e</text:span> ruche pour l<text:span text:style-name="T196">a</text:span> sélectionner, puis clic pour le déplacer <text:span text:style-name="T252">(seulement si la case "Marqueurs fixes" est décochée)</text:span>. Clic sur le fond de carte pour désélectionner le marqueur.</text:p>
            </text:list-item>
            <text:list-item>
              <text:p text:style-name="P272"><text:span text:style-name="T113">Recherche </text:span><text:span text:style-name="T193">: <text:s/></text:span><text:span text:style-name="T141">tapez </text:span><text:span text:style-name="T191">le</text:span><text:span text:style-name="T141"> nom d’un</text:span><text:span text:style-name="T191">e</text:span><text:span text:style-name="T141"> ruche </text:span><text:span text:style-name="T191">ou d’un essaim</text:span><text:span text:style-name="T141"> puis Entrée. La popup d</text:span><text:span text:style-name="T191">e la</text:span><text:span text:style-name="T141"> ruche trouvée s’ouvre. </text:span><text:span text:style-name="T191">Le nom doit être saisi complètement. La saisie est insensible à la casse.</text:span></text:p>
            </text:list-item>
            <text:list-item>
              <text:p text:style-name="P273"><text:span text:style-name="T113">Marqueurs fixes</text:span><text:span text:style-name="T193"> : </text:span><text:span text:style-name="T141">si cette case est dé-cochée, on peut déplacer les ruches. Attention l</text:span><text:span text:style-name="T192">e déplacement d’une ruche</text:span><text:span text:style-name="T141"> est enregistré dés que l’on relâche le bouton de la souris.</text:span></text:p>
            </text:list-item>
            <text:list-item>
              <text:p text:style-name="P302">Les contrôles des cartes IGN : </text:p>
              <text:list>
                <text:list-item>
                  <text:p text:style-name="P225">Zoom, <text:s/></text:p>
                </text:list-item>
                <text:list-item>
                  <text:p text:style-name="P225">Bascule en plein écran, </text:p>
                </text:list-item>
                <text:list-item>
                  <text:p text:style-name="P274"><text:span text:style-name="T60">Gestion de couches. </text:span><text:span text:style-name="T78">Dessin : les objets dessinés avec "Annoter la carte", </text:span><text:span text:style-name="T79">Cercles</text:span><text:span text:style-name="T80"> : </text:span><text:span text:style-name="T78">les cercles de distance de butinage</text:span><text:span text:style-name="T79">, Parcours</text:span><text:span text:style-name="T80"> : </text:span><text:span text:style-name="T78">le dessin du parcours des ruches</text:span><text:span text:style-name="T79">, Ruches, P</text:span><text:span text:style-name="T60">arcelles cadastrales, </text:span><text:span text:style-name="T79">c</text:span><text:span text:style-name="T60">arte IGN, </text:span><text:span text:style-name="T79">P</text:span><text:span text:style-name="T60">hotographies aériennes, <text:s/></text:span></text:p>
                </text:list-item>
                <text:list-item>
                  <text:p text:style-name="P227">Calculer un profil, </text:p>
                </text:list-item>
                <text:list-item>
                  <text:p text:style-name="P227">Mesurer une distance, une surface, un azimut. </text:p>
                </text:list-item>
                <text:list-item>
                  <text:p text:style-name="P227"><text:soft-page-break/>Altitude d’un point.</text:p>
                </text:list-item>
              </text:list>
            </text:list-item>
            <text:list-item>
              <text:p text:style-name="P275"><text:span text:style-name="T61">Annoter la carte : permet de dessiner des marqueurs, des polylignes et des polygones avec un texte de description. Ce texte est affiché par un clic droit sur le dessin. Le dessin peut être enregistré en base </text:span><text:span text:style-name="T81">en cliquant sur le</text:span><text:span text:style-name="T61"> bouton </text:span><text:span text:style-name="T81">"Enregistrer le dessin".</text:span></text:p>
            </text:list-item>
          </text:list>
        </text:list-item>
      </text:list>
      <text:p text:style-name="P142"><text:span text:style-name="T61">L</text:span><text:span text:style-name="T35">es boutons</text:span></text:p>
      <text:list xml:id="list3909181503" text:style-name="L22">
        <text:list-item>
          <text:list>
            <text:list-item>
              <text:p text:style-name="P304"><text:span text:style-name="T86">R</text:span><text:span text:style-name="T87">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30">Enregistrer le dessin pour enregistrer en base de donnée les dessins réalisés sur la carte (voir contrôle "Annoter la carte").</text:p>
            </text:list-item>
            <text:list-item>
              <text:p text:style-name="P223">Export GPX : génère un fichier au format GPX des ruches et du parcours.</text:p>
            </text:list-item>
            <text:list-item>
              <text:p text:style-name="P231">Export KML : génère un fichier au format KML des ruches et du parcours.</text:p>
            </text:list-item>
          </text:list>
        </text:list-item>
      </text:list>
      <text:p text:style-name="P160">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list xml:id="list164414225231288" text:continue-list="list164414175959636" text:style-name="L11">
        <text:list-item>
          <text:p text:style-name="P214"><text:span text:style-name="T115">Carte </text:span><text:span text:style-name="T99">OpenStreetMap</text:span> :</text:p>
        </text:list-item>
      </text:list>
      <text:p text:style-name="P144"><text:span text:style-name="T140">Affiche une carte </text:span><text:span text:style-name="T64">OpenStreetMap</text:span><text:span text:style-name="T140"> avec des marqueurs à l’emplacement des ruches.</text:span></text:p>
      <text:p text:style-name="P139">Les contrôles :</text:p>
      <text:list xml:id="list164415566318255" text:continue-list="list1241398527" text:style-name="L20">
        <text:list-item>
          <text:list>
            <text:list-item>
              <text:p text:style-name="P299"><text:span text:style-name="T113">?</text:span><text:span text:style-name="T193"> : </text:span><text:span text:style-name="T146">affiche de l’aide</text:span></text:p>
            </text:list-item>
          </text:list>
        </text:list-item>
      </text:list>
      <text:list xml:id="list247668166" text:style-name="L23">
        <text:list-item>
          <text:list>
            <text:list-item>
              <text:p text:style-name="P305"><text:span text:style-name="T102">D</text:span><text:span text:style-name="T100">ouble</text:span><text:span text:style-name="T101"> clic</text:span><text:span text:style-name="T144"> sur le marqueur d’un</text:span><text:span text:style-name="T196">e</text:span><text:span text:style-name="T144"> ruche affiche une popup avec son nom, </text:span><text:span text:style-name="T191">le nom de l’essaim</text:span><text:span text:style-name="T144"> et la liste de</text:span><text:span text:style-name="T191">s hausses</text:span><text:span text:style-name="T144">. </text:span><text:span text:style-name="T145">Si on clique sur le nom </text:span><text:span text:style-name="T191">de la ruche</text:span><text:span text:style-name="T145">, cela affiche </text:span><text:span text:style-name="T191">la page de détail de la ruche.</text:span></text:p>
            </text:list-item>
          </text:list>
        </text:list-item>
      </text:list>
      <text:list xml:id="list3096344463" text:style-name="L24">
        <text:list-item>
          <text:list>
            <text:list-item>
              <text:p text:style-name="P303"><text:span text:style-name="T99">Clic</text:span> sur le marqueur d’un<text:span text:style-name="T196">e</text:span> ruche pour l<text:span text:style-name="T196">a</text:span> sélectionner, puis clic pour le déplacer <text:span text:style-name="T252">(seulement si la case "Marqueurs fixes" est décochée)</text:span>. Clic sur le fond de carte pour désélectionner le marqueur.</text:p>
            </text:list-item>
            <text:list-item>
              <text:p text:style-name="P306"><text:span text:style-name="T113">Recherche </text:span><text:span text:style-name="T193">: <text:s/></text:span><text:span text:style-name="T141">tapez </text:span><text:span text:style-name="T191">le</text:span><text:span text:style-name="T141"> nom d’un</text:span><text:span text:style-name="T191">e</text:span><text:span text:style-name="T141"> ruche </text:span><text:span text:style-name="T191">ou d’un essaim</text:span><text:span text:style-name="T141"> puis Entrée. La popup d</text:span><text:span text:style-name="T191">e la</text:span><text:span text:style-name="T141"> ruche trouvée s’ouvre. </text:span><text:span text:style-name="T191">Le nom doit être saisi complètement. La saisie est insensible à la casse.</text:span></text:p>
            </text:list-item>
            <text:list-item>
              <text:p text:style-name="P307"><text:span text:style-name="T113">Marqueurs fixes</text:span><text:span text:style-name="T193"> : </text:span><text:span text:style-name="T141">si cette case est dé-cochée, on peut déplacer les ruches. Attention l</text:span><text:span text:style-name="T192">e déplacement d’une ruche</text:span><text:span text:style-name="T141"> est enregistré dés que l’on relâche le bouton de la souris.</text:span></text:p>
            </text:list-item>
            <text:list-item>
              <text:p text:style-name="P308"><text:span text:style-name="T197">Les contrôles des cartes </text:span><text:span text:style-name="T198">OSM :</text:span><text:span text:style-name="T197"> </text:span></text:p>
              <text:list>
                <text:list-item>
                  <text:p text:style-name="P226">Zoom, <text:s/></text:p>
                </text:list-item>
                <text:list-item>
                  <text:p text:style-name="P226">Bascule en plein écran, </text:p>
                </text:list-item>
                <text:list-item>
                  <text:p text:style-name="P308"><text:span text:style-name="T60">Gestion de couches (</text:span><text:span text:style-name="T82">Dessin, Cercles, P</text:span><text:span text:style-name="T63">arcours, </text:span><text:span text:style-name="T82">R</text:span><text:span text:style-name="T60">uches, </text:span><text:span text:style-name="T65">O</text:span><text:span text:style-name="T82">penStreetMap</text:span><text:span text:style-name="T60">), <text:s/></text:span></text:p>
                </text:list-item>
                <text:list-item>
                  <text:p text:style-name="P228">Mesurer une distance, une surface, un azimut.</text:p>
                </text:list-item>
              </text:list>
            </text:list-item>
            <text:list-item>
              <text:p text:style-name="P229"><text:soft-page-break/>Annoter la carte : permet de dessiner des marqueurs, des polylignes et des polygones avec un texte de description. Ce texte est affiché par un clic droit sur le dessin. Le dessin peut être enregistré en base par un bouton.</text:p>
            </text:list-item>
          </text:list>
        </text:list-item>
      </text:list>
      <text:p text:style-name="P143"><text:span text:style-name="T61">L</text:span><text:span text:style-name="T35">es boutons</text:span></text:p>
      <text:list xml:id="list146096987" text:style-name="L25">
        <text:list-item>
          <text:list>
            <text:list-item>
              <text:p text:style-name="P309"><text:span text:style-name="T86">R</text:span><text:span text:style-name="T87">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310"><text:span text:style-name="T62">E</text:span><text:span text:style-name="T35">nregistrer le dessin pour enregistrer en base de donnée les dessins réalisés sur la carte (voir contrôle "Annoter la carte").</text:span></text:p>
            </text:list-item>
            <text:list-item>
              <text:p text:style-name="P311"><text:span text:style-name="T62">E</text:span><text:span text:style-name="T35">xport PNG : génère un fichier au format PNG de la carte</text:span></text:p>
            </text:list-item>
            <text:list-item>
              <text:p text:style-name="P312"><text:span text:style-name="T35">Export PDF : </text:span><text:span text:style-name="T65">génère un fichier au format P</text:span><text:span text:style-name="T35">DF</text:span><text:span text:style-name="T65"> de la carte. </text:span><text:span text:style-name="T66">Les dimensions (A4/A3) et la résolution (72, 150 ou 300dpi) sont réglables.</text:span></text:p>
            </text:list-item>
            <text:list-item>
              <text:p text:style-name="P224">Export GPX : génère un fichier au format GPX des ruches et du parcours.</text:p>
            </text:list-item>
            <text:list-item>
              <text:p text:style-name="P232">Export KML : génère un fichier au format KML des ruches et du parcours.</text:p>
            </text:list-item>
          </text:list>
        </text:list-item>
      </text:list>
      <text:p text:style-name="P161">Couche cercles comme pour la carte IGN.</text:p>
      <text:p text:style-name="P12"/>
      <text:list xml:id="list164414057893576" text:continue-list="list164414225231288" text:style-name="L11">
        <text:list-item>
          <text:p text:style-name="P213">Événements</text:p>
          <text:list>
            <text:list-item>
              <text:p text:style-name="P213">Liste : <text:span text:style-name="T229">affiche la liste des événements qui référencent ce rucher.</text:span></text:p>
            </text:list-item>
            <text:list-item>
              <text:p text:style-name="P215">Création : </text:p>
              <text:list>
                <text:list-item>
                  <text:p text:style-name="P276"><text:span text:style-name="T35">Commentaire : </text:span><text:span text:style-name="T47">pour créer un événement "Commentaire </text:span><text:span text:style-name="T67">rucher</text:span><text:span text:style-name="T47">". </text:span><text:span text:style-name="T49">Saisir la date et le commentaire dans le formulaire.</text:span></text:p>
                </text:list-item>
              </text:list>
            </text:list-item>
          </text:list>
        </text:list-item>
      </text:list>
      <text:h text:style-name="P168" text:outline-level="1"/>
      <text:h text:style-name="P171" text:outline-level="1"><text:bookmark-start text:name="__RefHeading___Toc1102_1613789997"/>Récoltes<text:bookmark-end text:name="__RefHeading___Toc1102_1613789997"/></text:h>
      <text:p text:style-name="P53">Une récolte consiste en l’extraction du miel d’une série de hausses.</text:p>
      <text:p text:style-name="P53">Les hausses doivent être dans leur situation de production dans le logiciel, c’est à dire sur la ruche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54">Après leur affectation à la récolte, les hausses peuvent être enlevées de leurs ruches.</text:p>
      <text:h text:style-name="Heading_20_2" text:outline-level="2"><text:bookmark-start text:name="__RefHeading___Toc1104_1613789997"/>Liste<text:bookmark-end text:name="__RefHeading___Toc1104_1613789997"/></text:h>
      <text:p text:style-name="P50">L<text:span text:style-name="T17">a liste</text:span> peut être exportée au format CSV ou PDF, imprimée, triée, filtrée, paginée. Les colonnes peuvent être masquées/affichées.</text:p>
      <text:p text:style-name="P50"><text:span text:style-name="T16">La liste des </text:span><text:span text:style-name="T172">récoltes</text:span><text:span text:style-name="T16"> affiche les champs suivants :</text:span></text:p>
      <text:list xml:id="list2444850233" text:style-name="L26">
        <text:list-item>
          <text:p text:style-name="P313">Date : la date de la récolte</text:p>
        </text:list-item>
        <text:list-item>
          <text:p text:style-name="P313">Rucher : le ou les ruchers dans lesquels les hausses récoltées se trouvaient</text:p>
        </text:list-item>
        <text:list-item>
          <text:p text:style-name="P313">Type de miel : le type de miel (Toute fleurs, Lavande, Garrigue...) </text:p>
        </text:list-item>
        <text:list-item>
          <text:p text:style-name="P313">Poids de miel mis en pot : <text:span text:style-name="T173">en kg</text:span></text:p>
        </text:list-item>
        <text:list-item>
          <text:p text:style-name="P313">Commentaire</text:p>
        </text:list-item>
      </text:list>
      <text:p text:style-name="P8"/>
      <text:h text:style-name="Heading_20_2" text:outline-level="2"><text:bookmark-start text:name="__RefHeading___Toc1106_1613789997"/>Création<text:bookmark-end text:name="__RefHeading___Toc1106_1613789997"/></text:h>
      <text:p text:style-name="P72"><text:span text:style-name="T5">Vous pouvez créer un</text:span><text:span text:style-name="T224">e nouvelle récolte</text:span><text:span text:style-name="T5"> en cliquant sur le "+" dans la liste des </text:span><text:span text:style-name="T224">récoltes</text:span><text:span text:style-name="T5">.</text:span></text:p>
      <text:p text:style-name="P30">Le formulaire de création présente les champs suivants :</text:p>
      <text:list xml:id="list3662243593" text:style-name="L27">
        <text:list-item>
          <text:p text:style-name="P314">Date</text:p>
        </text:list-item>
        <text:list-item>
          <text:p text:style-name="P314">Type de miel</text:p>
        </text:list-item>
        <text:list-item>
          <text:p text:style-name="P314">Poids de miel : <text:span text:style-name="T199">le poids de miel mis en pot. Normalement inconnu au moment de la création. Laisse ce champ vide.</text:span></text:p>
        </text:list-item>
        <text:list-item>
          <text:p text:style-name="P314">Commentaire</text:p>
        </text:list-item>
      </text:list>
      <text:h text:style-name="Heading_20_2" text:outline-level="2"><text:bookmark-start text:name="__RefHeading___Toc2109_1915135085"/>Statistiques production essaim/récolte<text:bookmark-end text:name="__RefHeading___Toc2109_1915135085"/></text:h>
      <text:p text:style-name="P55">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1108_1613789997"/>Détail d'une récolte<text:bookmark-end text:name="__RefHeading___Toc1108_1613789997"/></text:h>
      <text:p text:style-name="P51"><text:span text:style-name="T130">On accède </text:span><text:span text:style-name="T162">à cette page</text:span><text:span text:style-name="T130"> en cliquant sur le nom d’une </text:span><text:span text:style-name="T174">récolte dans la liste des récoltes</text:span><text:span text:style-name="T9">. </text:span><text:span text:style-name="T152">Elle donne une synthèse de l</text:span><text:span text:style-name="T174">a récolte</text:span><text:span text:style-name="T166"> :</text:span></text:p>
      <text:p text:style-name="P51"><text:soft-page-break/><text:span text:style-name="T111">Tableau</text:span><text:span text:style-name="T105"> </text:span><text:span text:style-name="T103">d</text:span><text:span text:style-name="T105">es caractéristiques d</text:span><text:span text:style-name="T112">e</text:span><text:span text:style-name="T110"> </text:span><text:span text:style-name="T112">la récolte :</text:span></text:p>
      <text:p text:style-name="P133">Type de miel</text:p>
      <text:p text:style-name="P133">Rucher</text:p>
      <text:p text:style-name="P133">Poids de miel hausses : <text:span text:style-name="T174">la somme des poids de miel résultants du pesage des hausses</text:span></text:p>
      <text:p text:style-name="P133">Poids de miel mis en pot</text:p>
      <text:p text:style-name="P133">Commentaire</text:p>
      <text:p text:style-name="P133">Ruches : <text:span text:style-name="T174">le nombre de ruches concernées par cette récolte</text:span></text:p>
      <text:p text:style-name="P133">Poids de miel moyen par ruche : <text:span text:style-name="T174">en kg</text:span></text:p>
      <text:p text:style-name="P105"><text:span text:style-name="T99">Tableau des hausses de la récolte </text:span>:</text:p>
      <text:list xml:id="list3986900634" text:style-name="L28">
        <text:list-item>
          <text:p text:style-name="P315">Hausse : le nom de la hausse récoltée</text:p>
        </text:list-item>
        <text:list-item>
          <text:p text:style-name="P315">Ruche : le nom de la ruche sur laquelle était cette hausse avant récolte</text:p>
        </text:list-item>
        <text:list-item>
          <text:p text:style-name="P315">Essaim : le nom de l’essaim</text:p>
        </text:list-item>
        <text:list-item>
          <text:p text:style-name="P315">Rucher : le nom du rucher</text:p>
        </text:list-item>
        <text:list-item>
          <text:p text:style-name="P315">Poids de miel : le poids de miel en kg récolté dans cette hausse</text:p>
        </text:list-item>
        <text:list-item>
          <text:p text:style-name="P315">Poids avant récolte : poids de la hausse en kg avant récolte</text:p>
        </text:list-item>
        <text:list-item>
          <text:p text:style-name="P315">Poids après récolte : poids de la hausse en kg après récolte</text:p>
        </text:list-item>
      </text:list>
      <text:p text:style-name="P105"/>
      <text:p text:style-name="P106"><text:span text:style-name="T170">Les boutons d’action en haut à droite de la page </text:span><text:span text:style-name="T157">détail d’un</text:span><text:span text:style-name="T175">e récolte :</text:span></text:p>
      <text:list xml:id="list188516937" text:style-name="L29">
        <text:list-item>
          <text:p text:style-name="P316"><text:span text:style-name="T35">Modifier : </text:span><text:span text:style-name="T55">modifier la récolte</text:span></text:p>
        </text:list-item>
      </text:list>
      <text:p text:style-name="P150"><text:span text:style-name="T55">Date, </text:span>Type de miel, Poids de miel, <text:span text:style-name="T35">Commentaire</text:span></text:p>
      <text:list xml:id="list164415097489608" text:continue-numbering="true" text:style-name="L29">
        <text:list-item>
          <text:p text:style-name="P233">Choix des hausses : </text:p>
        </text:list-item>
      </text:list>
      <text:p text:style-name="P165"><text:span text:style-name="T74">pour ajouter ou retirer des hausses à la récolte, </text:span><text:span text:style-name="T75">cliquer dans les lignes pour les sélectionner puis cliquer sur le lien "Ajouter des hausses" ou "Retirer des hausses. </text:span><text:span text:style-name="T76">Sélection des lignes :</text:span></text:p>
      <text:list xml:id="list164414297331486" text:continue-list="list1456686435" text:style-name="L8">
        <text:list-item>
          <text:list>
            <text:list-item>
              <text:list>
                <text:list-item>
                  <text:list>
                    <text:list-item>
                      <text:list>
                        <text:list-item>
                          <text:p text:style-name="P253">cliquer dans une zone de la ligne qui n’a pas de lien</text:p>
                        </text:list-item>
                        <text:list-item>
                          <text:p text:style-name="P253">utiliser "control click" pour ajouter ou retirer une ligne à la sélection</text:p>
                        </text:list-item>
                        <text:list-item>
                          <text:p text:style-name="P235">utiliser "majuscule click" pour ajouter une série de lignes qui se suivent.</text:p>
                        </text:list-item>
                      </text:list>
                    </text:list-item>
                  </text:list>
                </text:list-item>
              </text:list>
            </text:list-item>
          </text:list>
        </text:list-item>
      </text:list>
      <text:p text:style-name="P166">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list xml:id="list164414275036890" text:continue-list="list164415097489608" text:style-name="L29">
        <text:list-item>
          <text:p text:style-name="P234">Retrait des hausses :</text:p>
        </text:list-item>
      </text:list>
      <text:p text:style-name="P149"><text:soft-page-break/>Cette action retire tous les hausses de la récolte de leurs ruches. Il ne faut pas l’utiliser après que les hausses aient été réaffectées à des ruches.</text:p>
      <text:list xml:id="list164414175850547" text:continue-numbering="true" text:style-name="L29">
        <text:list-item>
          <text:p text:style-name="P234">Statistiques : <text:span text:style-name="T176">affiche un diagramme en camembert indiquant la part de chaque essaim dans la production de miel de la récolte. </text:span><text:span text:style-name="T246">En cliquant sur un secteur du camembert on affiche le nom de l’essaim, le poids de miel produit et le pourcentage que représente ce poids par rapport à la récolte. En cliquant sur un des items de la légende on enlève le secteur correspondant du camembert.</text:span></text:p>
        </text:list-item>
        <text:list-item>
          <text:p text:style-name="P234">Supprimer : <text:span text:style-name="T177">supprime complètement la récolte et ses hausses de production.</text:span></text:p>
        </text:list-item>
      </text:list>
      <text:h text:style-name="P168" text:outline-level="1"/>
      <text:h text:style-name="P171" text:outline-level="1"><text:bookmark-start text:name="__RefHeading___Toc1110_1613789997"/>Événements<text:bookmark-end text:name="__RefHeading___Toc1110_1613789997"/></text:h>
      <text:p text:style-name="P56">Les événements permettent de mémoriser les actions ou les remarques sur les ruches, ruchers, hausses et essaims.</text:p>
      <text:p text:style-name="P56">Les types d'événements sont </text:p>
      <text:list xml:id="list3918199333" text:style-name="L30">
        <text:list-item>
          <text:p text:style-name="P317">pour les ruches : commentaire, <text:span text:style-name="T200">pesée et modification des cadres</text:span></text:p>
        </text:list-item>
        <text:list-item>
          <text:p text:style-name="P317">pour les essaims : commentaire, <text:span text:style-name="T200">ajout de sucre, traitement (varroa),</text:span></text:p>
        </text:list-item>
      </text:list>
      <text:p text:style-name="P153">pesée et modification des cadres </text:p>
      <text:list xml:id="list164414874184075" text:continue-numbering="true" text:style-name="L30">
        <text:list-item>
          <text:p text:style-name="P317">pour les hausses : commentaire et remplissage</text:p>
        </text:list-item>
        <text:list-item>
          <text:p text:style-name="P317">pour les ruchers : commentaire</text:p>
        </text:list-item>
      </text:list>
      <text:p text:style-name="P57">D'autres événements sont créés lorsque l'on effectue certaines actions :</text:p>
      <text:list xml:id="list1290628714" text:style-name="L31">
        <text:list-item>
          <text:p text:style-name="P318">Ajout d'une ruche dans un rucher</text:p>
        </text:list-item>
        <text:list-item>
          <text:p text:style-name="P318">Essaim mis dans une ruche</text:p>
        </text:list-item>
        <text:list-item>
          <text:p text:style-name="P318">Ajout de hausse sur une ruche</text:p>
        </text:list-item>
        <text:list-item>
          <text:p text:style-name="P318">Retrait d'une hausse d'une ruche</text:p>
        </text:list-item>
        <text:list-item>
          <text:p text:style-name="P318">Dispersion d'un essaim</text:p>
        </text:list-item>
      </text:list>
      <text:h text:style-name="P178" text:outline-level="2"><text:bookmark-start text:name="__RefHeading___Toc1566_1905309782"/>Liste<text:bookmark-end text:name="__RefHeading___Toc1566_1905309782"/></text:h>
      <text:p text:style-name="P58">Des listes spécifiques d’événements sont disponibles dans les différents menus.</text:p>
      <text:p text:style-name="P58">Dans la page de détail d’un essaim par exemple, la liste des événements listera uniquement les événements de l’essaim.</text:p>
      <text:p text:style-name="P58"><text:span text:style-name="T245">L</text:span>e menu principal Événements <text:span text:style-name="T245">affiche des sous-menus pour</text:span> lister tous les événements ou uniquement les événements d’un certain type.</text:p>
      <text:p text:style-name="P80">Un filtre permet de n’afficher que les événements pour une certaine période de temps dans ces listes (moins d’un an, d’un mois, d’une semaine…).</text:p>
      <text:p text:style-name="P79">La liste de tous les événements affiche les champs suivants :</text:p>
      <text:list xml:id="list1388279501" text:style-name="L32">
        <text:list-item>
          <text:p text:style-name="P319">Date : <text:span text:style-name="T201">la date de l’événement</text:span></text:p>
        </text:list-item>
        <text:list-item>
          <text:p text:style-name="P319">Événement : <text:span text:style-name="T201">le type de l’événement</text:span></text:p>
        </text:list-item>
        <text:list-item>
          <text:p text:style-name="P319">Ruche</text:p>
        </text:list-item>
        <text:list-item>
          <text:p text:style-name="P319">Essaim</text:p>
        </text:list-item>
        <text:list-item>
          <text:p text:style-name="P319">Rucher</text:p>
        </text:list-item>
        <text:list-item>
          <text:p text:style-name="P319">Hausse</text:p>
        </text:list-item>
        <text:list-item>
          <text:p text:style-name="P319">Valeur</text:p>
        </text:list-item>
        <text:list-item>
          <text:p text:style-name="P319">Commentaire</text:p>
        </text:list-item>
      </text:list>
      <text:p text:style-name="P78"><text:soft-page-break/>Les listes spécifiques à un type d’événement <text:span text:style-name="T242">disponibles dans le menu Événements</text:span> sont :</text:p>
      <text:list xml:id="list3463446311" text:style-name="L33">
        <text:list-item>
          <text:p text:style-name="P321">Sucre</text:p>
        </text:list-item>
        <text:list-item>
          <text:p text:style-name="P321">Traitement varroa : <text:span text:style-name="T243">affiche les événements début de traitement</text:span></text:p>
        </text:list-item>
        <text:list-item>
          <text:p text:style-name="P321">Poids ruche : <text:span text:style-name="T240">affiche le poids mesuré en kg, le poids de la ruche vide et la différence (permettant d’estimer les réserves pour l’hiver)</text:span></text:p>
        </text:list-item>
        <text:list-item>
          <text:p text:style-name="P321">Cadre ruche</text:p>
        </text:list-item>
        <text:list-item>
          <text:p text:style-name="P321">Remplissage hausse</text:p>
        </text:list-item>
        <text:list-item>
          <text:p text:style-name="P320"><text:span text:style-name="T239">Ajout d’une </text:span><text:span text:style-name="T241">ruche dans un rucher</text:span></text:p>
        </text:list-item>
      </text:list>
      <text:h text:style-name="P179" text:outline-level="2"><text:bookmark-start text:name="__RefHeading___Toc1568_1905309782"/>Création<text:bookmark-end text:name="__RefHeading___Toc1568_1905309782"/></text:h>
      <text:p text:style-name="P14">Des créations spécifiques d’événements sont disponibles dans les différents menus.</text:p>
      <text:p text:style-name="P59"><text:span text:style-name="T34">Dans la page de détail d’un essaim par exemple, </text:span><text:span text:style-name="T88">on aura accès à la création d’un événement "Traitement" ou "Sucre" pour l’essaim concerné.</text:span></text:p>
      <text:p text:style-name="P14">À partir de la liste de tous les événements, on peut créer un événement librement en choisissant tous les champ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On accède <text:span text:style-name="T162">à cette page</text:span> en cliquant sur l<text:span text:style-name="T202">a date d’un événement dans leur liste.</text:span></text:p>
      <text:p text:style-name="P107"><text:span text:style-name="T170">Les boutons d’action en haut à droite de la page </text:span><text:span text:style-name="T157">détail d’un </text:span><text:span text:style-name="T169">rucher:</text:span></text:p>
      <text:list xml:id="list164414494070009" text:continue-list="list164414057893576" text:style-name="L11">
        <text:list-item>
          <text:p text:style-name="P277">Modifier : <text:span text:style-name="T39">l</text:span><text:span text:style-name="T40">es champs affichés sont les mêmes que pour la créatio</text:span><text:span text:style-name="T39">n</text:span></text:p>
        </text:list-item>
        <text:list-item>
          <text:p text:style-name="P322">Supprimer : <text:span text:style-name="T132">pour supprimer l’</text:span><text:span text:style-name="T203">événement</text:span><text:span text:style-name="T132">.</text:span></text:p>
        </text:list-item>
      </text:list>
      <text:p text:style-name="P13"/>
      <text:h text:style-name="P168" text:outline-level="1"/>
      <text:h text:style-name="P171" text:outline-level="1"><text:bookmark-start text:name="__RefHeading___Toc1116_1613789997"/>Personnes<text:bookmark-end text:name="__RefHeading___Toc1116_1613789997"/></text:h>
      <text:p text:style-name="P60">Les personnes servent en tant que contact d’un rucher ou pour l’authentification dans le logiciel.</text:p>
      <text:h text:style-name="P181" text:outline-level="2"><text:bookmark-start text:name="__RefHeading___Toc1570_1905309782"/>Liste<text:bookmark-end text:name="__RefHeading___Toc1570_1905309782"/></text:h>
      <text:p text:style-name="P62">L<text:span text:style-name="T17">a liste</text:span> peut être exportée au format CSV ou PDF, imprimée, triée, filtrée, paginée. Les colonnes peuvent être masquées/affichées.</text:p>
      <text:p text:style-name="P62"><text:span text:style-name="T16">La liste des </text:span><text:span text:style-name="T204">personnes</text:span><text:span text:style-name="T16"> affiche les champs suivants :</text:span></text:p>
      <text:list xml:id="list693740746" text:style-name="L34">
        <text:list-item>
          <text:p text:style-name="P323">Nom</text:p>
        </text:list-item>
        <text:list-item>
          <text:p text:style-name="P323">Prénom</text:p>
        </text:list-item>
        <text:list-item>
          <text:p text:style-name="P323">Email : <text:span text:style-name="T205">il sert au utilisateurs du logiciel en cas d’oubli de leur mot de passe</text:span></text:p>
        </text:list-item>
        <text:list-item>
          <text:p text:style-name="P323">Adresse</text:p>
        </text:list-item>
        <text:list-item>
          <text:p text:style-name="P323">Login : renseigné si la personne a le droit de se connecter au logiciel</text:p>
        </text:list-item>
        <text:list-item>
          <text:p text:style-name="P323">Rôle : le rôle "admin" donne le droit de modifier les comptes de autres utilisateurs <text:span text:style-name="T207">et de d’effectuer des opérations de maintenance sur le logiciel.</text:span></text:p>
        </text:list-item>
      </text:list>
      <text:p text:style-name="P61"/>
      <text:h text:style-name="P180" text:outline-level="2"><text:bookmark-start text:name="__RefHeading___Toc1572_1905309782"/>Création<text:bookmark-end text:name="__RefHeading___Toc1572_1905309782"/></text:h>
      <text:p text:style-name="P73"><text:span text:style-name="T5">Vous pouvez créer un </text:span><text:span text:style-name="T221">nou</text:span><text:span text:style-name="T225">velle personne</text:span><text:span text:style-name="T5"> en cliquant sur le "+" dans la liste des </text:span><text:span text:style-name="T225">personnes</text:span><text:span text:style-name="T5">.</text:span></text:p>
      <text:p text:style-name="P31">Le formulaire de création présente les champs suivants :</text:p>
      <text:p text:style-name="P151">Nom</text:p>
      <text:p text:style-name="P151">Prénom</text:p>
      <text:p text:style-name="P151">Emai<text:span text:style-name="T206">l</text:span></text:p>
      <text:p text:style-name="P151">Adresse</text:p>
      <text:p text:style-name="P151">Login</text:p>
      <text:p text:style-name="P151">Password</text:p>
      <text:p text:style-name="P151">Rôles : <text:span text:style-name="T208">"admin" si l’utilisateur est admin, sinon donner lui un rôle quelconque, par exemple "non_admin"</text:span></text:p>
      <text:p text:style-name="P151">Active</text:p>
      <text:h text:style-name="Heading_20_2" text:outline-level="2"><text:bookmark-start text:name="__RefHeading___Toc1120_1613789997"/>Détail d'une personne<text:bookmark-end text:name="__RefHeading___Toc1120_1613789997"/></text:h>
      <text:p text:style-name="P77">On accède à cette page en cliquant sur le nom d’une personne.</text:p>
      <text:p text:style-name="P63">Premier tableau : Email, adresse, login et rôle</text:p>
      <text:p text:style-name="P63">Deuxième tableau : la liste des ruchers dont la personne est le contact</text:p>
      <text:p text:style-name="P108"><text:soft-page-break/><text:span text:style-name="T170">Les boutons d’action en haut à droite de la page </text:span><text:span text:style-name="T157">détail d’un</text:span><text:span text:style-name="T235">e personne :</text:span></text:p>
      <text:list xml:id="list164414014532547" text:continue-list="list164415885705779" text:style-name="L3">
        <text:list-item>
          <text:p text:style-name="P202"><text:span text:style-name="T35">Modifier : </text:span><text:span text:style-name="T40">les champs affichés sont les mêmes que pour la création</text:span></text:p>
        </text:list-item>
        <text:list-item>
          <text:p text:style-name="P202"><text:span text:style-name="T68">S</text:span><text:span text:style-name="T35">upprimer : </text:span><text:span text:style-name="T68">suppression d’une personne</text:span></text:p>
        </text:list-item>
      </text:list>
      <text:h text:style-name="P168" text:outline-level="1"/>
      <text:h text:style-name="P174"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64">Le formulaire affiché présente les champs suivants :</text:p>
      <text:list xml:id="list1790831194" text:style-name="L35">
        <text:list-item>
          <text:p text:style-name="P324"><text:span text:style-name="T35">Afficher les inactifs : </text:span><text:span text:style-name="T70">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90"> </text:span><text:span text:style-name="T89">Vous pouvez alors choisir un élément et le réactiver au besoin dans le formulaire de modification.</text:span></text:p>
        </text:list-item>
        <text:list-item>
          <text:p text:style-name="P324"><text:span text:style-name="T35">Afficher latitude </text:span><text:span text:style-name="T69">et </text:span><text:span text:style-name="T35">longitude </text:span><text:span text:style-name="T69">dans les listes</text:span></text:p>
        </text:list-item>
        <text:list-item>
          <text:p text:style-name="P236">Date décalée : pour saisie des événements après visite. <text:span text:style-name="T214">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215">Pour arrêter le décalage, laisser ce champ vide et Enregistrez.</text:span></text:p>
        </text:list-item>
      </text:list>
      <text:h text:style-name="P182" text:outline-level="2"><text:bookmark-start text:name="__RefHeading___Toc2758_3921109291"/><text:span text:style-name="T91">I</text:span><text:span text:style-name="T34">nfos</text:span><text:bookmark-end text:name="__RefHeading___Toc2758_3921109291"/></text:h>
      <text:p text:style-name="Text_20_body"><text:span text:style-name="T209">La page info</text:span><text:span text:style-name="T210">s</text:span><text:span text:style-name="T209"> a</text:span>ffiche des statistiques et des alertes permettant de prévoir des actions correctives à réaliser. <text:span text:style-name="T211">Elle affiche :</text:span></text:p>
      <text:list xml:id="list856470284" text:style-name="L39">
        <text:list-item>
          <text:p text:style-name="P329">Les distances de butinage : rayon et surface des cercles de butinage</text:p>
        </text:list-item>
      </text:list>
      <text:list xml:id="list3180644234" text:style-name="L36">
        <text:list-item>
          <text:p text:style-name="P326">Le nombre de ruchers en comptant le dépôt</text:p>
        </text:list-item>
        <text:list-item>
          <text:p text:style-name="P326">Le nombre de ruches et de hausses actives</text:p>
        </text:list-item>
        <text:list-item>
          <text:p text:style-name="P326">Le nombre de ruches au dépôt et le nombre de hausses qui ne sont pas posées sur des ruches</text:p>
        </text:list-item>
        <text:list-item>
          <text:p text:style-name="P326">Le nombre de ruches avec essaim et le nombre de hausses posées sur ces ruches</text:p>
        </text:list-item>
        <text:list-item>
          <text:p text:style-name="P326">Un tableau affichant des valeurs par année : </text:p>
          <text:list>
            <text:list-item>
              <text:p text:style-name="P326">Poids de miel mis en pot</text:p>
            </text:list-item>
            <text:list-item>
              <text:p text:style-name="P326">Nombre d’essaims</text:p>
            </text:list-item>
            <text:list-item>
              <text:p text:style-name="P326">Poids de miel / nombre d’essaims</text:p>
            </text:list-item>
            <text:list-item>
              <text:p text:style-name="P326">Nombre d’essaims créés dans l’année</text:p>
            </text:list-item>
            <text:list-item>
              <text:p text:style-name="P326">Nombre d’essaims dispersés dans l’année</text:p>
            </text:list-item>
            <text:list-item>
              <text:p text:style-name="P326">Poids de sucre distribué</text:p>
            </text:list-item>
            <text:list-item>
              <text:p text:style-name="P326">Nombre de traitements</text:p>
            </text:list-item>
          </text:list>
        </text:list-item>
        <text:list-item>
          <text:p text:style-name="P326"><text:span text:style-name="T212">Le nombre de </text:span>ruche(s) sans essaim qui ne sont pas au dépôt</text:p>
        </text:list-item>
        <text:list-item>
          <text:p text:style-name="P326"><text:span text:style-name="T212">Le nombre de</text:span> rucher(s) à plus de 20m du barycentre de leurs ruches</text:p>
        </text:list-item>
        <text:list-item>
          <text:p text:style-name="P326"><text:soft-page-break/><text:span text:style-name="T213">Le nombre de</text:span> ruche(s) à plus de 200m de leurs ruchers116 ruche(s) sans événement depuis 4 semaines</text:p>
        </text:list-item>
        <text:list-item>
          <text:p text:style-name="P325"><text:span text:style-name="T213">Le nombre de </text:span><text:span text:style-name="T211">ruche(s) sans événement depuis 4 semaines</text:span></text:p>
        </text:list-item>
      </text:list>
      <text:p text:style-name="P89"/>
      <text:h text:style-name="P183" text:outline-level="2"><text:bookmark-start text:name="__RefHeading___Toc3324_1733795245"/>API REST<text:bookmark-end text:name="__RefHeading___Toc3324_1733795245"/></text:h>
      <text:p text:style-name="P83">Ce menu n’est visible que pour les utilisateurs ayant un rôle Admin.</text:p>
      <text:p text:style-name="P84">Affiche dans un nouvel onglet les liens vers les points d’entrées de l’API REST de l’application.</text:p>
      <text:h text:style-name="P183" text:outline-level="2"><text:bookmark-start text:name="__RefHeading___Toc3326_1733795245"/>Déploiement du war<text:bookmark-end text:name="__RefHeading___Toc3326_1733795245"/></text:h>
      <text:p text:style-name="P83">Ce menu n’est visible que pour les utilisateurs ayant un rôle Admin.</text:p>
      <text:p text:style-name="P87"><text:span text:style-name="T261">R</text:span><text:span text:style-name="T260">e-</text:span><text:span text:style-name="T259">déplo</text:span><text:span text:style-name="T261">ie</text:span><text:span text:style-name="T259"> l’application </text:span><text:span text:style-name="T260">(mise à jour) </text:span><text:span text:style-name="T259">à partir de ses sources sur gitlab :</text:span></text:p>
      <text:p text:style-name="P85">https://gitlab.com/ruches/ruches.git</text:p>
      <text:h text:style-name="P183" text:outline-level="2"><text:bookmark-start text:name="__RefHeading___Toc3328_1733795245"/>Download dump base<text:bookmark-end text:name="__RefHeading___Toc3328_1733795245"/></text:h>
      <text:p text:style-name="P83">Ce menu n’est visible que pour les utilisateurs ayant un rôle Admin.</text:p>
      <text:p text:style-name="P86">Télécharge un dump de la base de données de l’application. Attention, il s’agit du dump du système de sauvegarde déclenché par un cron. Il est à jour pour les modifications du jour précédent.</text:p>
      <text:h text:style-name="P183" text:outline-level="2"><text:bookmark-start text:name="__RefHeading___Toc3330_1733795245"/>Download schéma base<text:bookmark-end text:name="__RefHeading___Toc3330_1733795245"/></text:h>
      <text:p text:style-name="P83">Ce menu n’est visible que pour les utilisateurs ayant un rôle Admin.</text:p>
      <text:p text:style-name="P86">Télécharge le schéma <text:s/>de la base de données de l’application.</text:p>
      <text:h text:style-name="P183" text:outline-level="2"><text:bookmark-start text:name="__RefHeading___Toc3332_1733795245"/>Logs<text:bookmark-end text:name="__RefHeading___Toc3332_1733795245"/></text:h>
      <text:p text:style-name="P83">Ce menu n’est visible que pour les utilisateurs ayant un rôle Admin.</text:p>
      <text:p text:style-name="P88">Affiche le fichier des logs de l’applic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4-20T16:44:13.530834380</dc:date>
    <meta:editing-duration>PT14H6M11S</meta:editing-duration>
    <meta:editing-cycles>342</meta:editing-cycles>
    <meta:generator>LibreOffice/7.0.5.2$Linux_X86_64 LibreOffice_project/00$Build-2</meta:generator>
    <dc:title>Documentation programme "Ruches"</dc:title>
    <meta:document-statistic meta:table-count="0" meta:image-count="0" meta:object-count="0" meta:page-count="33" meta:paragraph-count="680" meta:word-count="7921" meta:character-count="43882" meta:non-whitespace-character-count="36965"/>
  </office:meta>
</office:document-meta>
</file>